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311.84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121.41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191.4pt"/>
    </style:style>
    <style:style style:name="co10" style:family="table-column">
      <style:table-column-properties fo:break-before="auto" style:column-width="132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57.71pt" fo:break-before="auto" style:use-optimal-row-height="true"/>
    </style:style>
    <style:style style:name="ro9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istorical_Volatiliti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TIMESPAN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MIN_%</text:p>
          </table:table-cell>
          <table:table-cell office:value-type="string" calcext:value-type="string">
            <text:p>AVE_%</text:p>
          </table:table-cell>
          <table:table-cell office:value-type="string" calcext:value-type="string">
            <text:p>MAX_%</text:p>
          </table:table-cell>
        </table:table-row>
        <table:table-row table:style-name="ro1">
          <table:table-cell office:value-type="string" calcext:value-type="string">
            <text:p>GBPUSD</text:p>
          </table:table-cell>
          <table:table-cell office:value-type="string" calcext:value-type="string">
            <text:p>Jan 2009 – July 2019</text:p>
          </table:table-cell>
          <table:table-cell office:value-type="float" office:value="3600" calcext:value-type="float">
            <text:p>3600</text:p>
          </table:table-cell>
          <table:table-cell office:value-type="float" office:value="-0.58" calcext:value-type="float">
            <text:p>-0.58</text:p>
          </table:table-cell>
          <table:table-cell office:value-type="float" office:value="0.022" calcext:value-type="float">
            <text:p>0.02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EURUSD</text:p>
          </table:table-cell>
          <table:table-cell office:value-type="string" calcext:value-type="string">
            <text:p>Jan 2009 – July 2019</text:p>
          </table:table-cell>
          <table:table-cell office:value-type="float" office:value="3600" calcext:value-type="float">
            <text:p>3600</text:p>
          </table:table-cell>
          <table:table-cell office:value-type="float" office:value="-0.49" calcext:value-type="float">
            <text:p>-0.49</text:p>
          </table:table-cell>
          <table:table-cell office:value-type="float" office:value="0.019" calcext:value-type="float">
            <text:p>0.01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NZDUSD</text:p>
          </table:table-cell>
          <table:table-cell office:value-type="string" calcext:value-type="string">
            <text:p>Jan 2009 – July 2019</text:p>
          </table:table-cell>
          <table:table-cell office:value-type="float" office:value="3600" calcext:value-type="float">
            <text:p>3600</text:p>
          </table:table-cell>
          <table:table-cell office:value-type="float" office:value="-0.5" calcext:value-type="float">
            <text:p>-0.5</text:p>
          </table:table-cell>
          <table:table-cell office:value-type="float" office:value="-0.02" calcext:value-type="float">
            <text:p>-0.0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AUDUSD</text:p>
          </table:table-cell>
          <table:table-cell office:value-type="string" calcext:value-type="string">
            <text:p>Jan 2009 – July 2019</text:p>
          </table:table-cell>
          <table:table-cell office:value-type="float" office:value="3600" calcext:value-type="float">
            <text:p>3600</text:p>
          </table:table-cell>
          <table:table-cell office:value-type="float" office:value="-0.56" calcext:value-type="float">
            <text:p>-0.56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USDCAD</text:p>
          </table:table-cell>
          <table:table-cell office:value-type="string" calcext:value-type="string">
            <text:p>Jan 2009 – July 2019</text:p>
          </table:table-cell>
          <table:table-cell office:value-type="float" office:value="3600" calcext:value-type="float">
            <text:p>3600</text:p>
          </table:table-cell>
          <table:table-cell office:value-type="float" office:value="-0.45" calcext:value-type="float">
            <text:p>-0.45</text:p>
          </table:table-cell>
          <table:table-cell office:value-type="float" office:value="0.015" calcext:value-type="float">
            <text:p>0.01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USDCHF</text:p>
          </table:table-cell>
          <table:table-cell office:value-type="string" calcext:value-type="string">
            <text:p>Jan 2009 – July 2019</text:p>
          </table:table-cell>
          <table:table-cell office:value-type="float" office:value="3600" calcext:value-type="float">
            <text:p>360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USDJPY</text:p>
          </table:table-cell>
          <table:table-cell office:value-type="string" calcext:value-type="string">
            <text:p>Jan 2009 – July 2019</text:p>
          </table:table-cell>
          <table:table-cell office:value-type="float" office:value="3600" calcext:value-type="float">
            <text:p>3600</text:p>
          </table:table-cell>
          <table:table-cell office:value-type="float" office:value="-0.54" calcext:value-type="float">
            <text:p>-0.54</text:p>
          </table:table-cell>
          <table:table-cell office:value-type="float" office:value="-0.04" calcext:value-type="float">
            <text:p>-0.0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USDJPY</text:p>
          </table:table-cell>
          <table:table-cell office:value-type="string" calcext:value-type="string">
            <text:p>Jan 2009 – July 2019</text:p>
          </table:table-cell>
          <table:table-cell office:value-type="float" office:value="86400" calcext:value-type="float">
            <text:p>86400</text:p>
          </table:table-cell>
          <table:table-cell office:value-type="float" office:value="-3.84" calcext:value-type="float">
            <text:p>-3.84</text:p>
          </table:table-cell>
          <table:table-cell office:value-type="float" office:value="-0.007" calcext:value-type="float">
            <text:p>-0.00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USDJPY</text:p>
          </table:table-cell>
          <table:table-cell office:value-type="string" calcext:value-type="string">
            <text:p>Jan 2009 – July 2019</text:p>
          </table:table-cell>
          <table:table-cell office:value-type="float" office:value="60" calcext:value-type="float">
            <text:p>60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07" calcext:value-type="float">
            <text:p>0.07</text:p>
          </table:table-cell>
        </table:table-row>
      </table:table>
      <table:table table:name="eToro Currencies" table:style-name="ta1"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5"/>
        <table:table-row table:style-name="ro2">
          <table:table-cell table:style-name="ce1" office:value-type="string" calcext:value-type="string">
            <text:p>Instrument</text:p>
          </table:table-cell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Market Hours</text:p>
          </table:table-cell>
          <table:table-cell table:style-name="ce1" office:value-type="string" calcext:value-type="string">
            <text:p>Daily Break</text:p>
          </table:table-cell>
          <table:table-cell table:number-columns-repeated="2" table:style-name="ce1" office:value-type="string" calcext:value-type="string">
            <text:p>Spread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BUY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IG?</text:p>
          </table:table-cell>
          <table:table-cell office:value-type="string" calcext:value-type="string">
            <text:p>Select?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audusd" xlink:type="simple"> AUDUSDAUD/USD</text:a><text:a xlink:href="https://www.etoro.com/markets/audusd" xlink:type="simple"> </text:a></text:p>
          </table:table-cell>
          <table:table-cell table:style-name="ce2" table:formula="of:=MID([.A2];2;6)" office:value-type="string" office:string-value="AUDUSD" calcext:value-type="string">
            <text:p>AUDUS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1 Pips</text:p>
          </table:table-cell>
          <table:table-cell table:style-name="ce4" table:formula="of:=INT(LEFT([.E2];LEN([.E2])-5))" office:value-type="float" office:value="1" calcext:value-type="float">
            <text:p>1</text:p>
          </table:table-cell>
          <table:table-cell table:style-name="ce2" office:value-type="float" office:value="0.000003" calcext:value-type="float">
            <text:p>0.000003</text:p>
          </table:table-cell>
          <table:table-cell table:style-name="ce2" office:value-type="float" office:value="-0.00005" calcext:value-type="float">
            <text:p>-0.00005</text:p>
          </table:table-cell>
          <table:table-cell table:formula="of:=CHAR(34)&amp;&quot;CS.D.&quot;&amp;[.B2]&amp;&quot;.CFD.IP&quot;&amp;CHAR(34)" office:value-type="string" office:string-value="&quot;CS.D.AUDUSD.CFD.IP&quot;" calcext:value-type="string">
            <text:p>"CS.D.AUDUSD.CFD.IP"</text:p>
          </table:table-cell>
          <table:table-cell table:formula="of:=CHAR(34)&amp;&quot;CS.D.&quot;&amp;MID([.I2];10;3)&amp;MID([.I2];7;3)&amp;&quot;.CFD.IP&quot;&amp;CHAR(34)" office:value-type="string" office:string-value="&quot;CS.D.USDAUD.CFD.IP&quot;" calcext:value-type="string">
            <text:p>"CS.D.USDAUD.CFD.IP"</text:p>
          </table:table-cell>
          <table:table-cell table:formula="of:=COUNTIF([Sheet3.$C$4:.$C$565];[.I2])+COUNTIF([Sheet3.$C$4:.$C$565];[.J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usdjpy" xlink:type="simple"> USDJPYUSD/JPY</text:a><text:a xlink:href="https://www.etoro.com/markets/usdjpy" xlink:type="simple"> </text:a></text:p>
          </table:table-cell>
          <table:table-cell table:style-name="ce2" table:formula="of:=MID([.A3];2;6)" office:value-type="string" office:string-value="USDJPY" calcext:value-type="string">
            <text:p>USDJPY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2 Pips</text:p>
          </table:table-cell>
          <table:table-cell table:style-name="ce4" table:formula="of:=INT(LEFT([.E3];LEN([.E3])-5))" office:value-type="float" office:value="2" calcext:value-type="float">
            <text:p>2</text:p>
          </table:table-cell>
          <table:table-cell table:style-name="ce2" office:value-type="float" office:value="-0.000149" calcext:value-type="float">
            <text:p>-0.000149</text:p>
          </table:table-cell>
          <table:table-cell table:style-name="ce2" office:value-type="float" office:value="0.000078" calcext:value-type="float">
            <text:p>0.000078</text:p>
          </table:table-cell>
          <table:table-cell table:formula="of:=CHAR(34)&amp;&quot;CS.D.&quot;&amp;[.B3]&amp;&quot;.CFD.IP&quot;&amp;CHAR(34)" office:value-type="string" office:string-value="&quot;CS.D.USDJPY.CFD.IP&quot;" calcext:value-type="string">
            <text:p>"CS.D.USDJPY.CFD.IP"</text:p>
          </table:table-cell>
          <table:table-cell table:formula="of:=CHAR(34)&amp;&quot;CS.D.&quot;&amp;MID([.I3];10;3)&amp;MID([.I3];7;3)&amp;&quot;.CFD.IP&quot;&amp;CHAR(34)" office:value-type="string" office:string-value="&quot;CS.D.JPYUSD.CFD.IP&quot;" calcext:value-type="string">
            <text:p>"CS.D.JPYUSD.CFD.IP"</text:p>
          </table:table-cell>
          <table:table-cell table:formula="of:=COUNTIF([Sheet3.$C$4:.$C$565];[.I3])+COUNTIF([Sheet3.$C$4:.$C$565];[.J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usdcad" xlink:type="simple"> USDCADUSD/CAD</text:a><text:a xlink:href="https://www.etoro.com/markets/usdcad" xlink:type="simple"> </text:a></text:p>
          </table:table-cell>
          <table:table-cell table:style-name="ce2" table:formula="of:=MID([.A4];2;6)" office:value-type="string" office:string-value="USDCAD" calcext:value-type="string">
            <text:p>USDCAD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3 Pips</text:p>
          </table:table-cell>
          <table:table-cell table:style-name="ce4" table:formula="of:=INT(LEFT([.E4];LEN([.E4])-5))" office:value-type="float" office:value="3" calcext:value-type="float">
            <text:p>3</text:p>
          </table:table-cell>
          <table:table-cell table:style-name="ce2" office:value-type="float" office:value="-0.000056" calcext:value-type="float">
            <text:p>-0.000056</text:p>
          </table:table-cell>
          <table:table-cell table:style-name="ce2" office:value-type="float" office:value="-0.000004" calcext:value-type="float">
            <text:p>-0.000004</text:p>
          </table:table-cell>
          <table:table-cell table:formula="of:=CHAR(34)&amp;&quot;CS.D.&quot;&amp;[.B4]&amp;&quot;.CFD.IP&quot;&amp;CHAR(34)" office:value-type="string" office:string-value="&quot;CS.D.USDCAD.CFD.IP&quot;" calcext:value-type="string">
            <text:p>"CS.D.USDCAD.CFD.IP"</text:p>
          </table:table-cell>
          <table:table-cell table:formula="of:=CHAR(34)&amp;&quot;CS.D.&quot;&amp;MID([.I4];10;3)&amp;MID([.I4];7;3)&amp;&quot;.CFD.IP&quot;&amp;CHAR(34)" office:value-type="string" office:string-value="&quot;CS.D.CADUSD.CFD.IP&quot;" calcext:value-type="string">
            <text:p>"CS.D.CADUSD.CFD.IP"</text:p>
          </table:table-cell>
          <table:table-cell table:formula="of:=COUNTIF([Sheet3.$C$4:.$C$565];[.I4])+COUNTIF([Sheet3.$C$4:.$C$565];[.J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eurusd" xlink:type="simple"> EURUSDEUR/USD</text:a><text:a xlink:href="https://www.etoro.com/markets/eurusd" xlink:type="simple"> </text:a></text:p>
          </table:table-cell>
          <table:table-cell table:style-name="ce2" table:formula="of:=MID([.A5];2;6)" office:value-type="string" office:string-value="EURUSD" calcext:value-type="string">
            <text:p>EURUSD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3 Pips</text:p>
          </table:table-cell>
          <table:table-cell table:style-name="ce4" table:formula="of:=INT(LEFT([.E5];LEN([.E5])-5))" office:value-type="float" office:value="3" calcext:value-type="float">
            <text:p>3</text:p>
          </table:table-cell>
          <table:table-cell table:style-name="ce2" office:value-type="float" office:value="0.000072" calcext:value-type="float">
            <text:p>0.000072</text:p>
          </table:table-cell>
          <table:table-cell table:style-name="ce2" office:value-type="float" office:value="-0.000139" calcext:value-type="float">
            <text:p>-0.000139</text:p>
          </table:table-cell>
          <table:table-cell table:formula="of:=CHAR(34)&amp;&quot;CS.D.&quot;&amp;[.B5]&amp;&quot;.CFD.IP&quot;&amp;CHAR(34)" office:value-type="string" office:string-value="&quot;CS.D.EURUSD.CFD.IP&quot;" calcext:value-type="string">
            <text:p>"CS.D.EURUSD.CFD.IP"</text:p>
          </table:table-cell>
          <table:table-cell table:formula="of:=CHAR(34)&amp;&quot;CS.D.&quot;&amp;MID([.I5];10;3)&amp;MID([.I5];7;3)&amp;&quot;.CFD.IP&quot;&amp;CHAR(34)" office:value-type="string" office:string-value="&quot;CS.D.USDEUR.CFD.IP&quot;" calcext:value-type="string">
            <text:p>"CS.D.USDEUR.CFD.IP"</text:p>
          </table:table-cell>
          <table:table-cell table:formula="of:=COUNTIF([Sheet3.$C$4:.$C$565];[.I5])+COUNTIF([Sheet3.$C$4:.$C$565];[.J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usdsgd" xlink:type="simple"> USDSGDUSD/SGD</text:a><text:a xlink:href="https://www.etoro.com/markets/usdsgd" xlink:type="simple"> </text:a></text:p>
          </table:table-cell>
          <table:table-cell table:style-name="ce2" table:formula="of:=MID([.A6];2;6)" office:value-type="string" office:string-value="USDSGD" calcext:value-type="string">
            <text:p>USDSGD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3 Pips</text:p>
          </table:table-cell>
          <table:table-cell table:style-name="ce4" table:formula="of:=INT(LEFT([.E6];LEN([.E6])-5))" office:value-type="float" office:value="3" calcext:value-type="float">
            <text:p>3</text:p>
          </table:table-cell>
          <table:table-cell table:style-name="ce2" office:value-type="float" office:value="-0.000057" calcext:value-type="float">
            <text:p>-0.000057</text:p>
          </table:table-cell>
          <table:table-cell table:style-name="ce2" office:value-type="float" office:value="-0.000004" calcext:value-type="float">
            <text:p>-0.000004</text:p>
          </table:table-cell>
          <table:table-cell table:formula="of:=CHAR(34)&amp;&quot;CS.D.&quot;&amp;[.B6]&amp;&quot;.CFD.IP&quot;&amp;CHAR(34)" office:value-type="string" office:string-value="&quot;CS.D.USDSGD.CFD.IP&quot;" calcext:value-type="string">
            <text:p>"CS.D.USDSGD.CFD.IP"</text:p>
          </table:table-cell>
          <table:table-cell table:formula="of:=CHAR(34)&amp;&quot;CS.D.&quot;&amp;MID([.I6];10;3)&amp;MID([.I6];7;3)&amp;&quot;.CFD.IP&quot;&amp;CHAR(34)" office:value-type="string" office:string-value="&quot;CS.D.SGDUSD.CFD.IP&quot;" calcext:value-type="string">
            <text:p>"CS.D.SGDUSD.CFD.IP"</text:p>
          </table:table-cell>
          <table:table-cell table:formula="of:=COUNTIF([Sheet3.$C$4:.$C$565];[.I6])+COUNTIF([Sheet3.$C$4:.$C$565];[.J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usdrub" xlink:type="simple"> USDRUBUSD/RUB</text:a><text:a xlink:href="https://www.etoro.com/markets/usdrub" xlink:type="simple"> </text:a></text:p>
          </table:table-cell>
          <table:table-cell table:style-name="ce2" table:formula="of:=MID([.A7];2;6)" office:value-type="string" office:string-value="USDRUB" calcext:value-type="string">
            <text:p>USDRUB</text:p>
          </table:table-cell>
          <table:table-cell table:style-name="ce2" office:value-type="string" calcext:value-type="string">
            <text:p>Monday 07:00Friday 19:00</text:p>
          </table:table-cell>
          <table:table-cell table:style-name="ce2" office:value-type="string" calcext:value-type="string">
            <text:p>19:00 - 07:00</text:p>
          </table:table-cell>
          <table:table-cell table:style-name="ce2" office:value-type="string" calcext:value-type="string">
            <text:p>3 Pips</text:p>
          </table:table-cell>
          <table:table-cell table:style-name="ce4" table:formula="of:=INT(LEFT([.E7];LEN([.E7])-5))" office:value-type="float" office:value="3" calcext:value-type="float">
            <text:p>3</text:p>
          </table:table-cell>
          <table:table-cell table:style-name="ce2" office:value-type="float" office:value="0.000123" calcext:value-type="float">
            <text:p>0.000123</text:p>
          </table:table-cell>
          <table:table-cell table:style-name="ce2" office:value-type="float" office:value="-0.000144" calcext:value-type="float">
            <text:p>-0.000144</text:p>
          </table:table-cell>
          <table:table-cell table:formula="of:=CHAR(34)&amp;&quot;CS.D.&quot;&amp;[.B7]&amp;&quot;.CFD.IP&quot;&amp;CHAR(34)" office:value-type="string" office:string-value="&quot;CS.D.USDRUB.CFD.IP&quot;" calcext:value-type="string">
            <text:p>"CS.D.USDRUB.CFD.IP"</text:p>
          </table:table-cell>
          <table:table-cell table:formula="of:=CHAR(34)&amp;&quot;CS.D.&quot;&amp;MID([.I7];10;3)&amp;MID([.I7];7;3)&amp;&quot;.CFD.IP&quot;&amp;CHAR(34)" office:value-type="string" office:string-value="&quot;CS.D.RUBUSD.CFD.IP&quot;" calcext:value-type="string">
            <text:p>"CS.D.RUBUSD.CFD.IP"</text:p>
          </table:table-cell>
          <table:table-cell table:formula="of:=COUNTIF([Sheet3.$C$4:.$C$565];[.I7])+COUNTIF([Sheet3.$C$4:.$C$565];[.J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usdchf" xlink:type="simple"> USDCHFUSD/CHF</text:a><text:a xlink:href="https://www.etoro.com/markets/usdchf" xlink:type="simple"> </text:a></text:p>
          </table:table-cell>
          <table:table-cell table:style-name="ce2" table:formula="of:=MID([.A8];2;6)" office:value-type="string" office:string-value="USDCHF" calcext:value-type="string">
            <text:p>USDCHF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3 Pips</text:p>
          </table:table-cell>
          <table:table-cell table:style-name="ce4" table:formula="of:=INT(LEFT([.E8];LEN([.E8])-5))" office:value-type="float" office:value="3" calcext:value-type="float">
            <text:p>3</text:p>
          </table:table-cell>
          <table:table-cell table:style-name="ce2" office:value-type="float" office:value="-0.000135" calcext:value-type="float">
            <text:p>-0.000135</text:p>
          </table:table-cell>
          <table:table-cell table:style-name="ce2" office:value-type="float" office:value="0.000077" calcext:value-type="float">
            <text:p>0.000077</text:p>
          </table:table-cell>
          <table:table-cell table:formula="of:=CHAR(34)&amp;&quot;CS.D.&quot;&amp;[.B8]&amp;&quot;.CFD.IP&quot;&amp;CHAR(34)" office:value-type="string" office:string-value="&quot;CS.D.USDCHF.CFD.IP&quot;" calcext:value-type="string">
            <text:p>"CS.D.USDCHF.CFD.IP"</text:p>
          </table:table-cell>
          <table:table-cell table:formula="of:=CHAR(34)&amp;&quot;CS.D.&quot;&amp;MID([.I8];10;3)&amp;MID([.I8];7;3)&amp;&quot;.CFD.IP&quot;&amp;CHAR(34)" office:value-type="string" office:string-value="&quot;CS.D.CHFUSD.CFD.IP&quot;" calcext:value-type="string">
            <text:p>"CS.D.CHFUSD.CFD.IP"</text:p>
          </table:table-cell>
          <table:table-cell table:formula="of:=COUNTIF([Sheet3.$C$4:.$C$565];[.I8])+COUNTIF([Sheet3.$C$4:.$C$565];[.J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gbpusd" xlink:type="simple"> GBPUSDGBP/USD</text:a><text:a xlink:href="https://www.etoro.com/markets/gbpusd" xlink:type="simple"> </text:a></text:p>
          </table:table-cell>
          <table:table-cell table:style-name="ce2" table:formula="of:=MID([.A9];2;6)" office:value-type="string" office:string-value="GBPUSD" calcext:value-type="string">
            <text:p>GBPUSD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9];LEN([.E9])-5))" office:value-type="float" office:value="4" calcext:value-type="float">
            <text:p>4</text:p>
          </table:table-cell>
          <table:table-cell table:style-name="ce2" office:value-type="float" office:value="0.000039" calcext:value-type="float">
            <text:p>0.000039</text:p>
          </table:table-cell>
          <table:table-cell table:style-name="ce2" office:value-type="float" office:value="-0.000113" calcext:value-type="float">
            <text:p>-0.000113</text:p>
          </table:table-cell>
          <table:table-cell table:formula="of:=CHAR(34)&amp;&quot;CS.D.&quot;&amp;[.B9]&amp;&quot;.CFD.IP&quot;&amp;CHAR(34)" office:value-type="string" office:string-value="&quot;CS.D.GBPUSD.CFD.IP&quot;" calcext:value-type="string">
            <text:p>"CS.D.GBPUSD.CFD.IP"</text:p>
          </table:table-cell>
          <table:table-cell table:formula="of:=CHAR(34)&amp;&quot;CS.D.&quot;&amp;MID([.I9];10;3)&amp;MID([.I9];7;3)&amp;&quot;.CFD.IP&quot;&amp;CHAR(34)" office:value-type="string" office:string-value="&quot;CS.D.USDGBP.CFD.IP&quot;" calcext:value-type="string">
            <text:p>"CS.D.USDGBP.CFD.IP"</text:p>
          </table:table-cell>
          <table:table-cell table:formula="of:=COUNTIF([Sheet3.$C$4:.$C$565];[.I9])+COUNTIF([Sheet3.$C$4:.$C$565];[.J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gbpcad" xlink:type="simple"> GBPCADGBP/CAD</text:a><text:a xlink:href="https://www.etoro.com/markets/gbpcad" xlink:type="simple"> </text:a></text:p>
          </table:table-cell>
          <table:table-cell table:style-name="ce2" table:formula="of:=MID([.A10];2;6)" office:value-type="string" office:string-value="GBPCAD" calcext:value-type="string">
            <text:p>GBPCAD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0];LEN([.E10])-5))" office:value-type="float" office:value="4" calcext:value-type="float">
            <text:p>4</text:p>
          </table:table-cell>
          <table:table-cell table:style-name="ce2" office:value-type="float" office:value="-0.000014" calcext:value-type="float">
            <text:p>-0.000014</text:p>
          </table:table-cell>
          <table:table-cell table:style-name="ce2" office:value-type="float" office:value="-0.000043" calcext:value-type="float">
            <text:p>-0.000043</text:p>
          </table:table-cell>
          <table:table-cell table:formula="of:=CHAR(34)&amp;&quot;CS.D.&quot;&amp;[.B10]&amp;&quot;.CFD.IP&quot;&amp;CHAR(34)" office:value-type="string" office:string-value="&quot;CS.D.GBPCAD.CFD.IP&quot;" calcext:value-type="string">
            <text:p>"CS.D.GBPCAD.CFD.IP"</text:p>
          </table:table-cell>
          <table:table-cell table:formula="of:=CHAR(34)&amp;&quot;CS.D.&quot;&amp;MID([.I10];10;3)&amp;MID([.I10];7;3)&amp;&quot;.CFD.IP&quot;&amp;CHAR(34)" office:value-type="string" office:string-value="&quot;CS.D.CADGBP.CFD.IP&quot;" calcext:value-type="string">
            <text:p>"CS.D.CADGBP.CFD.IP"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cadchf" xlink:type="simple"> CADCHFCAD/CHF</text:a><text:a xlink:href="https://www.etoro.com/markets/cadchf" xlink:type="simple"> </text:a></text:p>
          </table:table-cell>
          <table:table-cell table:style-name="ce2" table:formula="of:=MID([.A11];2;6)" office:value-type="string" office:string-value="CADCHF" calcext:value-type="string">
            <text:p>CADCHF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1];LEN([.E11])-5))" office:value-type="float" office:value="4" calcext:value-type="float">
            <text:p>4</text:p>
          </table:table-cell>
          <table:table-cell table:style-name="ce2" office:value-type="float" office:value="-0.000059" calcext:value-type="float">
            <text:p>-0.000059</text:p>
          </table:table-cell>
          <table:table-cell table:style-name="ce2" office:value-type="float" office:value="0.000022" calcext:value-type="float">
            <text:p>0.000022</text:p>
          </table:table-cell>
          <table:table-cell table:formula="of:=CHAR(34)&amp;&quot;CS.D.&quot;&amp;[.B11]&amp;&quot;.CFD.IP&quot;&amp;CHAR(34)" office:value-type="string" office:string-value="&quot;CS.D.CADCHF.CFD.IP&quot;" calcext:value-type="string">
            <text:p>"CS.D.CADCHF.CFD.IP"</text:p>
          </table:table-cell>
          <table:table-cell table:formula="of:=CHAR(34)&amp;&quot;CS.D.&quot;&amp;MID([.I11];10;3)&amp;MID([.I11];7;3)&amp;&quot;.CFD.IP&quot;&amp;CHAR(34)" office:value-type="string" office:string-value="&quot;CS.D.CHFCAD.CFD.IP&quot;" calcext:value-type="string">
            <text:p>"CS.D.CHFCAD.CFD.IP"</text:p>
          </table:table-cell>
          <table:table-cell table:formula="of:=COUNTIF([Sheet3.$C$4:.$C$565];[.I11])+COUNTIF([Sheet3.$C$4:.$C$565];[.J1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<text:a xlink:href="https://www.etoro.com/markets/nzdjpy" xlink:type="simple"> NZDJPYNZD/JPY</text:a><text:a xlink:href="https://www.etoro.com/markets/nzdjpy" xlink:type="simple"> </text:a></text:p>
          </table:table-cell>
          <table:table-cell table:style-name="ce2" table:formula="of:=MID([.A12];2;6)" office:value-type="string" office:string-value="NZDJPY" calcext:value-type="string">
            <text:p>NZDJPY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2];LEN([.E12])-5))" office:value-type="float" office:value="4" calcext:value-type="float">
            <text:p>4</text:p>
          </table:table-cell>
          <table:table-cell table:style-name="ce2" office:value-type="float" office:value="-0.000081" calcext:value-type="float">
            <text:p>-0.000081</text:p>
          </table:table-cell>
          <table:table-cell table:style-name="ce2" office:value-type="float" office:value="0.000024" calcext:value-type="float">
            <text:p>0.000024</text:p>
          </table:table-cell>
          <table:table-cell table:formula="of:=CHAR(34)&amp;&quot;CS.D.&quot;&amp;[.B12]&amp;&quot;.CFD.IP&quot;&amp;CHAR(34)" office:value-type="string" office:string-value="&quot;CS.D.NZDJPY.CFD.IP&quot;" calcext:value-type="string">
            <text:p>"CS.D.NZDJPY.CFD.IP"</text:p>
          </table:table-cell>
          <table:table-cell table:formula="of:=CHAR(34)&amp;&quot;CS.D.&quot;&amp;MID([.I12];10;3)&amp;MID([.I12];7;3)&amp;&quot;.CFD.IP&quot;&amp;CHAR(34)" office:value-type="string" office:string-value="&quot;CS.D.JPYNZD.CFD.IP&quot;" calcext:value-type="string">
            <text:p>"CS.D.JPYNZD.CFD.IP"</text:p>
          </table:table-cell>
          <table:table-cell table:formula="of:=COUNTIF([Sheet3.$C$4:.$C$565];[.I12])+COUNTIF([Sheet3.$C$4:.$C$565];[.J12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nzdchf" xlink:type="simple"> NZDCHFNZD/CHF</text:a><text:a xlink:href="https://www.etoro.com/markets/nzdchf" xlink:type="simple"> </text:a></text:p>
          </table:table-cell>
          <table:table-cell table:style-name="ce2" table:formula="of:=MID([.A13];2;6)" office:value-type="string" office:string-value="NZDCHF" calcext:value-type="string">
            <text:p>NZDCHF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3];LEN([.E13])-5))" office:value-type="float" office:value="4" calcext:value-type="float">
            <text:p>4</text:p>
          </table:table-cell>
          <table:table-cell table:style-name="ce2" office:value-type="float" office:value="-0.000073" calcext:value-type="float">
            <text:p>-0.000073</text:p>
          </table:table-cell>
          <table:table-cell table:style-name="ce2" office:value-type="float" office:value="0.000023" calcext:value-type="float">
            <text:p>0.000023</text:p>
          </table:table-cell>
          <table:table-cell table:formula="of:=CHAR(34)&amp;&quot;CS.D.&quot;&amp;[.B13]&amp;&quot;.CFD.IP&quot;&amp;CHAR(34)" office:value-type="string" office:string-value="&quot;CS.D.NZDCHF.CFD.IP&quot;" calcext:value-type="string">
            <text:p>"CS.D.NZDCHF.CFD.IP"</text:p>
          </table:table-cell>
          <table:table-cell table:formula="of:=CHAR(34)&amp;&quot;CS.D.&quot;&amp;MID([.I13];10;3)&amp;MID([.I13];7;3)&amp;&quot;.CFD.IP&quot;&amp;CHAR(34)" office:value-type="string" office:string-value="&quot;CS.D.CHFNZD.CFD.IP&quot;" calcext:value-type="string">
            <text:p>"CS.D.CHFNZD.CFD.IP"</text:p>
          </table:table-cell>
          <table:table-cell table:formula="of:=COUNTIF([Sheet3.$C$4:.$C$565];[.I13])+COUNTIF([Sheet3.$C$4:.$C$565];[.J13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nzdcad" xlink:type="simple"> NZDCADNZD/CAD</text:a><text:a xlink:href="https://www.etoro.com/markets/nzdcad" xlink:type="simple"> </text:a></text:p>
          </table:table-cell>
          <table:table-cell table:style-name="ce2" table:formula="of:=MID([.A14];2;6)" office:value-type="string" office:string-value="NZDCAD" calcext:value-type="string">
            <text:p>NZDCA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4];LEN([.E14])-5))" office:value-type="float" office:value="4" calcext:value-type="float">
            <text:p>4</text:p>
          </table:table-cell>
          <table:table-cell table:style-name="ce2" office:value-type="float" office:value="-0.00002" calcext:value-type="float">
            <text:p>-0.00002</text:p>
          </table:table-cell>
          <table:table-cell table:style-name="ce2" office:value-type="float" office:value="-0.00003" calcext:value-type="float">
            <text:p>-0.00003</text:p>
          </table:table-cell>
          <table:table-cell table:formula="of:=CHAR(34)&amp;&quot;CS.D.&quot;&amp;[.B14]&amp;&quot;.CFD.IP&quot;&amp;CHAR(34)" office:value-type="string" office:string-value="&quot;CS.D.NZDCAD.CFD.IP&quot;" calcext:value-type="string">
            <text:p>"CS.D.NZDCAD.CFD.IP"</text:p>
          </table:table-cell>
          <table:table-cell table:formula="of:=CHAR(34)&amp;&quot;CS.D.&quot;&amp;MID([.I14];10;3)&amp;MID([.I14];7;3)&amp;&quot;.CFD.IP&quot;&amp;CHAR(34)" office:value-type="string" office:string-value="&quot;CS.D.CADNZD.CFD.IP&quot;" calcext:value-type="string">
            <text:p>"CS.D.CADNZD.CFD.IP"</text:p>
          </table:table-cell>
          <table:table-cell table:formula="of:=COUNTIF([Sheet3.$C$4:.$C$565];[.I14])+COUNTIF([Sheet3.$C$4:.$C$565];[.J14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gbpnzd" xlink:type="simple"> GBPNZDGBP/NZD</text:a><text:a xlink:href="https://www.etoro.com/markets/gbpnzd" xlink:type="simple"> </text:a></text:p>
          </table:table-cell>
          <table:table-cell table:style-name="ce2" table:formula="of:=MID([.A15];2;6)" office:value-type="string" office:string-value="GBPNZD" calcext:value-type="string">
            <text:p>GBPNZ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5];LEN([.E15])-5))" office:value-type="float" office:value="4" calcext:value-type="float">
            <text:p>4</text:p>
          </table:table-cell>
          <table:table-cell table:style-name="ce2" office:value-type="float" office:value="-0.000012" calcext:value-type="float">
            <text:p>-0.000012</text:p>
          </table:table-cell>
          <table:table-cell table:style-name="ce2" office:value-type="float" office:value="-0.000081" calcext:value-type="float">
            <text:p>-0.000081</text:p>
          </table:table-cell>
          <table:table-cell table:formula="of:=CHAR(34)&amp;&quot;CS.D.&quot;&amp;[.B15]&amp;&quot;.CFD.IP&quot;&amp;CHAR(34)" office:value-type="string" office:string-value="&quot;CS.D.GBPNZD.CFD.IP&quot;" calcext:value-type="string">
            <text:p>"CS.D.GBPNZD.CFD.IP"</text:p>
          </table:table-cell>
          <table:table-cell table:formula="of:=CHAR(34)&amp;&quot;CS.D.&quot;&amp;MID([.I15];10;3)&amp;MID([.I15];7;3)&amp;&quot;.CFD.IP&quot;&amp;CHAR(34)" office:value-type="string" office:string-value="&quot;CS.D.NZDGBP.CFD.IP&quot;" calcext:value-type="string">
            <text:p>"CS.D.NZDGBP.CFD.IP"</text:p>
          </table:table-cell>
          <table:table-cell table:formula="of:=COUNTIF([Sheet3.$C$4:.$C$565];[.I15])+COUNTIF([Sheet3.$C$4:.$C$565];[.J15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gbpchf" xlink:type="simple"> GBPCHFGBP/CHF</text:a><text:a xlink:href="https://www.etoro.com/markets/gbpchf" xlink:type="simple"> </text:a></text:p>
          </table:table-cell>
          <table:table-cell table:style-name="ce2" table:formula="of:=MID([.A16];2;6)" office:value-type="string" office:string-value="GBPCHF" calcext:value-type="string">
            <text:p>GBPCHF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6];LEN([.E16])-5))" office:value-type="float" office:value="4" calcext:value-type="float">
            <text:p>4</text:p>
          </table:table-cell>
          <table:table-cell table:style-name="ce2" office:value-type="float" office:value="-0.000095" calcext:value-type="float">
            <text:p>-0.000095</text:p>
          </table:table-cell>
          <table:table-cell table:style-name="ce2" office:value-type="float" office:value="0.000017" calcext:value-type="float">
            <text:p>0.000017</text:p>
          </table:table-cell>
          <table:table-cell table:formula="of:=CHAR(34)&amp;&quot;CS.D.&quot;&amp;[.B16]&amp;&quot;.CFD.IP&quot;&amp;CHAR(34)" office:value-type="string" office:string-value="&quot;CS.D.GBPCHF.CFD.IP&quot;" calcext:value-type="string">
            <text:p>"CS.D.GBPCHF.CFD.IP"</text:p>
          </table:table-cell>
          <table:table-cell table:formula="of:=CHAR(34)&amp;&quot;CS.D.&quot;&amp;MID([.I16];10;3)&amp;MID([.I16];7;3)&amp;&quot;.CFD.IP&quot;&amp;CHAR(34)" office:value-type="string" office:string-value="&quot;CS.D.CHFGBP.CFD.IP&quot;" calcext:value-type="string">
            <text:p>"CS.D.CHFGBP.CFD.IP"</text:p>
          </table:table-cell>
          <table:table-cell table:formula="of:=COUNTIF([Sheet3.$C$4:.$C$565];[.I16])+COUNTIF([Sheet3.$C$4:.$C$565];[.J16])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gbpaud" xlink:type="simple"> GBPAUDGBP/AUD</text:a><text:a xlink:href="https://www.etoro.com/markets/gbpaud" xlink:type="simple"> </text:a></text:p>
          </table:table-cell>
          <table:table-cell table:style-name="ce2" table:formula="of:=MID([.A17];2;6)" office:value-type="string" office:string-value="GBPAUD" calcext:value-type="string">
            <text:p>GBPAU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7];LEN([.E17])-5))" office:value-type="float" office:value="4" calcext:value-type="float">
            <text:p>4</text:p>
          </table:table-cell>
          <table:table-cell table:style-name="ce2" office:value-type="float" office:value="-0.000019" calcext:value-type="float">
            <text:p>-0.000019</text:p>
          </table:table-cell>
          <table:table-cell table:style-name="ce2" office:value-type="float" office:value="-0.000075" calcext:value-type="float">
            <text:p>-0.000075</text:p>
          </table:table-cell>
          <table:table-cell table:formula="of:=CHAR(34)&amp;&quot;CS.D.&quot;&amp;[.B17]&amp;&quot;.CFD.IP&quot;&amp;CHAR(34)" office:value-type="string" office:string-value="&quot;CS.D.GBPAUD.CFD.IP&quot;" calcext:value-type="string">
            <text:p>"CS.D.GBPAUD.CFD.IP"</text:p>
          </table:table-cell>
          <table:table-cell table:formula="of:=CHAR(34)&amp;&quot;CS.D.&quot;&amp;MID([.I17];10;3)&amp;MID([.I17];7;3)&amp;&quot;.CFD.IP&quot;&amp;CHAR(34)" office:value-type="string" office:string-value="&quot;CS.D.AUDGBP.CFD.IP&quot;" calcext:value-type="string">
            <text:p>"CS.D.AUDGBP.CFD.IP"</text:p>
          </table:table-cell>
          <table:table-cell table:formula="of:=COUNTIF([Sheet3.$C$4:.$C$565];[.I17])+COUNTIF([Sheet3.$C$4:.$C$565];[.J17])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eurnzd" xlink:type="simple"> EURNZDEUR/NZD</text:a><text:a xlink:href="https://www.etoro.com/markets/eurnzd" xlink:type="simple"> </text:a></text:p>
          </table:table-cell>
          <table:table-cell table:style-name="ce2" table:formula="of:=MID([.A18];2;6)" office:value-type="string" office:string-value="EURNZD" calcext:value-type="string">
            <text:p>EURNZ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8];LEN([.E18])-5))" office:value-type="float" office:value="4" calcext:value-type="float">
            <text:p>4</text:p>
          </table:table-cell>
          <table:table-cell table:style-name="ce2" office:value-type="float" office:value="0.000027" calcext:value-type="float">
            <text:p>0.000027</text:p>
          </table:table-cell>
          <table:table-cell table:style-name="ce2" office:value-type="float" office:value="-0.00011" calcext:value-type="float">
            <text:p>-0.00011</text:p>
          </table:table-cell>
          <table:table-cell table:formula="of:=CHAR(34)&amp;&quot;CS.D.&quot;&amp;[.B18]&amp;&quot;.CFD.IP&quot;&amp;CHAR(34)" office:value-type="string" office:string-value="&quot;CS.D.EURNZD.CFD.IP&quot;" calcext:value-type="string">
            <text:p>"CS.D.EURNZD.CFD.IP"</text:p>
          </table:table-cell>
          <table:table-cell table:formula="of:=CHAR(34)&amp;&quot;CS.D.&quot;&amp;MID([.I18];10;3)&amp;MID([.I18];7;3)&amp;&quot;.CFD.IP&quot;&amp;CHAR(34)" office:value-type="string" office:string-value="&quot;CS.D.NZDEUR.CFD.IP&quot;" calcext:value-type="string">
            <text:p>"CS.D.NZDEUR.CFD.IP"</text:p>
          </table:table-cell>
          <table:table-cell table:formula="of:=COUNTIF([Sheet3.$C$4:.$C$565];[.I18])+COUNTIF([Sheet3.$C$4:.$C$565];[.J18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audnzd" xlink:type="simple"> AUDNZDAUD/NZD</text:a><text:a xlink:href="https://www.etoro.com/markets/audnzd" xlink:type="simple"> </text:a></text:p>
          </table:table-cell>
          <table:table-cell table:style-name="ce2" table:formula="of:=MID([.A19];2;6)" office:value-type="string" office:string-value="AUDNZD" calcext:value-type="string">
            <text:p>AUDNZ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19];LEN([.E19])-5))" office:value-type="float" office:value="4" calcext:value-type="float">
            <text:p>4</text:p>
          </table:table-cell>
          <table:table-cell table:style-name="ce2" office:value-type="float" office:value="-0.000025" calcext:value-type="float">
            <text:p>-0.000025</text:p>
          </table:table-cell>
          <table:table-cell table:style-name="ce2" office:value-type="float" office:value="-0.000031" calcext:value-type="float">
            <text:p>-0.000031</text:p>
          </table:table-cell>
          <table:table-cell table:formula="of:=CHAR(34)&amp;&quot;CS.D.&quot;&amp;[.B19]&amp;&quot;.CFD.IP&quot;&amp;CHAR(34)" office:value-type="string" office:string-value="&quot;CS.D.AUDNZD.CFD.IP&quot;" calcext:value-type="string">
            <text:p>"CS.D.AUDNZD.CFD.IP"</text:p>
          </table:table-cell>
          <table:table-cell table:formula="of:=CHAR(34)&amp;&quot;CS.D.&quot;&amp;MID([.I19];10;3)&amp;MID([.I19];7;3)&amp;&quot;.CFD.IP&quot;&amp;CHAR(34)" office:value-type="string" office:string-value="&quot;CS.D.NZDAUD.CFD.IP&quot;" calcext:value-type="string">
            <text:p>"CS.D.NZDAUD.CFD.IP"</text:p>
          </table:table-cell>
          <table:table-cell table:formula="of:=COUNTIF([Sheet3.$C$4:.$C$565];[.I19])+COUNTIF([Sheet3.$C$4:.$C$565];[.J19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audcad" xlink:type="simple"> AUDCADAUD/CAD</text:a><text:a xlink:href="https://www.etoro.com/markets/audcad" xlink:type="simple"> </text:a></text:p>
          </table:table-cell>
          <table:table-cell table:style-name="ce2" table:formula="of:=MID([.A20];2;6)" office:value-type="string" office:string-value="AUDCAD" calcext:value-type="string">
            <text:p>AUDCA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20];LEN([.E20])-5))" office:value-type="float" office:value="4" calcext:value-type="float">
            <text:p>4</text:p>
          </table:table-cell>
          <table:table-cell table:style-name="ce2" office:value-type="float" office:value="-0.000017" calcext:value-type="float">
            <text:p>-0.000017</text:p>
          </table:table-cell>
          <table:table-cell table:style-name="ce2" office:value-type="float" office:value="-0.000034" calcext:value-type="float">
            <text:p>-0.000034</text:p>
          </table:table-cell>
          <table:table-cell table:formula="of:=CHAR(34)&amp;&quot;CS.D.&quot;&amp;[.B20]&amp;&quot;.CFD.IP&quot;&amp;CHAR(34)" office:value-type="string" office:string-value="&quot;CS.D.AUDCAD.CFD.IP&quot;" calcext:value-type="string">
            <text:p>"CS.D.AUDCAD.CFD.IP"</text:p>
          </table:table-cell>
          <table:table-cell table:formula="of:=CHAR(34)&amp;&quot;CS.D.&quot;&amp;MID([.I20];10;3)&amp;MID([.I20];7;3)&amp;&quot;.CFD.IP&quot;&amp;CHAR(34)" office:value-type="string" office:string-value="&quot;CS.D.CADAUD.CFD.IP&quot;" calcext:value-type="string">
            <text:p>"CS.D.CADAUD.CFD.IP"</text:p>
          </table:table-cell>
          <table:table-cell table:formula="of:=COUNTIF([Sheet3.$C$4:.$C$565];[.I20])+COUNTIF([Sheet3.$C$4:.$C$565];[.J20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audchf" xlink:type="simple"> AUDCHFAUD/CHF</text:a><text:a xlink:href="https://www.etoro.com/markets/audchf" xlink:type="simple"> </text:a></text:p>
          </table:table-cell>
          <table:table-cell table:style-name="ce2" table:formula="of:=MID([.A21];2;6)" office:value-type="string" office:string-value="AUDCHF" calcext:value-type="string">
            <text:p>AUDCHF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21];LEN([.E21])-5))" office:value-type="float" office:value="4" calcext:value-type="float">
            <text:p>4</text:p>
          </table:table-cell>
          <table:table-cell table:style-name="ce2" office:value-type="float" office:value="-0.000073" calcext:value-type="float">
            <text:p>-0.000073</text:p>
          </table:table-cell>
          <table:table-cell table:style-name="ce2" office:value-type="float" office:value="0.000022" calcext:value-type="float">
            <text:p>0.000022</text:p>
          </table:table-cell>
          <table:table-cell table:formula="of:=CHAR(34)&amp;&quot;CS.D.&quot;&amp;[.B21]&amp;&quot;.CFD.IP&quot;&amp;CHAR(34)" office:value-type="string" office:string-value="&quot;CS.D.AUDCHF.CFD.IP&quot;" calcext:value-type="string">
            <text:p>"CS.D.AUDCHF.CFD.IP"</text:p>
          </table:table-cell>
          <table:table-cell table:formula="of:=CHAR(34)&amp;&quot;CS.D.&quot;&amp;MID([.I21];10;3)&amp;MID([.I21];7;3)&amp;&quot;.CFD.IP&quot;&amp;CHAR(34)" office:value-type="string" office:string-value="&quot;CS.D.CHFAUD.CFD.IP&quot;" calcext:value-type="string">
            <text:p>"CS.D.CHFAUD.CFD.IP"</text:p>
          </table:table-cell>
          <table:table-cell table:formula="of:=COUNTIF([Sheet3.$C$4:.$C$565];[.I21])+COUNTIF([Sheet3.$C$4:.$C$565];[.J21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eurjpy" xlink:type="simple"> EURJPYEUR/JPY</text:a><text:a xlink:href="https://www.etoro.com/markets/eurjpy" xlink:type="simple"> </text:a></text:p>
          </table:table-cell>
          <table:table-cell table:style-name="ce2" table:formula="of:=MID([.A22];2;6)" office:value-type="string" office:string-value="EURJPY" calcext:value-type="string">
            <text:p>EURJPY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22];LEN([.E22])-5))" office:value-type="float" office:value="4" calcext:value-type="float">
            <text:p>4</text:p>
          </table:table-cell>
          <table:table-cell table:style-name="ce2" office:value-type="float" office:value="-0.000066" calcext:value-type="float">
            <text:p>-0.000066</text:p>
          </table:table-cell>
          <table:table-cell table:style-name="ce2" office:value-type="float" office:value="-0.000024" calcext:value-type="float">
            <text:p>-0.000024</text:p>
          </table:table-cell>
          <table:table-cell table:formula="of:=CHAR(34)&amp;&quot;CS.D.&quot;&amp;[.B22]&amp;&quot;.CFD.IP&quot;&amp;CHAR(34)" office:value-type="string" office:string-value="&quot;CS.D.EURJPY.CFD.IP&quot;" calcext:value-type="string">
            <text:p>"CS.D.EURJPY.CFD.IP"</text:p>
          </table:table-cell>
          <table:table-cell table:formula="of:=CHAR(34)&amp;&quot;CS.D.&quot;&amp;MID([.I22];10;3)&amp;MID([.I22];7;3)&amp;&quot;.CFD.IP&quot;&amp;CHAR(34)" office:value-type="string" office:string-value="&quot;CS.D.JPYEUR.CFD.IP&quot;" calcext:value-type="string">
            <text:p>"CS.D.JPYEUR.CFD.IP"</text:p>
          </table:table-cell>
          <table:table-cell table:formula="of:=COUNTIF([Sheet3.$C$4:.$C$565];[.I22])+COUNTIF([Sheet3.$C$4:.$C$565];[.J22])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eurgbp" xlink:type="simple"> EURGBPEUR/GBP</text:a><text:a xlink:href="https://www.etoro.com/markets/eurgbp" xlink:type="simple"> </text:a></text:p>
          </table:table-cell>
          <table:table-cell table:style-name="ce2" table:formula="of:=MID([.A23];2;6)" office:value-type="string" office:string-value="EURGBP" calcext:value-type="string">
            <text:p>EURGBP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4 Pips</text:p>
          </table:table-cell>
          <table:table-cell table:style-name="ce4" table:formula="of:=INT(LEFT([.E23];LEN([.E23])-5))" office:value-type="float" office:value="4" calcext:value-type="float">
            <text:p>4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office:value-type="float" office:value="-0.000072" calcext:value-type="float">
            <text:p>-0.000072</text:p>
          </table:table-cell>
          <table:table-cell table:formula="of:=CHAR(34)&amp;&quot;CS.D.&quot;&amp;[.B23]&amp;&quot;.CFD.IP&quot;&amp;CHAR(34)" office:value-type="string" office:string-value="&quot;CS.D.EURGBP.CFD.IP&quot;" calcext:value-type="string">
            <text:p>"CS.D.EURGBP.CFD.IP"</text:p>
          </table:table-cell>
          <table:table-cell table:formula="of:=CHAR(34)&amp;&quot;CS.D.&quot;&amp;MID([.I23];10;3)&amp;MID([.I23];7;3)&amp;&quot;.CFD.IP&quot;&amp;CHAR(34)" office:value-type="string" office:string-value="&quot;CS.D.GBPEUR.CFD.IP&quot;" calcext:value-type="string">
            <text:p>"CS.D.GBPEUR.CFD.IP"</text:p>
          </table:table-cell>
          <table:table-cell table:formula="of:=COUNTIF([Sheet3.$C$4:.$C$565];[.I23])+COUNTIF([Sheet3.$C$4:.$C$565];[.J23])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nzdusd" xlink:type="simple"> NZDUSDNZD/USD</text:a><text:a xlink:href="https://www.etoro.com/markets/nzdusd" xlink:type="simple"> </text:a></text:p>
          </table:table-cell>
          <table:table-cell table:style-name="ce2" table:formula="of:=MID([.A24];2;6)" office:value-type="string" office:string-value="NZDUSD" calcext:value-type="string">
            <text:p>NZDUSD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5 Pips</text:p>
          </table:table-cell>
          <table:table-cell table:style-name="ce4" table:formula="of:=INT(LEFT([.E24];LEN([.E24])-5))" office:value-type="float" office:value="5" calcext:value-type="float">
            <text:p>5</text:p>
          </table:table-cell>
          <table:table-cell table:style-name="ce2" office:value-type="float" office:value="0.000008" calcext:value-type="float">
            <text:p>0.000008</text:p>
          </table:table-cell>
          <table:table-cell table:style-name="ce2" office:value-type="float" office:value="-0.000036" calcext:value-type="float">
            <text:p>-0.000036</text:p>
          </table:table-cell>
          <table:table-cell table:formula="of:=CHAR(34)&amp;&quot;CS.D.&quot;&amp;[.B24]&amp;&quot;.CFD.IP&quot;&amp;CHAR(34)" office:value-type="string" office:string-value="&quot;CS.D.NZDUSD.CFD.IP&quot;" calcext:value-type="string">
            <text:p>"CS.D.NZDUSD.CFD.IP"</text:p>
          </table:table-cell>
          <table:table-cell table:formula="of:=CHAR(34)&amp;&quot;CS.D.&quot;&amp;MID([.I24];10;3)&amp;MID([.I24];7;3)&amp;&quot;.CFD.IP&quot;&amp;CHAR(34)" office:value-type="string" office:string-value="&quot;CS.D.USDNZD.CFD.IP&quot;" calcext:value-type="string">
            <text:p>"CS.D.USDNZD.CFD.IP"</text:p>
          </table:table-cell>
          <table:table-cell table:formula="of:=COUNTIF([Sheet3.$C$4:.$C$565];[.I24])+COUNTIF([Sheet3.$C$4:.$C$565];[.J24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usdhkd" xlink:type="simple"> USDHKDUSD/HKD</text:a><text:a xlink:href="https://www.etoro.com/markets/usdhkd" xlink:type="simple"> </text:a></text:p>
          </table:table-cell>
          <table:table-cell table:style-name="ce2" table:formula="of:=MID([.A25];2;6)" office:value-type="string" office:string-value="USDHKD" calcext:value-type="string">
            <text:p>USDHK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5 Pips</text:p>
          </table:table-cell>
          <table:table-cell table:style-name="ce4" table:formula="of:=INT(LEFT([.E25];LEN([.E25])-5))" office:value-type="float" office:value="5" calcext:value-type="float">
            <text:p>5</text:p>
          </table:table-cell>
          <table:table-cell table:style-name="ce2" office:value-type="float" office:value="0.000022" calcext:value-type="float">
            <text:p>0.000022</text:p>
          </table:table-cell>
          <table:table-cell table:style-name="ce2" office:value-type="float" office:value="-0.000205" calcext:value-type="float">
            <text:p>-0.000205</text:p>
          </table:table-cell>
          <table:table-cell table:formula="of:=CHAR(34)&amp;&quot;CS.D.&quot;&amp;[.B25]&amp;&quot;.CFD.IP&quot;&amp;CHAR(34)" office:value-type="string" office:string-value="&quot;CS.D.USDHKD.CFD.IP&quot;" calcext:value-type="string">
            <text:p>"CS.D.USDHKD.CFD.IP"</text:p>
          </table:table-cell>
          <table:table-cell table:formula="of:=CHAR(34)&amp;&quot;CS.D.&quot;&amp;MID([.I25];10;3)&amp;MID([.I25];7;3)&amp;&quot;.CFD.IP&quot;&amp;CHAR(34)" office:value-type="string" office:string-value="&quot;CS.D.HKDUSD.CFD.IP&quot;" calcext:value-type="string">
            <text:p>"CS.D.HKDUSD.CFD.IP"</text:p>
          </table:table-cell>
          <table:table-cell table:formula="of:=COUNTIF([Sheet3.$C$4:.$C$565];[.I25])+COUNTIF([Sheet3.$C$4:.$C$565];[.J25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audjpy" xlink:type="simple"> AUDJPYAUD/JPY</text:a><text:a xlink:href="https://www.etoro.com/markets/audjpy" xlink:type="simple"> </text:a></text:p>
          </table:table-cell>
          <table:table-cell table:style-name="ce2" table:formula="of:=MID([.A26];2;6)" office:value-type="string" office:string-value="AUDJPY" calcext:value-type="string">
            <text:p>AUDJPY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5 Pips</text:p>
          </table:table-cell>
          <table:table-cell table:style-name="ce4" table:formula="of:=INT(LEFT([.E26];LEN([.E26])-5))" office:value-type="float" office:value="5" calcext:value-type="float">
            <text:p>5</text:p>
          </table:table-cell>
          <table:table-cell table:style-name="ce2" office:value-type="float" office:value="-0.000082" calcext:value-type="float">
            <text:p>-0.000082</text:p>
          </table:table-cell>
          <table:table-cell table:style-name="ce2" office:value-type="float" office:value="0.000023" calcext:value-type="float">
            <text:p>0.000023</text:p>
          </table:table-cell>
          <table:table-cell table:formula="of:=CHAR(34)&amp;&quot;CS.D.&quot;&amp;[.B26]&amp;&quot;.CFD.IP&quot;&amp;CHAR(34)" office:value-type="string" office:string-value="&quot;CS.D.AUDJPY.CFD.IP&quot;" calcext:value-type="string">
            <text:p>"CS.D.AUDJPY.CFD.IP"</text:p>
          </table:table-cell>
          <table:table-cell table:formula="of:=CHAR(34)&amp;&quot;CS.D.&quot;&amp;MID([.I26];10;3)&amp;MID([.I26];7;3)&amp;&quot;.CFD.IP&quot;&amp;CHAR(34)" office:value-type="string" office:string-value="&quot;CS.D.JPYAUD.CFD.IP&quot;" calcext:value-type="string">
            <text:p>"CS.D.JPYAUD.CFD.IP"</text:p>
          </table:table-cell>
          <table:table-cell table:formula="of:=COUNTIF([Sheet3.$C$4:.$C$565];[.I26])+COUNTIF([Sheet3.$C$4:.$C$565];[.J26])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eurchf" xlink:type="simple"> EURCHFEUR/CHF</text:a><text:a xlink:href="https://www.etoro.com/markets/eurchf" xlink:type="simple"> </text:a></text:p>
          </table:table-cell>
          <table:table-cell table:style-name="ce2" table:formula="of:=MID([.A27];2;6)" office:value-type="string" office:string-value="EURCHF" calcext:value-type="string">
            <text:p>EURCHF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5 Pips</text:p>
          </table:table-cell>
          <table:table-cell table:style-name="ce4" table:formula="of:=INT(LEFT([.E27];LEN([.E27])-5))" office:value-type="float" office:value="5" calcext:value-type="float">
            <text:p>5</text:p>
          </table:table-cell>
          <table:table-cell table:style-name="ce2" office:value-type="float" office:value="-0.000048" calcext:value-type="float">
            <text:p>-0.000048</text:p>
          </table:table-cell>
          <table:table-cell table:style-name="ce2" office:value-type="float" office:value="-0.000023" calcext:value-type="float">
            <text:p>-0.000023</text:p>
          </table:table-cell>
          <table:table-cell table:formula="of:=CHAR(34)&amp;&quot;CS.D.&quot;&amp;[.B27]&amp;&quot;.CFD.IP&quot;&amp;CHAR(34)" office:value-type="string" office:string-value="&quot;CS.D.EURCHF.CFD.IP&quot;" calcext:value-type="string">
            <text:p>"CS.D.EURCHF.CFD.IP"</text:p>
          </table:table-cell>
          <table:table-cell table:formula="of:=CHAR(34)&amp;&quot;CS.D.&quot;&amp;MID([.I27];10;3)&amp;MID([.I27];7;3)&amp;&quot;.CFD.IP&quot;&amp;CHAR(34)" office:value-type="string" office:string-value="&quot;CS.D.CHFEUR.CFD.IP&quot;" calcext:value-type="string">
            <text:p>"CS.D.CHFEUR.CFD.IP"</text:p>
          </table:table-cell>
          <table:table-cell table:formula="of:=COUNTIF([Sheet3.$C$4:.$C$565];[.I27])+COUNTIF([Sheet3.$C$4:.$C$565];[.J27])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chfjpy" xlink:type="simple"> CHFJPYCHF/JPY</text:a><text:a xlink:href="https://www.etoro.com/markets/chfjpy" xlink:type="simple"> </text:a></text:p>
          </table:table-cell>
          <table:table-cell table:style-name="ce2" table:formula="of:=MID([.A28];2;6)" office:value-type="string" office:string-value="CHFJPY" calcext:value-type="string">
            <text:p>CHFJPY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6 Pips</text:p>
          </table:table-cell>
          <table:table-cell table:style-name="ce4" table:formula="of:=INT(LEFT([.E28];LEN([.E28])-5))" office:value-type="float" office:value="6" calcext:value-type="float">
            <text:p>6</text:p>
          </table:table-cell>
          <table:table-cell table:style-name="ce2" office:value-type="float" office:value="-0.000046" calcext:value-type="float">
            <text:p>-0.000046</text:p>
          </table:table-cell>
          <table:table-cell table:style-name="ce2" office:value-type="float" office:value="-0.000032" calcext:value-type="float">
            <text:p>-0.000032</text:p>
          </table:table-cell>
          <table:table-cell table:formula="of:=CHAR(34)&amp;&quot;CS.D.&quot;&amp;[.B28]&amp;&quot;.CFD.IP&quot;&amp;CHAR(34)" office:value-type="string" office:string-value="&quot;CS.D.CHFJPY.CFD.IP&quot;" calcext:value-type="string">
            <text:p>"CS.D.CHFJPY.CFD.IP"</text:p>
          </table:table-cell>
          <table:table-cell table:formula="of:=CHAR(34)&amp;&quot;CS.D.&quot;&amp;MID([.I28];10;3)&amp;MID([.I28];7;3)&amp;&quot;.CFD.IP&quot;&amp;CHAR(34)" office:value-type="string" office:string-value="&quot;CS.D.JPYCHF.CFD.IP&quot;" calcext:value-type="string">
            <text:p>"CS.D.JPYCHF.CFD.IP"</text:p>
          </table:table-cell>
          <table:table-cell table:formula="of:=COUNTIF([Sheet3.$C$4:.$C$565];[.I28])+COUNTIF([Sheet3.$C$4:.$C$565];[.J28])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cadjpy" xlink:type="simple"> CADJPYCAD/JPY</text:a><text:a xlink:href="https://www.etoro.com/markets/cadjpy" xlink:type="simple"> </text:a></text:p>
          </table:table-cell>
          <table:table-cell table:style-name="ce2" table:formula="of:=MID([.A29];2;6)" office:value-type="string" office:string-value="CADJPY" calcext:value-type="string">
            <text:p>CADJPY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6 Pips</text:p>
          </table:table-cell>
          <table:table-cell table:style-name="ce4" table:formula="of:=INT(LEFT([.E29];LEN([.E29])-5))" office:value-type="float" office:value="6" calcext:value-type="float">
            <text:p>6</text:p>
          </table:table-cell>
          <table:table-cell table:style-name="ce2" office:value-type="float" office:value="-0.000095" calcext:value-type="float">
            <text:p>-0.000095</text:p>
          </table:table-cell>
          <table:table-cell table:style-name="ce2" office:value-type="float" office:value="0.000037" calcext:value-type="float">
            <text:p>0.000037</text:p>
          </table:table-cell>
          <table:table-cell table:formula="of:=CHAR(34)&amp;&quot;CS.D.&quot;&amp;[.B29]&amp;&quot;.CFD.IP&quot;&amp;CHAR(34)" office:value-type="string" office:string-value="&quot;CS.D.CADJPY.CFD.IP&quot;" calcext:value-type="string">
            <text:p>"CS.D.CADJPY.CFD.IP"</text:p>
          </table:table-cell>
          <table:table-cell table:formula="of:=CHAR(34)&amp;&quot;CS.D.&quot;&amp;MID([.I29];10;3)&amp;MID([.I29];7;3)&amp;&quot;.CFD.IP&quot;&amp;CHAR(34)" office:value-type="string" office:string-value="&quot;CS.D.JPYCAD.CFD.IP&quot;" calcext:value-type="string">
            <text:p>"CS.D.JPYCAD.CFD.IP"</text:p>
          </table:table-cell>
          <table:table-cell table:formula="of:=COUNTIF([Sheet3.$C$4:.$C$565];[.I29])+COUNTIF([Sheet3.$C$4:.$C$565];[.J29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gbpjpy" xlink:type="simple"> GBPJPYGBP/JPY</text:a><text:a xlink:href="https://www.etoro.com/markets/gbpjpy" xlink:type="simple"> </text:a></text:p>
          </table:table-cell>
          <table:table-cell table:style-name="ce2" table:formula="of:=MID([.A30];2;6)" office:value-type="string" office:string-value="GBPJPY" calcext:value-type="string">
            <text:p>GBPJPY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6 Pips</text:p>
          </table:table-cell>
          <table:table-cell table:style-name="ce4" table:formula="of:=INT(LEFT([.E30];LEN([.E30])-5))" office:value-type="float" office:value="6" calcext:value-type="float">
            <text:p>6</text:p>
          </table:table-cell>
          <table:table-cell table:style-name="ce2" office:value-type="float" office:value="-0.000114" calcext:value-type="float">
            <text:p>-0.000114</text:p>
          </table:table-cell>
          <table:table-cell table:style-name="ce2" office:value-type="float" office:value="0.000017" calcext:value-type="float">
            <text:p>0.000017</text:p>
          </table:table-cell>
          <table:table-cell table:formula="of:=CHAR(34)&amp;&quot;CS.D.&quot;&amp;[.B30]&amp;&quot;.CFD.IP&quot;&amp;CHAR(34)" office:value-type="string" office:string-value="&quot;CS.D.GBPJPY.CFD.IP&quot;" calcext:value-type="string">
            <text:p>"CS.D.GBPJPY.CFD.IP"</text:p>
          </table:table-cell>
          <table:table-cell table:formula="of:=CHAR(34)&amp;&quot;CS.D.&quot;&amp;MID([.I30];10;3)&amp;MID([.I30];7;3)&amp;&quot;.CFD.IP&quot;&amp;CHAR(34)" office:value-type="string" office:string-value="&quot;CS.D.JPYGBP.CFD.IP&quot;" calcext:value-type="string">
            <text:p>"CS.D.JPYGBP.CFD.IP"</text:p>
          </table:table-cell>
          <table:table-cell table:formula="of:=COUNTIF([Sheet3.$C$4:.$C$565];[.I30])+COUNTIF([Sheet3.$C$4:.$C$565];[.J30])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eurcad" xlink:type="simple"> EURCADEUR/CAD</text:a><text:a xlink:href="https://www.etoro.com/markets/eurcad" xlink:type="simple"> </text:a></text:p>
          </table:table-cell>
          <table:table-cell table:style-name="ce2" table:formula="of:=MID([.A31];2;6)" office:value-type="string" office:string-value="EURCAD" calcext:value-type="string">
            <text:p>EURCA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7 Pips</text:p>
          </table:table-cell>
          <table:table-cell table:style-name="ce4" table:formula="of:=INT(LEFT([.E31];LEN([.E31])-5))" office:value-type="float" office:value="7" calcext:value-type="float">
            <text:p>7</text:p>
          </table:table-cell>
          <table:table-cell table:style-name="ce2" office:value-type="float" office:value="0.000039" calcext:value-type="float">
            <text:p>0.000039</text:p>
          </table:table-cell>
          <table:table-cell table:style-name="ce2" office:value-type="float" office:value="-0.000115" calcext:value-type="float">
            <text:p>-0.000115</text:p>
          </table:table-cell>
          <table:table-cell table:formula="of:=CHAR(34)&amp;&quot;CS.D.&quot;&amp;[.B31]&amp;&quot;.CFD.IP&quot;&amp;CHAR(34)" office:value-type="string" office:string-value="&quot;CS.D.EURCAD.CFD.IP&quot;" calcext:value-type="string">
            <text:p>"CS.D.EURCAD.CFD.IP"</text:p>
          </table:table-cell>
          <table:table-cell table:formula="of:=CHAR(34)&amp;&quot;CS.D.&quot;&amp;MID([.I31];10;3)&amp;MID([.I31];7;3)&amp;&quot;.CFD.IP&quot;&amp;CHAR(34)" office:value-type="string" office:string-value="&quot;CS.D.CADEUR.CFD.IP&quot;" calcext:value-type="string">
            <text:p>"CS.D.CADEUR.CFD.IP"</text:p>
          </table:table-cell>
          <table:table-cell table:formula="of:=COUNTIF([Sheet3.$C$4:.$C$565];[.I31])+COUNTIF([Sheet3.$C$4:.$C$565];[.J31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euraud" xlink:type="simple"> EURAUDEUR/AUD</text:a><text:a xlink:href="https://www.etoro.com/markets/euraud" xlink:type="simple"> </text:a></text:p>
          </table:table-cell>
          <table:table-cell table:style-name="ce2" table:formula="of:=MID([.A32];2;6)" office:value-type="string" office:string-value="EURAUD" calcext:value-type="string">
            <text:p>EURAUD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7 Pips</text:p>
          </table:table-cell>
          <table:table-cell table:style-name="ce4" table:formula="of:=INT(LEFT([.E32];LEN([.E32])-5))" office:value-type="float" office:value="7" calcext:value-type="float">
            <text:p>7</text:p>
          </table:table-cell>
          <table:table-cell table:style-name="ce2" office:value-type="float" office:value="0.000023" calcext:value-type="float">
            <text:p>0.000023</text:p>
          </table:table-cell>
          <table:table-cell table:style-name="ce2" office:value-type="float" office:value="-0.000104" calcext:value-type="float">
            <text:p>-0.000104</text:p>
          </table:table-cell>
          <table:table-cell table:formula="of:=CHAR(34)&amp;&quot;CS.D.&quot;&amp;[.B32]&amp;&quot;.CFD.IP&quot;&amp;CHAR(34)" office:value-type="string" office:string-value="&quot;CS.D.EURAUD.CFD.IP&quot;" calcext:value-type="string">
            <text:p>"CS.D.EURAUD.CFD.IP"</text:p>
          </table:table-cell>
          <table:table-cell table:formula="of:=CHAR(34)&amp;&quot;CS.D.&quot;&amp;MID([.I32];10;3)&amp;MID([.I32];7;3)&amp;&quot;.CFD.IP&quot;&amp;CHAR(34)" office:value-type="string" office:string-value="&quot;CS.D.AUDEUR.CFD.IP&quot;" calcext:value-type="string">
            <text:p>"CS.D.AUDEUR.CFD.IP"</text:p>
          </table:table-cell>
          <table:table-cell table:formula="of:=COUNTIF([Sheet3.$C$4:.$C$565];[.I32])+COUNTIF([Sheet3.$C$4:.$C$565];[.J32])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zarjpy" xlink:type="simple"> ZARJPYZAR/JPY</text:a><text:a xlink:href="https://www.etoro.com/markets/zarjpy" xlink:type="simple"> </text:a></text:p>
          </table:table-cell>
          <table:table-cell table:style-name="ce2" table:formula="of:=MID([.A33];2;6)" office:value-type="string" office:string-value="ZARJPY" calcext:value-type="string">
            <text:p>ZARJPY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8 Pips</text:p>
          </table:table-cell>
          <table:table-cell table:style-name="ce4" table:formula="of:=INT(LEFT([.E33];LEN([.E33])-5))" office:value-type="float" office:value="8" calcext:value-type="float">
            <text:p>8</text:p>
          </table:table-cell>
          <table:table-cell table:style-name="ce2" office:value-type="float" office:value="-0.00002" calcext:value-type="float">
            <text:p>-0.00002</text:p>
          </table:table-cell>
          <table:table-cell table:style-name="ce2" office:value-type="float" office:value="0.000014" calcext:value-type="float">
            <text:p>0.000014</text:p>
          </table:table-cell>
          <table:table-cell table:formula="of:=CHAR(34)&amp;&quot;CS.D.&quot;&amp;[.B33]&amp;&quot;.CFD.IP&quot;&amp;CHAR(34)" office:value-type="string" office:string-value="&quot;CS.D.ZARJPY.CFD.IP&quot;" calcext:value-type="string">
            <text:p>"CS.D.ZARJPY.CFD.IP"</text:p>
          </table:table-cell>
          <table:table-cell table:formula="of:=CHAR(34)&amp;&quot;CS.D.&quot;&amp;MID([.I33];10;3)&amp;MID([.I33];7;3)&amp;&quot;.CFD.IP&quot;&amp;CHAR(34)" office:value-type="string" office:string-value="&quot;CS.D.JPYZAR.CFD.IP&quot;" calcext:value-type="string">
            <text:p>"CS.D.JPYZAR.CFD.IP"</text:p>
          </table:table-cell>
          <table:table-cell table:formula="of:=COUNTIF([Sheet3.$C$4:.$C$565];[.I33])+COUNTIF([Sheet3.$C$4:.$C$565];[.J33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usdcnh" xlink:type="simple"> USDCNHUSD/CNH</text:a><text:a xlink:href="https://www.etoro.com/markets/usdcnh" xlink:type="simple"> </text:a></text:p>
          </table:table-cell>
          <table:table-cell table:style-name="ce2" table:formula="of:=MID([.A34];2;6)" office:value-type="string" office:string-value="USDCNH" calcext:value-type="string">
            <text:p>USDCNH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10 Pips</text:p>
          </table:table-cell>
          <table:table-cell table:style-name="ce4" table:formula="of:=INT(LEFT([.E34];LEN([.E34])-5))" office:value-type="float" office:value="10" calcext:value-type="float">
            <text:p>10</text:p>
          </table:table-cell>
          <table:table-cell table:style-name="ce2" office:value-type="float" office:value="-0.000093" calcext:value-type="float">
            <text:p>-0.000093</text:p>
          </table:table-cell>
          <table:table-cell table:style-name="ce2" office:value-type="float" office:value="0.000002" calcext:value-type="float">
            <text:p>0.000002</text:p>
          </table:table-cell>
          <table:table-cell table:formula="of:=CHAR(34)&amp;&quot;CS.D.&quot;&amp;[.B34]&amp;&quot;.CFD.IP&quot;&amp;CHAR(34)" office:value-type="string" office:string-value="&quot;CS.D.USDCNH.CFD.IP&quot;" calcext:value-type="string">
            <text:p>"CS.D.USDCNH.CFD.IP"</text:p>
          </table:table-cell>
          <table:table-cell table:formula="of:=CHAR(34)&amp;&quot;CS.D.&quot;&amp;MID([.I34];10;3)&amp;MID([.I34];7;3)&amp;&quot;.CFD.IP&quot;&amp;CHAR(34)" office:value-type="string" office:string-value="&quot;CS.D.CNHUSD.CFD.IP&quot;" calcext:value-type="string">
            <text:p>"CS.D.CNHUSD.CFD.IP"</text:p>
          </table:table-cell>
          <table:table-cell table:formula="of:=COUNTIF([Sheet3.$C$4:.$C$565];[.I34])+COUNTIF([Sheet3.$C$4:.$C$565];[.J34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usdpln" xlink:type="simple"> USDPLNUSD/PLN</text:a><text:a xlink:href="https://www.etoro.com/markets/usdpln" xlink:type="simple"> </text:a></text:p>
          </table:table-cell>
          <table:table-cell table:style-name="ce2" table:formula="of:=MID([.A35];2;6)" office:value-type="string" office:string-value="USDPLN" calcext:value-type="string">
            <text:p>USDPLN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20 Pips</text:p>
          </table:table-cell>
          <table:table-cell table:style-name="ce4" table:formula="of:=INT(LEFT([.E35];LEN([.E35])-5))" office:value-type="float" office:value="20" calcext:value-type="float">
            <text:p>20</text:p>
          </table:table-cell>
          <table:table-cell table:style-name="ce2" office:value-type="float" office:value="-0.000068" calcext:value-type="float">
            <text:p>-0.000068</text:p>
          </table:table-cell>
          <table:table-cell table:style-name="ce2" office:value-type="float" office:value="0.000009" calcext:value-type="float">
            <text:p>0.000009</text:p>
          </table:table-cell>
          <table:table-cell table:formula="of:=CHAR(34)&amp;&quot;CS.D.&quot;&amp;[.B35]&amp;&quot;.CFD.IP&quot;&amp;CHAR(34)" office:value-type="string" office:string-value="&quot;CS.D.USDPLN.CFD.IP&quot;" calcext:value-type="string">
            <text:p>"CS.D.USDPLN.CFD.IP"</text:p>
          </table:table-cell>
          <table:table-cell table:formula="of:=CHAR(34)&amp;&quot;CS.D.&quot;&amp;MID([.I35];10;3)&amp;MID([.I35];7;3)&amp;&quot;.CFD.IP&quot;&amp;CHAR(34)" office:value-type="string" office:string-value="&quot;CS.D.PLNUSD.CFD.IP&quot;" calcext:value-type="string">
            <text:p>"CS.D.PLNUSD.CFD.IP"</text:p>
          </table:table-cell>
          <table:table-cell table:formula="of:=COUNTIF([Sheet3.$C$4:.$C$565];[.I35])+COUNTIF([Sheet3.$C$4:.$C$565];[.J35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eurhuf" xlink:type="simple"> EURHUFEUR/HUF</text:a><text:a xlink:href="https://www.etoro.com/markets/eurhuf" xlink:type="simple"> </text:a></text:p>
          </table:table-cell>
          <table:table-cell table:style-name="ce2" table:formula="of:=MID([.A36];2;6)" office:value-type="string" office:string-value="EURHUF" calcext:value-type="string">
            <text:p>EURHUF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20 Pips</text:p>
          </table:table-cell>
          <table:table-cell table:style-name="ce4" table:formula="of:=INT(LEFT([.E36];LEN([.E36])-5))" office:value-type="float" office:value="20" calcext:value-type="float">
            <text:p>20</text:p>
          </table:table-cell>
          <table:table-cell table:number-columns-repeated="2" table:style-name="ce2" office:value-type="float" office:value="-0.000031" calcext:value-type="float">
            <text:p>-0.000031</text:p>
          </table:table-cell>
          <table:table-cell table:formula="of:=CHAR(34)&amp;&quot;CS.D.&quot;&amp;[.B36]&amp;&quot;.CFD.IP&quot;&amp;CHAR(34)" office:value-type="string" office:string-value="&quot;CS.D.EURHUF.CFD.IP&quot;" calcext:value-type="string">
            <text:p>"CS.D.EURHUF.CFD.IP"</text:p>
          </table:table-cell>
          <table:table-cell table:formula="of:=CHAR(34)&amp;&quot;CS.D.&quot;&amp;MID([.I36];10;3)&amp;MID([.I36];7;3)&amp;&quot;.CFD.IP&quot;&amp;CHAR(34)" office:value-type="string" office:string-value="&quot;CS.D.HUFEUR.CFD.IP&quot;" calcext:value-type="string">
            <text:p>"CS.D.HUFEUR.CFD.IP"</text:p>
          </table:table-cell>
          <table:table-cell table:formula="of:=COUNTIF([Sheet3.$C$4:.$C$565];[.I36])+COUNTIF([Sheet3.$C$4:.$C$565];[.J36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usdhuf" xlink:type="simple"> USDHUFUSD/HUF</text:a><text:a xlink:href="https://www.etoro.com/markets/usdhuf" xlink:type="simple"> </text:a></text:p>
          </table:table-cell>
          <table:table-cell table:style-name="ce2" table:formula="of:=MID([.A37];2;6)" office:value-type="string" office:string-value="USDHUF" calcext:value-type="string">
            <text:p>USDHUF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20 Pips</text:p>
          </table:table-cell>
          <table:table-cell table:style-name="ce4" table:formula="of:=INT(LEFT([.E37];LEN([.E37])-5))" office:value-type="float" office:value="20" calcext:value-type="float">
            <text:p>20</text:p>
          </table:table-cell>
          <table:table-cell table:style-name="ce2" office:value-type="float" office:value="-0.000028" calcext:value-type="float">
            <text:p>-0.000028</text:p>
          </table:table-cell>
          <table:table-cell table:style-name="ce2" office:value-type="float" office:value="-0.000026" calcext:value-type="float">
            <text:p>-0.000026</text:p>
          </table:table-cell>
          <table:table-cell table:formula="of:=CHAR(34)&amp;&quot;CS.D.&quot;&amp;[.B37]&amp;&quot;.CFD.IP&quot;&amp;CHAR(34)" office:value-type="string" office:string-value="&quot;CS.D.USDHUF.CFD.IP&quot;" calcext:value-type="string">
            <text:p>"CS.D.USDHUF.CFD.IP"</text:p>
          </table:table-cell>
          <table:table-cell table:formula="of:=CHAR(34)&amp;&quot;CS.D.&quot;&amp;MID([.I37];10;3)&amp;MID([.I37];7;3)&amp;&quot;.CFD.IP&quot;&amp;CHAR(34)" office:value-type="string" office:string-value="&quot;CS.D.HUFUSD.CFD.IP&quot;" calcext:value-type="string">
            <text:p>"CS.D.HUFUSD.CFD.IP"</text:p>
          </table:table-cell>
          <table:table-cell table:formula="of:=COUNTIF([Sheet3.$C$4:.$C$565];[.I37])+COUNTIF([Sheet3.$C$4:.$C$565];[.J37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usdmxn" xlink:type="simple"> USDMXNUSD/MXN</text:a><text:a xlink:href="https://www.etoro.com/markets/usdmxn" xlink:type="simple"> </text:a></text:p>
          </table:table-cell>
          <table:table-cell table:style-name="ce2" table:formula="of:=MID([.A38];2;6)" office:value-type="string" office:string-value="USDMXN" calcext:value-type="string">
            <text:p>USDMXN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20 Pips</text:p>
          </table:table-cell>
          <table:table-cell table:style-name="ce4" table:formula="of:=INT(LEFT([.E38];LEN([.E38])-5))" office:value-type="float" office:value="20" calcext:value-type="float">
            <text:p>20</text:p>
          </table:table-cell>
          <table:table-cell table:style-name="ce2" office:value-type="float" office:value="0.000132" calcext:value-type="float">
            <text:p>0.000132</text:p>
          </table:table-cell>
          <table:table-cell table:style-name="ce2" office:value-type="float" office:value="-0.000198" calcext:value-type="float">
            <text:p>-0.000198</text:p>
          </table:table-cell>
          <table:table-cell table:formula="of:=CHAR(34)&amp;&quot;CS.D.&quot;&amp;[.B38]&amp;&quot;.CFD.IP&quot;&amp;CHAR(34)" office:value-type="string" office:string-value="&quot;CS.D.USDMXN.CFD.IP&quot;" calcext:value-type="string">
            <text:p>"CS.D.USDMXN.CFD.IP"</text:p>
          </table:table-cell>
          <table:table-cell table:formula="of:=CHAR(34)&amp;&quot;CS.D.&quot;&amp;MID([.I38];10;3)&amp;MID([.I38];7;3)&amp;&quot;.CFD.IP&quot;&amp;CHAR(34)" office:value-type="string" office:string-value="&quot;CS.D.MXNUSD.CFD.IP&quot;" calcext:value-type="string">
            <text:p>"CS.D.MXNUSD.CFD.IP"</text:p>
          </table:table-cell>
          <table:table-cell table:formula="of:=COUNTIF([Sheet3.$C$4:.$C$565];[.I38])+COUNTIF([Sheet3.$C$4:.$C$565];[.J38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eurnok" xlink:type="simple"> EURNOKEUR/NOK</text:a><text:a xlink:href="https://www.etoro.com/markets/eurnok" xlink:type="simple"> </text:a></text:p>
          </table:table-cell>
          <table:table-cell table:style-name="ce2" table:formula="of:=MID([.A39];2;6)" office:value-type="string" office:string-value="EURNOK" calcext:value-type="string">
            <text:p>EURNOK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20 Pips</text:p>
          </table:table-cell>
          <table:table-cell table:style-name="ce4" table:formula="of:=INT(LEFT([.E39];LEN([.E39])-5))" office:value-type="float" office:value="20" calcext:value-type="float">
            <text:p>20</text:p>
          </table:table-cell>
          <table:table-cell table:style-name="ce2" office:value-type="float" office:value="0.000024" calcext:value-type="float">
            <text:p>0.000024</text:p>
          </table:table-cell>
          <table:table-cell table:style-name="ce2" office:value-type="float" office:value="-0.000098" calcext:value-type="float">
            <text:p>-0.000098</text:p>
          </table:table-cell>
          <table:table-cell table:formula="of:=CHAR(34)&amp;&quot;CS.D.&quot;&amp;[.B39]&amp;&quot;.CFD.IP&quot;&amp;CHAR(34)" office:value-type="string" office:string-value="&quot;CS.D.EURNOK.CFD.IP&quot;" calcext:value-type="string">
            <text:p>"CS.D.EURNOK.CFD.IP"</text:p>
          </table:table-cell>
          <table:table-cell table:formula="of:=CHAR(34)&amp;&quot;CS.D.&quot;&amp;MID([.I39];10;3)&amp;MID([.I39];7;3)&amp;&quot;.CFD.IP&quot;&amp;CHAR(34)" office:value-type="string" office:string-value="&quot;CS.D.NOKEUR.CFD.IP&quot;" calcext:value-type="string">
            <text:p>"CS.D.NOKEUR.CFD.IP"</text:p>
          </table:table-cell>
          <table:table-cell table:formula="of:=COUNTIF([Sheet3.$C$4:.$C$565];[.I39])+COUNTIF([Sheet3.$C$4:.$C$565];[.J39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noksek" xlink:type="simple"> NOKSEKNOK/SEK</text:a><text:a xlink:href="https://www.etoro.com/markets/noksek" xlink:type="simple"> </text:a></text:p>
          </table:table-cell>
          <table:table-cell table:style-name="ce2" table:formula="of:=MID([.A40];2;6)" office:value-type="string" office:string-value="NOKSEK" calcext:value-type="string">
            <text:p>NOKSEK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20 Pips</text:p>
          </table:table-cell>
          <table:table-cell table:style-name="ce4" table:formula="of:=INT(LEFT([.E40];LEN([.E40])-5))" office:value-type="float" office:value="20" calcext:value-type="float">
            <text:p>20</text:p>
          </table:table-cell>
          <table:table-cell table:style-name="ce2" office:value-type="float" office:value="-0.000012" calcext:value-type="float">
            <text:p>-0.000012</text:p>
          </table:table-cell>
          <table:table-cell table:style-name="ce2" office:value-type="float" office:value="0.000004" calcext:value-type="float">
            <text:p>0.000004</text:p>
          </table:table-cell>
          <table:table-cell table:formula="of:=CHAR(34)&amp;&quot;CS.D.&quot;&amp;[.B40]&amp;&quot;.CFD.IP&quot;&amp;CHAR(34)" office:value-type="string" office:string-value="&quot;CS.D.NOKSEK.CFD.IP&quot;" calcext:value-type="string">
            <text:p>"CS.D.NOKSEK.CFD.IP"</text:p>
          </table:table-cell>
          <table:table-cell table:formula="of:=CHAR(34)&amp;&quot;CS.D.&quot;&amp;MID([.I40];10;3)&amp;MID([.I40];7;3)&amp;&quot;.CFD.IP&quot;&amp;CHAR(34)" office:value-type="string" office:string-value="&quot;CS.D.SEKNOK.CFD.IP&quot;" calcext:value-type="string">
            <text:p>"CS.D.SEKNOK.CFD.IP"</text:p>
          </table:table-cell>
          <table:table-cell table:formula="of:=COUNTIF([Sheet3.$C$4:.$C$565];[.I40])+COUNTIF([Sheet3.$C$4:.$C$565];[.J40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usdsek" xlink:type="simple"> USDSEKUSD/SEK</text:a><text:a xlink:href="https://www.etoro.com/markets/usdsek" xlink:type="simple"> </text:a></text:p>
          </table:table-cell>
          <table:table-cell table:style-name="ce2" table:formula="of:=MID([.A41];2;6)" office:value-type="string" office:string-value="USDSEK" calcext:value-type="string">
            <text:p>USDSEK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20 Pips</text:p>
          </table:table-cell>
          <table:table-cell table:style-name="ce4" table:formula="of:=INT(LEFT([.E41];LEN([.E41])-5))" office:value-type="float" office:value="20" calcext:value-type="float">
            <text:p>20</text:p>
          </table:table-cell>
          <table:table-cell table:style-name="ce2" office:value-type="float" office:value="-0.000098" calcext:value-type="float">
            <text:p>-0.000098</text:p>
          </table:table-cell>
          <table:table-cell table:style-name="ce2" office:value-type="float" office:value="0.000053" calcext:value-type="float">
            <text:p>0.000053</text:p>
          </table:table-cell>
          <table:table-cell table:formula="of:=CHAR(34)&amp;&quot;CS.D.&quot;&amp;[.B41]&amp;&quot;.CFD.IP&quot;&amp;CHAR(34)" office:value-type="string" office:string-value="&quot;CS.D.USDSEK.CFD.IP&quot;" calcext:value-type="string">
            <text:p>"CS.D.USDSEK.CFD.IP"</text:p>
          </table:table-cell>
          <table:table-cell table:formula="of:=CHAR(34)&amp;&quot;CS.D.&quot;&amp;MID([.I41];10;3)&amp;MID([.I41];7;3)&amp;&quot;.CFD.IP&quot;&amp;CHAR(34)" office:value-type="string" office:string-value="&quot;CS.D.SEKUSD.CFD.IP&quot;" calcext:value-type="string">
            <text:p>"CS.D.SEKUSD.CFD.IP"</text:p>
          </table:table-cell>
          <table:table-cell table:formula="of:=COUNTIF([Sheet3.$C$4:.$C$565];[.I41])+COUNTIF([Sheet3.$C$4:.$C$565];[.J41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usdnok" xlink:type="simple"> USDNOKUSD/NOK</text:a><text:a xlink:href="https://www.etoro.com/markets/usdnok" xlink:type="simple"> </text:a></text:p>
          </table:table-cell>
          <table:table-cell table:style-name="ce2" table:formula="of:=MID([.A42];2;6)" office:value-type="string" office:string-value="USDNOK" calcext:value-type="string">
            <text:p>USDNOK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20 Pips</text:p>
          </table:table-cell>
          <table:table-cell table:style-name="ce4" table:formula="of:=INT(LEFT([.E42];LEN([.E42])-5))" office:value-type="float" office:value="20" calcext:value-type="float">
            <text:p>20</text:p>
          </table:table-cell>
          <table:table-cell table:style-name="ce2" office:value-type="float" office:value="-0.000071" calcext:value-type="float">
            <text:p>-0.000071</text:p>
          </table:table-cell>
          <table:table-cell table:style-name="ce2" office:value-type="float" office:value="0.000011" calcext:value-type="float">
            <text:p>0.000011</text:p>
          </table:table-cell>
          <table:table-cell table:formula="of:=CHAR(34)&amp;&quot;CS.D.&quot;&amp;[.B42]&amp;&quot;.CFD.IP&quot;&amp;CHAR(34)" office:value-type="string" office:string-value="&quot;CS.D.USDNOK.CFD.IP&quot;" calcext:value-type="string">
            <text:p>"CS.D.USDNOK.CFD.IP"</text:p>
          </table:table-cell>
          <table:table-cell table:formula="of:=CHAR(34)&amp;&quot;CS.D.&quot;&amp;MID([.I42];10;3)&amp;MID([.I42];7;3)&amp;&quot;.CFD.IP&quot;&amp;CHAR(34)" office:value-type="string" office:string-value="&quot;CS.D.NOKUSD.CFD.IP&quot;" calcext:value-type="string">
            <text:p>"CS.D.NOKUSD.CFD.IP"</text:p>
          </table:table-cell>
          <table:table-cell table:formula="of:=COUNTIF([Sheet3.$C$4:.$C$565];[.I42])+COUNTIF([Sheet3.$C$4:.$C$565];[.J42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chfhuf" xlink:type="simple"> CHFHUFCHF/HUF</text:a><text:a xlink:href="https://www.etoro.com/markets/chfhuf" xlink:type="simple"> </text:a></text:p>
          </table:table-cell>
          <table:table-cell table:style-name="ce2" table:formula="of:=MID([.A43];2;6)" office:value-type="string" office:string-value="CHFHUF" calcext:value-type="string">
            <text:p>CHFHUF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30 Pips</text:p>
          </table:table-cell>
          <table:table-cell table:style-name="ce4" table:formula="of:=INT(LEFT([.E43];LEN([.E43])-5))" office:value-type="float" office:value="30" calcext:value-type="float">
            <text:p>30</text:p>
          </table:table-cell>
          <table:table-cell table:number-columns-repeated="2" table:style-name="ce2" office:value-type="float" office:value="-0.000028" calcext:value-type="float">
            <text:p>-0.000028</text:p>
          </table:table-cell>
          <table:table-cell table:formula="of:=CHAR(34)&amp;&quot;CS.D.&quot;&amp;[.B43]&amp;&quot;.CFD.IP&quot;&amp;CHAR(34)" office:value-type="string" office:string-value="&quot;CS.D.CHFHUF.CFD.IP&quot;" calcext:value-type="string">
            <text:p>"CS.D.CHFHUF.CFD.IP"</text:p>
          </table:table-cell>
          <table:table-cell table:formula="of:=CHAR(34)&amp;&quot;CS.D.&quot;&amp;MID([.I43];10;3)&amp;MID([.I43];7;3)&amp;&quot;.CFD.IP&quot;&amp;CHAR(34)" office:value-type="string" office:string-value="&quot;CS.D.HUFCHF.CFD.IP&quot;" calcext:value-type="string">
            <text:p>"CS.D.HUFCHF.CFD.IP"</text:p>
          </table:table-cell>
          <table:table-cell table:formula="of:=COUNTIF([Sheet3.$C$4:.$C$565];[.I43])+COUNTIF([Sheet3.$C$4:.$C$565];[.J43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gbphuf" xlink:type="simple"> GBPHUFGBP/HUF</text:a><text:a xlink:href="https://www.etoro.com/markets/gbphuf" xlink:type="simple"> </text:a></text:p>
          </table:table-cell>
          <table:table-cell table:style-name="ce2" table:formula="of:=MID([.A44];2;6)" office:value-type="string" office:string-value="GBPHUF" calcext:value-type="string">
            <text:p>GBPHUF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30 Pips</text:p>
          </table:table-cell>
          <table:table-cell table:style-name="ce4" table:formula="of:=INT(LEFT([.E44];LEN([.E44])-5))" office:value-type="float" office:value="30" calcext:value-type="float">
            <text:p>30</text:p>
          </table:table-cell>
          <table:table-cell table:style-name="ce2" office:value-type="float" office:value="-0.000035" calcext:value-type="float">
            <text:p>-0.000035</text:p>
          </table:table-cell>
          <table:table-cell table:style-name="ce2" office:value-type="float" office:value="-0.000034" calcext:value-type="float">
            <text:p>-0.000034</text:p>
          </table:table-cell>
          <table:table-cell table:formula="of:=CHAR(34)&amp;&quot;CS.D.&quot;&amp;[.B44]&amp;&quot;.CFD.IP&quot;&amp;CHAR(34)" office:value-type="string" office:string-value="&quot;CS.D.GBPHUF.CFD.IP&quot;" calcext:value-type="string">
            <text:p>"CS.D.GBPHUF.CFD.IP"</text:p>
          </table:table-cell>
          <table:table-cell table:formula="of:=CHAR(34)&amp;&quot;CS.D.&quot;&amp;MID([.I44];10;3)&amp;MID([.I44];7;3)&amp;&quot;.CFD.IP&quot;&amp;CHAR(34)" office:value-type="string" office:string-value="&quot;CS.D.HUFGBP.CFD.IP&quot;" calcext:value-type="string">
            <text:p>"CS.D.HUFGBP.CFD.IP"</text:p>
          </table:table-cell>
          <table:table-cell table:formula="of:=COUNTIF([Sheet3.$C$4:.$C$565];[.I44])+COUNTIF([Sheet3.$C$4:.$C$565];[.J44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eurpln" xlink:type="simple"> EURPLNEUR/PLN</text:a><text:a xlink:href="https://www.etoro.com/markets/eurpln" xlink:type="simple"> </text:a></text:p>
          </table:table-cell>
          <table:table-cell table:style-name="ce2" table:formula="of:=MID([.A45];2;6)" office:value-type="string" office:string-value="EURPLN" calcext:value-type="string">
            <text:p>EURPLN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30 Pips</text:p>
          </table:table-cell>
          <table:table-cell table:style-name="ce4" table:formula="of:=INT(LEFT([.E45];LEN([.E45])-5))" office:value-type="float" office:value="30" calcext:value-type="float">
            <text:p>30</text:p>
          </table:table-cell>
          <table:table-cell table:style-name="ce2" office:value-type="float" office:value="0.000026" calcext:value-type="float">
            <text:p>0.000026</text:p>
          </table:table-cell>
          <table:table-cell table:style-name="ce2" office:value-type="float" office:value="-0.000097" calcext:value-type="float">
            <text:p>-0.000097</text:p>
          </table:table-cell>
          <table:table-cell table:formula="of:=CHAR(34)&amp;&quot;CS.D.&quot;&amp;[.B45]&amp;&quot;.CFD.IP&quot;&amp;CHAR(34)" office:value-type="string" office:string-value="&quot;CS.D.EURPLN.CFD.IP&quot;" calcext:value-type="string">
            <text:p>"CS.D.EURPLN.CFD.IP"</text:p>
          </table:table-cell>
          <table:table-cell table:formula="of:=CHAR(34)&amp;&quot;CS.D.&quot;&amp;MID([.I45];10;3)&amp;MID([.I45];7;3)&amp;&quot;.CFD.IP&quot;&amp;CHAR(34)" office:value-type="string" office:string-value="&quot;CS.D.PLNEUR.CFD.IP&quot;" calcext:value-type="string">
            <text:p>"CS.D.PLNEUR.CFD.IP"</text:p>
          </table:table-cell>
          <table:table-cell table:formula="of:=COUNTIF([Sheet3.$C$4:.$C$565];[.I45])+COUNTIF([Sheet3.$C$4:.$C$565];[.J45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eursek" xlink:type="simple"> EURSEKEUR/SEK</text:a><text:a xlink:href="https://www.etoro.com/markets/eursek" xlink:type="simple"> </text:a></text:p>
          </table:table-cell>
          <table:table-cell table:style-name="ce2" table:formula="of:=MID([.A46];2;6)" office:value-type="string" office:string-value="EURSEK" calcext:value-type="string">
            <text:p>EURSEK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30 Pips</text:p>
          </table:table-cell>
          <table:table-cell table:style-name="ce4" table:formula="of:=INT(LEFT([.E46];LEN([.E46])-5))" office:value-type="float" office:value="30" calcext:value-type="float">
            <text:p>30</text:p>
          </table:table-cell>
          <table:table-cell table:style-name="ce2" office:value-type="float" office:value="-0.000025" calcext:value-type="float">
            <text:p>-0.000025</text:p>
          </table:table-cell>
          <table:table-cell table:style-name="ce2" office:value-type="float" office:value="-0.000055" calcext:value-type="float">
            <text:p>-0.000055</text:p>
          </table:table-cell>
          <table:table-cell table:formula="of:=CHAR(34)&amp;&quot;CS.D.&quot;&amp;[.B46]&amp;&quot;.CFD.IP&quot;&amp;CHAR(34)" office:value-type="string" office:string-value="&quot;CS.D.EURSEK.CFD.IP&quot;" calcext:value-type="string">
            <text:p>"CS.D.EURSEK.CFD.IP"</text:p>
          </table:table-cell>
          <table:table-cell table:formula="of:=CHAR(34)&amp;&quot;CS.D.&quot;&amp;MID([.I46];10;3)&amp;MID([.I46];7;3)&amp;&quot;.CFD.IP&quot;&amp;CHAR(34)" office:value-type="string" office:string-value="&quot;CS.D.SEKEUR.CFD.IP&quot;" calcext:value-type="string">
            <text:p>"CS.D.SEKEUR.CFD.IP"</text:p>
          </table:table-cell>
          <table:table-cell table:formula="of:=COUNTIF([Sheet3.$C$4:.$C$565];[.I46])+COUNTIF([Sheet3.$C$4:.$C$565];[.J46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usdtry" xlink:type="simple"> USDTRYUSD/TRY</text:a><text:a xlink:href="https://www.etoro.com/markets/usdtry" xlink:type="simple"> </text:a></text:p>
          </table:table-cell>
          <table:table-cell table:style-name="ce2" table:formula="of:=MID([.A47];2;6)" office:value-type="string" office:string-value="USDTRY" calcext:value-type="string">
            <text:p>USDTRY</text:p>
          </table:table-cell>
          <table:table-cell table:style-name="ce2" office:value-type="string" calcext:value-type="string">
            <text:p>Sunday 22:05Friday 21:30</text:p>
          </table:table-cell>
          <table:table-cell table:style-name="ce3"/>
          <table:table-cell table:style-name="ce2" office:value-type="string" calcext:value-type="string">
            <text:p>50 Pips</text:p>
          </table:table-cell>
          <table:table-cell table:style-name="ce4" table:formula="of:=INT(LEFT([.E47];LEN([.E47])-5))" office:value-type="float" office:value="50" calcext:value-type="float">
            <text:p>50</text:p>
          </table:table-cell>
          <table:table-cell table:style-name="ce2" office:value-type="float" office:value="0.000448" calcext:value-type="float">
            <text:p>0.000448</text:p>
          </table:table-cell>
          <table:table-cell table:style-name="ce2" office:value-type="float" office:value="-0.000559" calcext:value-type="float">
            <text:p>-0.000559</text:p>
          </table:table-cell>
          <table:table-cell table:formula="of:=CHAR(34)&amp;&quot;CS.D.&quot;&amp;[.B47]&amp;&quot;.CFD.IP&quot;&amp;CHAR(34)" office:value-type="string" office:string-value="&quot;CS.D.USDTRY.CFD.IP&quot;" calcext:value-type="string">
            <text:p>"CS.D.USDTRY.CFD.IP"</text:p>
          </table:table-cell>
          <table:table-cell table:formula="of:=CHAR(34)&amp;&quot;CS.D.&quot;&amp;MID([.I47];10;3)&amp;MID([.I47];7;3)&amp;&quot;.CFD.IP&quot;&amp;CHAR(34)" office:value-type="string" office:string-value="&quot;CS.D.TRYUSD.CFD.IP&quot;" calcext:value-type="string">
            <text:p>"CS.D.TRYUSD.CFD.IP"</text:p>
          </table:table-cell>
          <table:table-cell table:formula="of:=COUNTIF([Sheet3.$C$4:.$C$565];[.I47])+COUNTIF([Sheet3.$C$4:.$C$565];[.J47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<text:a xlink:href="https://www.etoro.com/markets/usdzar" xlink:type="simple"> USDZARUSD/ZAR</text:a><text:a xlink:href="https://www.etoro.com/markets/usdzar" xlink:type="simple"> </text:a></text:p>
          </table:table-cell>
          <table:table-cell table:style-name="ce2" table:formula="of:=MID([.A48];2;6)" office:value-type="string" office:string-value="USDZAR" calcext:value-type="string">
            <text:p>USDZAR</text:p>
          </table:table-cell>
          <table:table-cell table:style-name="ce2" office:value-type="string" calcext:value-type="string">
            <text:p>Sunday 21:05Friday 20:30</text:p>
          </table:table-cell>
          <table:table-cell table:style-name="ce3"/>
          <table:table-cell table:style-name="ce2" office:value-type="string" calcext:value-type="string">
            <text:p>50 Pips</text:p>
          </table:table-cell>
          <table:table-cell table:style-name="ce4" table:formula="of:=INT(LEFT([.E48];LEN([.E48])-5))" office:value-type="float" office:value="50" calcext:value-type="float">
            <text:p>50</text:p>
          </table:table-cell>
          <table:table-cell table:style-name="ce2" office:value-type="float" office:value="0.000086" calcext:value-type="float">
            <text:p>0.000086</text:p>
          </table:table-cell>
          <table:table-cell table:style-name="ce2" office:value-type="float" office:value="-0.000162" calcext:value-type="float">
            <text:p>-0.000162</text:p>
          </table:table-cell>
          <table:table-cell table:formula="of:=CHAR(34)&amp;&quot;CS.D.&quot;&amp;[.B48]&amp;&quot;.CFD.IP&quot;&amp;CHAR(34)" office:value-type="string" office:string-value="&quot;CS.D.USDZAR.CFD.IP&quot;" calcext:value-type="string">
            <text:p>"CS.D.USDZAR.CFD.IP"</text:p>
          </table:table-cell>
          <table:table-cell table:formula="of:=CHAR(34)&amp;&quot;CS.D.&quot;&amp;MID([.I48];10;3)&amp;MID([.I48];7;3)&amp;&quot;.CFD.IP&quot;&amp;CHAR(34)" office:value-type="string" office:string-value="&quot;CS.D.ZARUSD.CFD.IP&quot;" calcext:value-type="string">
            <text:p>"CS.D.ZARUSD.CFD.IP"</text:p>
          </table:table-cell>
          <table:table-cell table:formula="of:=COUNTIF([Sheet3.$C$4:.$C$565];[.I48])+COUNTIF([Sheet3.$C$4:.$C$565];[.J48])" office:value-type="float" office:value="0" calcext:value-type="float">
            <text:p>0</text:p>
          </table:table-cell>
          <table:table-cell/>
        </table:table-row>
        <table:table-row table:style-name="ro1" table:number-rows-repeated="104852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Toro Crypto" table:style-name="ta1">
        <table:table-column table:style-name="co3" table:default-cell-style-name="Default"/>
        <table:table-column table:style-name="co1" table:number-columns-repeated="4" table:default-cell-style-name="Default"/>
        <table:table-column table:style-name="co6" table:default-cell-style-name="ce9"/>
        <table:table-column table:style-name="co7" table:default-cell-style-name="ce12"/>
        <table:table-column table:style-name="co8" table:default-cell-style-name="ce15"/>
        <table:table-column table:style-name="co1" table:number-columns-repeated="2" table:default-cell-style-name="Default"/>
        <table:table-row table:style-name="ro4">
          <table:table-cell table:style-name="ce1" office:value-type="string" calcext:value-type="string">
            <text:p>Instrument</text:p>
          </table:table-cell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Market Hours</text:p>
          </table:table-cell>
          <table:table-cell table:style-name="ce1" office:value-type="string" calcext:value-type="string">
            <text:p>Daily Break</text:p>
          </table:table-cell>
          <table:table-cell table:style-name="ce1" office:value-type="string" calcext:value-type="string">
            <text:p>Spread</text:p>
          </table:table-cell>
          <table:table-cell table:style-name="ce7" office:value-type="string" calcext:value-type="string">
            <text:p>Spread</text:p>
          </table:table-cell>
          <table:table-cell table:style-name="ce10" office:value-type="string" calcext:value-type="string">
            <text:p>ROM Price</text:p>
          </table:table-cell>
          <table:table-cell table:style-name="ce13" office:value-type="string" calcext:value-type="string">
            <text:p>Spread Value</text:p>
          </table:table-cell>
          <table:table-cell table:style-name="ce1" office:value-type="string" calcext:value-type="string">
            <text:p>SELL</text:p>
          </table:table-cell>
          <table:table-cell table:style-name="ce1" office:value-type="string" calcext:value-type="string">
            <text:p>BUY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tc" xlink:type="simple"> BTCBitcoin</text:a><text:a xlink:href="https://www.etoro.com/markets/btc" xlink:type="simple"> </text:a></text:p>
          </table:table-cell>
          <table:table-cell table:style-name="ce2" table:formula="of:=MID([.A2];2;6)" office:value-type="string" office:string-value="BTCBit" calcext:value-type="string">
            <text:p>BTCBit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0.75 %</text:p>
          </table:table-cell>
          <table:table-cell table:style-name="ce8" table:formula="of:=LEFT([.E2];LEN([.E2])-2)" office:value-type="string" office:string-value="0.75" calcext:value-type="string">
            <text:p>0.75</text:p>
          </table:table-cell>
          <table:table-cell table:style-name="ce11" office:value-type="float" office:value="10000" calcext:value-type="float">
            <text:p>10,000.00</text:p>
          </table:table-cell>
          <table:table-cell table:style-name="ce14" table:formula="of:=[.G2]*([.F2]/100)" office:value-type="float" office:value="75" calcext:value-type="float">
            <text:p>75.0</text:p>
          </table:table-cell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tcchf" xlink:type="simple"> BTCCHFBitcoin / Swiss Franc</text:a><text:a xlink:href="https://www.etoro.com/markets/btcchf" xlink:type="simple"> </text:a></text:p>
          </table:table-cell>
          <table:table-cell table:style-name="ce2" table:formula="of:=MID([.A3];2;6)" office:value-type="string" office:string-value="BTCCHF" calcext:value-type="string">
            <text:p>BTCCHF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0.75 %</text:p>
          </table:table-cell>
          <table:table-cell table:style-name="ce8" table:formula="of:=LEFT([.E3];LEN([.E3])-2)" office:value-type="string" office:string-value="0.75" calcext:value-type="string">
            <text:p>0.75</text:p>
          </table:table-cell>
          <table:table-cell table:style-name="ce11" office:value-type="float" office:value="10000" calcext:value-type="float">
            <text:p>10,000.00</text:p>
          </table:table-cell>
          <table:table-cell table:style-name="ce14" table:formula="of:=[.G3]*([.F3]/100)" office:value-type="float" office:value="75" calcext:value-type="float">
            <text:p>75.0</text:p>
          </table:table-cell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tccad" xlink:type="simple"> BTCCADBitcoin / Canadian Dollar</text:a><text:a xlink:href="https://www.etoro.com/markets/btccad" xlink:type="simple"> </text:a></text:p>
          </table:table-cell>
          <table:table-cell table:style-name="ce2" table:formula="of:=MID([.A4];2;6)" office:value-type="string" office:string-value="BTCCAD" calcext:value-type="string">
            <text:p>BTCCA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0.75 %</text:p>
          </table:table-cell>
          <table:table-cell table:style-name="ce8" table:formula="of:=LEFT([.E4];LEN([.E4])-2)" office:value-type="string" office:string-value="0.75" calcext:value-type="string">
            <text:p>0.75</text:p>
          </table:table-cell>
          <table:table-cell table:style-name="ce11" office:value-type="float" office:value="10000" calcext:value-type="float">
            <text:p>10,000.00</text:p>
          </table:table-cell>
          <table:table-cell table:style-name="ce14" table:formula="of:=[.G4]*([.F4]/100)" office:value-type="float" office:value="75" calcext:value-type="float">
            <text:p>75.0</text:p>
          </table:table-cell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tcnzd" xlink:type="simple"> BTCNZDBitcoin / New Zealand Dollar</text:a><text:a xlink:href="https://www.etoro.com/markets/btcnzd" xlink:type="simple"> </text:a></text:p>
          </table:table-cell>
          <table:table-cell table:style-name="ce2" table:formula="of:=MID([.A5];2;6)" office:value-type="string" office:string-value="BTCNZD" calcext:value-type="string">
            <text:p>BTCNZ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0.75 %</text:p>
          </table:table-cell>
          <table:table-cell table:style-name="ce8" table:formula="of:=LEFT([.E5];LEN([.E5])-2)" office:value-type="string" office:string-value="0.75" calcext:value-type="string">
            <text:p>0.75</text:p>
          </table:table-cell>
          <table:table-cell table:style-name="ce11" office:value-type="float" office:value="10000" calcext:value-type="float">
            <text:p>10,000.00</text:p>
          </table:table-cell>
          <table:table-cell table:style-name="ce14" table:formula="of:=[.G5]*([.F5]/100)" office:value-type="float" office:value="75" calcext:value-type="float">
            <text:p>75.0</text:p>
          </table:table-cell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tcaud" xlink:type="simple"> BTCAUDBitcoin / Australian Dollar</text:a><text:a xlink:href="https://www.etoro.com/markets/btcaud" xlink:type="simple"> </text:a></text:p>
          </table:table-cell>
          <table:table-cell table:style-name="ce2" table:formula="of:=MID([.A6];2;6)" office:value-type="string" office:string-value="BTCAUD" calcext:value-type="string">
            <text:p>BTCAU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0.75 %</text:p>
          </table:table-cell>
          <table:table-cell table:style-name="ce8" table:formula="of:=LEFT([.E6];LEN([.E6])-2)" office:value-type="string" office:string-value="0.75" calcext:value-type="string">
            <text:p>0.75</text:p>
          </table:table-cell>
          <table:table-cell table:style-name="ce11" office:value-type="float" office:value="10000" calcext:value-type="float">
            <text:p>10,000.00</text:p>
          </table:table-cell>
          <table:table-cell table:style-name="ce14" table:formula="of:=[.G6]*([.F6]/100)" office:value-type="float" office:value="75" calcext:value-type="float">
            <text:p>75.0</text:p>
          </table:table-cell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tcjpy" xlink:type="simple"> BTCJPYBitcoin / Japanese Yen</text:a><text:a xlink:href="https://www.etoro.com/markets/btcjpy" xlink:type="simple"> </text:a></text:p>
          </table:table-cell>
          <table:table-cell table:style-name="ce2" table:formula="of:=MID([.A7];2;6)" office:value-type="string" office:string-value="BTCJPY" calcext:value-type="string">
            <text:p>BTC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0.75 %</text:p>
          </table:table-cell>
          <table:table-cell table:style-name="ce8" table:formula="of:=LEFT([.E7];LEN([.E7])-2)" office:value-type="string" office:string-value="0.75" calcext:value-type="string">
            <text:p>0.75</text:p>
          </table:table-cell>
          <table:table-cell table:style-name="ce11" office:value-type="float" office:value="10000" calcext:value-type="float">
            <text:p>10,000.00</text:p>
          </table:table-cell>
          <table:table-cell table:style-name="ce14" table:formula="of:=[.G7]*([.F7]/100)" office:value-type="float" office:value="75" calcext:value-type="float">
            <text:p>75.0</text:p>
          </table:table-cell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tcgbp" xlink:type="simple"> BTCGBPBitcoin / Pound</text:a><text:a xlink:href="https://www.etoro.com/markets/btcgbp" xlink:type="simple"> </text:a></text:p>
          </table:table-cell>
          <table:table-cell table:style-name="ce2" table:formula="of:=MID([.A8];2;6)" office:value-type="string" office:string-value="BTCGBP" calcext:value-type="string">
            <text:p>BTCGB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0.75 %</text:p>
          </table:table-cell>
          <table:table-cell table:style-name="ce8" table:formula="of:=LEFT([.E8];LEN([.E8])-2)" office:value-type="string" office:string-value="0.75" calcext:value-type="string">
            <text:p>0.75</text:p>
          </table:table-cell>
          <table:table-cell table:style-name="ce11" office:value-type="float" office:value="10000" calcext:value-type="float">
            <text:p>10,000.00</text:p>
          </table:table-cell>
          <table:table-cell table:style-name="ce14" table:formula="of:=[.G8]*([.F8]/100)" office:value-type="float" office:value="75" calcext:value-type="float">
            <text:p>75.0</text:p>
          </table:table-cell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tceur" xlink:type="simple"> BTCEURBitcoin/Euro</text:a><text:a xlink:href="https://www.etoro.com/markets/btceur" xlink:type="simple"> </text:a></text:p>
          </table:table-cell>
          <table:table-cell table:style-name="ce2" table:formula="of:=MID([.A9];2;6)" office:value-type="string" office:string-value="BTCEUR" calcext:value-type="string">
            <text:p>BTCEU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0.75 %</text:p>
          </table:table-cell>
          <table:table-cell table:style-name="ce8" table:formula="of:=LEFT([.E9];LEN([.E9])-2)" office:value-type="string" office:string-value="0.75" calcext:value-type="string">
            <text:p>0.75</text:p>
          </table:table-cell>
          <table:table-cell table:style-name="ce11" office:value-type="float" office:value="10000" calcext:value-type="float">
            <text:p>10,000.00</text:p>
          </table:table-cell>
          <table:table-cell table:style-name="ce14" table:formula="of:=[.G9]*([.F9]/100)" office:value-type="float" office:value="75" calcext:value-type="float">
            <text:p>75.0</text:p>
          </table:table-cell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hcnh" xlink:type="simple"> ETHCNHEthereum / Chinese yuan</text:a><text:a xlink:href="https://www.etoro.com/markets/ethcnh" xlink:type="simple"> </text:a></text:p>
          </table:table-cell>
          <table:table-cell table:style-name="ce2" table:formula="of:=MID([.A10];2;6)" office:value-type="string" office:string-value="ETHCNH" calcext:value-type="string">
            <text:p>ETHCNH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0];LEN([.E10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chltc" xlink:type="simple"> BCHLTCBitcoin Cash / Litecoin</text:a><text:a xlink:href="https://www.etoro.com/markets/bchltc" xlink:type="simple"> </text:a></text:p>
          </table:table-cell>
          <table:table-cell table:style-name="ce2" table:formula="of:=MID([.A11];2;6)" office:value-type="string" office:string-value="BCHLTC" calcext:value-type="string">
            <text:p>BCHLTC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1];LEN([.E11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ltcjpy" xlink:type="simple"> LTCJPYLitecoin/ Japanese Yen</text:a><text:a xlink:href="https://www.etoro.com/markets/ltcjpy" xlink:type="simple"> </text:a></text:p>
          </table:table-cell>
          <table:table-cell table:style-name="ce2" table:formula="of:=MID([.A12];2;6)" office:value-type="string" office:string-value="LTCJPY" calcext:value-type="string">
            <text:p>LTC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2];LEN([.E12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49374" calcext:value-type="float">
            <text:p>-0.04937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ltcchf" xlink:type="simple"> LTCCHFLitecoin/ Swiss Franc</text:a><text:a xlink:href="https://www.etoro.com/markets/ltcchf" xlink:type="simple"> </text:a></text:p>
          </table:table-cell>
          <table:table-cell table:style-name="ce2" table:formula="of:=MID([.A13];2;6)" office:value-type="string" office:string-value="LTCCHF" calcext:value-type="string">
            <text:p>LTCCHF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3];LEN([.E13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49374" calcext:value-type="float">
            <text:p>-0.04937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ltccad" xlink:type="simple"> LTCCADLitecoin/ Canadian Dollar</text:a><text:a xlink:href="https://www.etoro.com/markets/ltccad" xlink:type="simple"> </text:a></text:p>
          </table:table-cell>
          <table:table-cell table:style-name="ce2" table:formula="of:=MID([.A14];2;6)" office:value-type="string" office:string-value="LTCCAD" calcext:value-type="string">
            <text:p>LTCCA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4];LEN([.E14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49374" calcext:value-type="float">
            <text:p>-0.04937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ltcnzd" xlink:type="simple"> LTCNZDLitecoin/ New Zealand Dollar</text:a><text:a xlink:href="https://www.etoro.com/markets/ltcnzd" xlink:type="simple"> </text:a></text:p>
          </table:table-cell>
          <table:table-cell table:style-name="ce2" table:formula="of:=MID([.A15];2;6)" office:value-type="string" office:string-value="LTCNZD" calcext:value-type="string">
            <text:p>LTCNZ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5];LEN([.E15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49374" calcext:value-type="float">
            <text:p>-0.04937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ltcaud" xlink:type="simple"> LTCAUDLitecoin/ Australian Dollar</text:a><text:a xlink:href="https://www.etoro.com/markets/ltcaud" xlink:type="simple"> </text:a></text:p>
          </table:table-cell>
          <table:table-cell table:style-name="ce2" table:formula="of:=MID([.A16];2;6)" office:value-type="string" office:string-value="LTCAUD" calcext:value-type="string">
            <text:p>LTCAU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6];LEN([.E16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49374" calcext:value-type="float">
            <text:p>-0.04937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ltcgbp" xlink:type="simple"> LTCGBPLitecoin/ Pound</text:a><text:a xlink:href="https://www.etoro.com/markets/ltcgbp" xlink:type="simple"> </text:a></text:p>
          </table:table-cell>
          <table:table-cell table:style-name="ce2" table:formula="of:=MID([.A17];2;6)" office:value-type="string" office:string-value="LTCGBP" calcext:value-type="string">
            <text:p>LTCGBP</text:p>
          </table:table-cell>
          <table:table-cell table:style-name="ce3" table:number-columns-repeated="2"/>
          <table:table-cell table:style-name="ce6" office:value-type="string" calcext:value-type="string">
            <text:p>1.9 %</text:p>
          </table:table-cell>
          <table:table-cell table:style-name="ce8" table:formula="of:=LEFT([.E17];LEN([.E17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49374" calcext:value-type="float">
            <text:p>-0.04937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ltceur" xlink:type="simple"> LTCEURLitecoin/ Euro</text:a><text:a xlink:href="https://www.etoro.com/markets/ltceur" xlink:type="simple"> </text:a></text:p>
          </table:table-cell>
          <table:table-cell table:style-name="ce2" table:formula="of:=MID([.A18];2;6)" office:value-type="string" office:string-value="LTCEUR" calcext:value-type="string">
            <text:p>LTCEU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8];LEN([.E18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49374" calcext:value-type="float">
            <text:p>-0.04937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chjpy" xlink:type="simple"> BCHJPYBitcoin Cash / Japanese Yen</text:a><text:a xlink:href="https://www.etoro.com/markets/bchjpy" xlink:type="simple"> </text:a></text:p>
          </table:table-cell>
          <table:table-cell table:style-name="ce2" table:formula="of:=MID([.A19];2;6)" office:value-type="string" office:string-value="BCHJPY" calcext:value-type="string">
            <text:p>BCH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19];LEN([.E19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chchf" xlink:type="simple"> BCHCHFBitcoin Cash / Swiss Franc</text:a><text:a xlink:href="https://www.etoro.com/markets/bchchf" xlink:type="simple"> </text:a></text:p>
          </table:table-cell>
          <table:table-cell table:style-name="ce2" table:formula="of:=MID([.A20];2;6)" office:value-type="string" office:string-value="BCHCHF" calcext:value-type="string">
            <text:p>BCHCHF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0];LEN([.E20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chcad" xlink:type="simple"> BCHCADBitcoin Cash / Canadian Dollar</text:a><text:a xlink:href="https://www.etoro.com/markets/bchcad" xlink:type="simple"> </text:a></text:p>
          </table:table-cell>
          <table:table-cell table:style-name="ce2" table:formula="of:=MID([.A21];2;6)" office:value-type="string" office:string-value="BCHCAD" calcext:value-type="string">
            <text:p>BCHCA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1];LEN([.E21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chnzd" xlink:type="simple"> BCHNZDBitcoin Cash / New Zealand Dollar</text:a><text:a xlink:href="https://www.etoro.com/markets/bchnzd" xlink:type="simple"> </text:a></text:p>
          </table:table-cell>
          <table:table-cell table:style-name="ce2" table:formula="of:=MID([.A22];2;6)" office:value-type="string" office:string-value="BCHNZD" calcext:value-type="string">
            <text:p>BCHNZ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2];LEN([.E22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chaud" xlink:type="simple"> BCHAUDBitcoin Cash / Australian Dollar</text:a><text:a xlink:href="https://www.etoro.com/markets/bchaud" xlink:type="simple"> </text:a></text:p>
          </table:table-cell>
          <table:table-cell table:style-name="ce2" table:formula="of:=MID([.A23];2;6)" office:value-type="string" office:string-value="BCHAUD" calcext:value-type="string">
            <text:p>BCHAU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3];LEN([.E23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chgbp" xlink:type="simple"> BCHGBPBitcoin Cash / Pound</text:a><text:a xlink:href="https://www.etoro.com/markets/bchgbp" xlink:type="simple"> </text:a></text:p>
          </table:table-cell>
          <table:table-cell table:style-name="ce2" table:formula="of:=MID([.A24];2;6)" office:value-type="string" office:string-value="BCHGBP" calcext:value-type="string">
            <text:p>BCHGB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4];LEN([.E24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cheur" xlink:type="simple"> BCHEURBitcoin Cash / Euro</text:a><text:a xlink:href="https://www.etoro.com/markets/bcheur" xlink:type="simple"> </text:a></text:p>
          </table:table-cell>
          <table:table-cell table:style-name="ce2" table:formula="of:=MID([.A25];2;6)" office:value-type="string" office:string-value="BCHEUR" calcext:value-type="string">
            <text:p>BCHEU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5];LEN([.E25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cjpy" xlink:type="simple"> ETCJPYEthereum Classic / Japanese Yen</text:a><text:a xlink:href="https://www.etoro.com/markets/etcjpy" xlink:type="simple"> </text:a></text:p>
          </table:table-cell>
          <table:table-cell table:style-name="ce2" table:formula="of:=MID([.A26];2;6)" office:value-type="string" office:string-value="ETCJPY" calcext:value-type="string">
            <text:p>ETC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6];LEN([.E26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03142" calcext:value-type="float">
            <text:p>-0.003142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cchf" xlink:type="simple"> ETCCHFEthereum Classic / Swiss Franc</text:a><text:a xlink:href="https://www.etoro.com/markets/etcchf" xlink:type="simple"> </text:a></text:p>
          </table:table-cell>
          <table:table-cell table:style-name="ce2" table:formula="of:=MID([.A27];2;6)" office:value-type="string" office:string-value="ETCCHF" calcext:value-type="string">
            <text:p>ETCCHF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7];LEN([.E27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03142" calcext:value-type="float">
            <text:p>-0.003142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ccad" xlink:type="simple"> ETCCADEthereum Classic / Canadian Dollar</text:a><text:a xlink:href="https://www.etoro.com/markets/etccad" xlink:type="simple"> </text:a></text:p>
          </table:table-cell>
          <table:table-cell table:style-name="ce2" table:formula="of:=MID([.A28];2;6)" office:value-type="string" office:string-value="ETCCAD" calcext:value-type="string">
            <text:p>ETCCA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8];LEN([.E28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03142" calcext:value-type="float">
            <text:p>-0.003142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cnzd" xlink:type="simple"> ETCNZDEthereum Classic / New Zealand Dollar</text:a><text:a xlink:href="https://www.etoro.com/markets/etcnzd" xlink:type="simple"> </text:a></text:p>
          </table:table-cell>
          <table:table-cell table:style-name="ce2" table:formula="of:=MID([.A29];2;6)" office:value-type="string" office:string-value="ETCNZD" calcext:value-type="string">
            <text:p>ETCNZ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29];LEN([.E29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03142" calcext:value-type="float">
            <text:p>-0.003142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caud" xlink:type="simple"> ETCAUDEthereum Classic / Australian Dollar</text:a><text:a xlink:href="https://www.etoro.com/markets/etcaud" xlink:type="simple"> </text:a></text:p>
          </table:table-cell>
          <table:table-cell table:style-name="ce2" table:formula="of:=MID([.A30];2;6)" office:value-type="string" office:string-value="ETCAUD" calcext:value-type="string">
            <text:p>ETCAU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30];LEN([.E30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03142" calcext:value-type="float">
            <text:p>-0.003142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cgbp" xlink:type="simple"> ETCGBPEthereum Classic / Pound</text:a><text:a xlink:href="https://www.etoro.com/markets/etcgbp" xlink:type="simple"> </text:a></text:p>
          </table:table-cell>
          <table:table-cell table:style-name="ce2" table:formula="of:=MID([.A31];2;6)" office:value-type="string" office:string-value="ETCGBP" calcext:value-type="string">
            <text:p>ETCGB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31];LEN([.E31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03142" calcext:value-type="float">
            <text:p>-0.003142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ceur" xlink:type="simple"> ETCEUREthereum Classic / Euro</text:a><text:a xlink:href="https://www.etoro.com/markets/etceur" xlink:type="simple"> </text:a></text:p>
          </table:table-cell>
          <table:table-cell table:style-name="ce2" table:formula="of:=MID([.A32];2;6)" office:value-type="string" office:string-value="ETCEUR" calcext:value-type="string">
            <text:p>ETCEU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32];LEN([.E32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003142" calcext:value-type="float">
            <text:p>-0.003142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hchf" xlink:type="simple"> ETHCHFEthereum/ Swiss Franc</text:a><text:a xlink:href="https://www.etoro.com/markets/ethchf" xlink:type="simple"> </text:a></text:p>
          </table:table-cell>
          <table:table-cell table:style-name="ce2" table:formula="of:=MID([.A33];2;6)" office:value-type="string" office:string-value="ETHCHF" calcext:value-type="string">
            <text:p>ETHCHF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33];LEN([.E33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hcad" xlink:type="simple"> ETHCADEthereum/ Canadian Dollar</text:a><text:a xlink:href="https://www.etoro.com/markets/ethcad" xlink:type="simple"> </text:a></text:p>
          </table:table-cell>
          <table:table-cell table:style-name="ce2" table:formula="of:=MID([.A34];2;6)" office:value-type="string" office:string-value="ETHCAD" calcext:value-type="string">
            <text:p>ETHCA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34];LEN([.E34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hnzd" xlink:type="simple"> ETHNZDEthereum/ New Zealand Dollar</text:a><text:a xlink:href="https://www.etoro.com/markets/ethnzd" xlink:type="simple"> </text:a></text:p>
          </table:table-cell>
          <table:table-cell table:style-name="ce2" table:formula="of:=MID([.A35];2;6)" office:value-type="string" office:string-value="ETHNZD" calcext:value-type="string">
            <text:p>ETHNZ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35];LEN([.E35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haud" xlink:type="simple"> ETHAUDEthereum/ Australian Dollar</text:a><text:a xlink:href="https://www.etoro.com/markets/ethaud" xlink:type="simple"> </text:a></text:p>
          </table:table-cell>
          <table:table-cell table:style-name="ce2" table:formula="of:=MID([.A36];2;6)" office:value-type="string" office:string-value="ETHAUD" calcext:value-type="string">
            <text:p>ETHAU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 %</text:p>
          </table:table-cell>
          <table:table-cell table:style-name="ce8" table:formula="of:=LEFT([.E36];LEN([.E36])-2)" office:value-type="string" office:string-value="1.9" calcext:value-type="string">
            <text:p>1.9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ch" xlink:type="simple"> BCHBitcoin Cash</text:a><text:a xlink:href="https://www.etoro.com/markets/bch" xlink:type="simple"> </text:a></text:p>
          </table:table-cell>
          <table:table-cell table:style-name="ce2" table:formula="of:=MID([.A37];2;6)" office:value-type="string" office:string-value="BCHBit" calcext:value-type="string">
            <text:p>BCHBit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37];LEN([.E37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161194" calcext:value-type="float">
            <text:p>-0.16119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hereum" xlink:type="simple"> ETHEREUMEthereum</text:a><text:a xlink:href="https://www.etoro.com/markets/ethereum" xlink:type="simple"> </text:a></text:p>
          </table:table-cell>
          <table:table-cell table:style-name="ce2" table:formula="of:=MID([.A38];2;6)" office:value-type="string" office:string-value="ETHERE" calcext:value-type="string">
            <text:p>ETHERE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38];LEN([.E38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c" xlink:type="simple"> ETCEthereum Classic</text:a><text:a xlink:href="https://www.etoro.com/markets/etc" xlink:type="simple"> </text:a></text:p>
          </table:table-cell>
          <table:table-cell table:style-name="ce2" table:formula="of:=MID([.A39];2;6)" office:value-type="string" office:string-value="ETCEth" calcext:value-type="string">
            <text:p>ETCEth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39];LEN([.E39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03142" calcext:value-type="float">
            <text:p>-0.003142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ltc" xlink:type="simple"> LTCLitecoin</text:a><text:a xlink:href="https://www.etoro.com/markets/ltc" xlink:type="simple"> </text:a></text:p>
          </table:table-cell>
          <table:table-cell table:style-name="ce2" table:formula="of:=MID([.A40];2;6)" office:value-type="string" office:string-value="LTCLit" calcext:value-type="string">
            <text:p>LTCLit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40];LEN([.E40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49374" calcext:value-type="float">
            <text:p>-0.04937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neo" xlink:type="simple"> NEONEO</text:a><text:a xlink:href="https://www.etoro.com/markets/neo" xlink:type="simple"> </text:a></text:p>
          </table:table-cell>
          <table:table-cell table:style-name="ce2" table:formula="of:=MID([.A41];2;6)" office:value-type="string" office:string-value="NEONEO" calcext:value-type="string">
            <text:p>NEONEO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41];LEN([.E41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06781" calcext:value-type="float">
            <text:p>-0.006781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hbtc" xlink:type="simple"> ETHBTCEthereum / Bitcoin</text:a><text:a xlink:href="https://www.etoro.com/markets/ethbtc" xlink:type="simple"> </text:a></text:p>
          </table:table-cell>
          <table:table-cell table:style-name="ce2" table:formula="of:=MID([.A42];2;6)" office:value-type="string" office:string-value="ETHBTC" calcext:value-type="string">
            <text:p>ETHBTC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42];LEN([.E42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hjpy" xlink:type="simple"> ETHJPYEthereum / Japanese Yen</text:a><text:a xlink:href="https://www.etoro.com/markets/ethjpy" xlink:type="simple"> </text:a></text:p>
          </table:table-cell>
          <table:table-cell table:style-name="ce2" table:formula="of:=MID([.A43];2;6)" office:value-type="string" office:string-value="ETHJPY" calcext:value-type="string">
            <text:p>ETH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43];LEN([.E43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hgbp" xlink:type="simple"> ETHGBPEthereum / Pound</text:a><text:a xlink:href="https://www.etoro.com/markets/ethgbp" xlink:type="simple"> </text:a></text:p>
          </table:table-cell>
          <table:table-cell table:style-name="ce2" table:formula="of:=MID([.A44];2;6)" office:value-type="string" office:string-value="ETHGBP" calcext:value-type="string">
            <text:p>ETHGB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44];LEN([.E44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heur" xlink:type="simple"> ETHEUREthereum/Euro</text:a><text:a xlink:href="https://www.etoro.com/markets/etheur" xlink:type="simple"> </text:a></text:p>
          </table:table-cell>
          <table:table-cell table:style-name="ce2" table:formula="of:=MID([.A45];2;6)" office:value-type="string" office:string-value="ETHEUR" calcext:value-type="string">
            <text:p>ETHEU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1.90 %</text:p>
          </table:table-cell>
          <table:table-cell table:style-name="ce8" table:formula="of:=LEFT([.E45];LEN([.E45])-2)" office:value-type="string" office:string-value="1.90" calcext:value-type="string">
            <text:p>1.90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xlm" xlink:type="simple"> XLMStellar</text:a><text:a xlink:href="https://www.etoro.com/markets/xlm" xlink:type="simple"> </text:a></text:p>
          </table:table-cell>
          <table:table-cell table:style-name="ce2" table:formula="of:=MID([.A46];2;6)" office:value-type="string" office:string-value="XLMSte" calcext:value-type="string">
            <text:p>XLMSte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46];LEN([.E46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042" calcext:value-type="float">
            <text:p>-0.000042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xrp" xlink:type="simple"> XRPRipple</text:a><text:a xlink:href="https://www.etoro.com/markets/xrp" xlink:type="simple"> </text:a></text:p>
          </table:table-cell>
          <table:table-cell table:style-name="ce2" table:formula="of:=MID([.A47];2;6)" office:value-type="string" office:string-value="XRPRip" calcext:value-type="string">
            <text:p>XRPRi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47];LEN([.E47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xrpdash" xlink:type="simple"> XRPDASHRipple / Dash</text:a><text:a xlink:href="https://www.etoro.com/markets/xrpdash" xlink:type="simple"> </text:a></text:p>
          </table:table-cell>
          <table:table-cell table:style-name="ce2" table:formula="of:=MID([.A48];2;6)" office:value-type="string" office:string-value="XRPDAS" calcext:value-type="string">
            <text:p>XRPDAS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48];LEN([.E48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xlmchf" xlink:type="simple"> XLMCHFStellar / Swiss Franc</text:a><text:a xlink:href="https://www.etoro.com/markets/xlmchf" xlink:type="simple"> </text:a></text:p>
          </table:table-cell>
          <table:table-cell table:style-name="ce2" table:formula="of:=MID([.A49];2;6)" office:value-type="string" office:string-value="XLMCHF" calcext:value-type="string">
            <text:p>XLMCHF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49];LEN([.E49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042" calcext:value-type="float">
            <text:p>-0.000042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xlmnzd" xlink:type="simple"> XLMNZDStellar / New Zealand Dollar</text:a><text:a xlink:href="https://www.etoro.com/markets/xlmnzd" xlink:type="simple"> </text:a></text:p>
          </table:table-cell>
          <table:table-cell table:style-name="ce2" table:formula="of:=MID([.A50];2;6)" office:value-type="string" office:string-value="XLMNZD" calcext:value-type="string">
            <text:p>XLMNZ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0];LEN([.E50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042" calcext:value-type="float">
            <text:p>-0.000042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xlmeur" xlink:type="simple"> XLMEURStellar / Euro</text:a><text:a xlink:href="https://www.etoro.com/markets/xlmeur" xlink:type="simple"> </text:a></text:p>
          </table:table-cell>
          <table:table-cell table:style-name="ce2" table:formula="of:=MID([.A51];2;6)" office:value-type="string" office:string-value="XLMEUR" calcext:value-type="string">
            <text:p>XLMEU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1];LEN([.E51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042" calcext:value-type="float">
            <text:p>-0.000042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xlmjpy" xlink:type="simple"> XLMJPYStellar / Japanese Yen</text:a><text:a xlink:href="https://www.etoro.com/markets/xlmjpy" xlink:type="simple"> </text:a></text:p>
          </table:table-cell>
          <table:table-cell table:style-name="ce2" table:formula="of:=MID([.A52];2;6)" office:value-type="string" office:string-value="XLMJPY" calcext:value-type="string">
            <text:p>XLM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2];LEN([.E52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042" calcext:value-type="float">
            <text:p>-0.000042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xlmgbp" xlink:type="simple"> XLMGBPStellar / Pound</text:a><text:a xlink:href="https://www.etoro.com/markets/xlmgbp" xlink:type="simple"> </text:a></text:p>
          </table:table-cell>
          <table:table-cell table:style-name="ce2" table:formula="of:=MID([.A53];2;6)" office:value-type="string" office:string-value="XLMGBP" calcext:value-type="string">
            <text:p>XLMGB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3];LEN([.E53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042" calcext:value-type="float">
            <text:p>-0.000042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xrpchf" xlink:type="simple"> XRPCHFRipple/ Swiss Franc</text:a><text:a xlink:href="https://www.etoro.com/markets/xrpchf" xlink:type="simple"> </text:a></text:p>
          </table:table-cell>
          <table:table-cell table:style-name="ce2" table:formula="of:=MID([.A54];2;6)" office:value-type="string" office:string-value="XRPCHF" calcext:value-type="string">
            <text:p>XRPCHF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4];LEN([.E54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xrpcad" xlink:type="simple"> XRPCADRipple/ Canadian Dollar</text:a><text:a xlink:href="https://www.etoro.com/markets/xrpcad" xlink:type="simple"> </text:a></text:p>
          </table:table-cell>
          <table:table-cell table:style-name="ce2" table:formula="of:=MID([.A55];2;6)" office:value-type="string" office:string-value="XRPCAD" calcext:value-type="string">
            <text:p>XRPCA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5];LEN([.E55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xrpnzd" xlink:type="simple"> XRPNZDRipple/ New Zealand Dollar</text:a><text:a xlink:href="https://www.etoro.com/markets/xrpnzd" xlink:type="simple"> </text:a></text:p>
          </table:table-cell>
          <table:table-cell table:style-name="ce2" table:formula="of:=MID([.A56];2;6)" office:value-type="string" office:string-value="XRPNZD" calcext:value-type="string">
            <text:p>XRPNZ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6];LEN([.E56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xrpaud" xlink:type="simple"> XRPAUDRipple/ Australian Dollar</text:a><text:a xlink:href="https://www.etoro.com/markets/xrpaud" xlink:type="simple"> </text:a></text:p>
          </table:table-cell>
          <table:table-cell table:style-name="ce2" table:formula="of:=MID([.A57];2;6)" office:value-type="string" office:string-value="XRPAUD" calcext:value-type="string">
            <text:p>XRPAU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7];LEN([.E57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xrpeur" xlink:type="simple"> XRPEURRipple / Euro</text:a><text:a xlink:href="https://www.etoro.com/markets/xrpeur" xlink:type="simple"> </text:a></text:p>
          </table:table-cell>
          <table:table-cell table:style-name="ce2" table:formula="of:=MID([.A58];2;6)" office:value-type="string" office:string-value="XRPEUR" calcext:value-type="string">
            <text:p>XRPEU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8];LEN([.E58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nb" xlink:type="simple"> BNBBinance Coin</text:a><text:a xlink:href="https://www.etoro.com/markets/bnb" xlink:type="simple"> </text:a></text:p>
          </table:table-cell>
          <table:table-cell table:style-name="ce2" table:formula="of:=MID([.A59];2;6)" office:value-type="string" office:string-value="BNBBin" calcext:value-type="string">
            <text:p>BNBBin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59];LEN([.E59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13034" calcext:value-type="float">
            <text:p>-0.01303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tcxlm" xlink:type="simple"> BTCXLMBitcoin / Stellar</text:a><text:a xlink:href="https://www.etoro.com/markets/btcxlm" xlink:type="simple"> </text:a></text:p>
          </table:table-cell>
          <table:table-cell table:style-name="ce2" table:formula="of:=MID([.A60];2;6)" office:value-type="string" office:string-value="BTCXLM" calcext:value-type="string">
            <text:p>BTCXLM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60];LEN([.E60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hxlm" xlink:type="simple"> ETHXLMEthereum / Stellar</text:a><text:a xlink:href="https://www.etoro.com/markets/ethxlm" xlink:type="simple"> </text:a></text:p>
          </table:table-cell>
          <table:table-cell table:style-name="ce2" table:formula="of:=MID([.A61];2;6)" office:value-type="string" office:string-value="ETHXLM" calcext:value-type="string">
            <text:p>ETHXLM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61];LEN([.E61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xrpjpy" xlink:type="simple"> XRPJPYRipple / Japanese Yen</text:a><text:a xlink:href="https://www.etoro.com/markets/xrpjpy" xlink:type="simple"> </text:a></text:p>
          </table:table-cell>
          <table:table-cell table:style-name="ce2" table:formula="of:=MID([.A62];2;6)" office:value-type="string" office:string-value="XRPJPY" calcext:value-type="string">
            <text:p>XRP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62];LEN([.E62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xrpgbp" xlink:type="simple"> XRPGBPRipple / Pound</text:a><text:a xlink:href="https://www.etoro.com/markets/xrpgbp" xlink:type="simple"> </text:a></text:p>
          </table:table-cell>
          <table:table-cell table:style-name="ce2" table:formula="of:=MID([.A63];2;6)" office:value-type="string" office:string-value="XRPGBP" calcext:value-type="string">
            <text:p>XRPGB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45 %</text:p>
          </table:table-cell>
          <table:table-cell table:style-name="ce8" table:formula="of:=LEFT([.E63];LEN([.E63])-2)" office:value-type="string" office:string-value="2.45" calcext:value-type="string">
            <text:p>2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8" calcext:value-type="float">
            <text:p>-0.000158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dashgbp" xlink:type="simple"> DASHGBPDash / Pound</text:a><text:a xlink:href="https://www.etoro.com/markets/dashgbp" xlink:type="simple"> </text:a></text:p>
          </table:table-cell>
          <table:table-cell table:style-name="ce2" table:formula="of:=MID([.A64];2;6)" office:value-type="string" office:string-value="DASHGB" calcext:value-type="string">
            <text:p>DASHGB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 %</text:p>
          </table:table-cell>
          <table:table-cell table:style-name="ce8" table:formula="of:=LEFT([.E64];LEN([.E64])-2)" office:value-type="string" office:string-value="2.9" calcext:value-type="string">
            <text:p>2.9</text:p>
          </table:table-cell>
          <table:table-cell table:style-name="ce11"/>
          <table:table-cell table:style-name="ce14"/>
          <table:table-cell table:number-columns-repeated="2" table:style-name="ce2" office:value-type="float" office:value="-0.062788" calcext:value-type="float">
            <text:p>-0.062788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dashjpy" xlink:type="simple"> DASHJPYDash / Japanese Yen</text:a><text:a xlink:href="https://www.etoro.com/markets/dashjpy" xlink:type="simple"> </text:a></text:p>
          </table:table-cell>
          <table:table-cell table:style-name="ce2" table:formula="of:=MID([.A65];2;6)" office:value-type="string" office:string-value="DASHJP" calcext:value-type="string">
            <text:p>DASHJ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 %</text:p>
          </table:table-cell>
          <table:table-cell table:style-name="ce8" table:formula="of:=LEFT([.E65];LEN([.E65])-2)" office:value-type="string" office:string-value="2.9" calcext:value-type="string">
            <text:p>2.9</text:p>
          </table:table-cell>
          <table:table-cell table:style-name="ce11"/>
          <table:table-cell table:style-name="ce14"/>
          <table:table-cell table:number-columns-repeated="2" table:style-name="ce2" office:value-type="float" office:value="-0.062788" calcext:value-type="float">
            <text:p>-0.062788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dasheur" xlink:type="simple"> DASHEURDash / Euro</text:a><text:a xlink:href="https://www.etoro.com/markets/dasheur" xlink:type="simple"> </text:a></text:p>
          </table:table-cell>
          <table:table-cell table:style-name="ce2" table:formula="of:=MID([.A66];2;6)" office:value-type="string" office:string-value="DASHEU" calcext:value-type="string">
            <text:p>DASHEU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 %</text:p>
          </table:table-cell>
          <table:table-cell table:style-name="ce8" table:formula="of:=LEFT([.E66];LEN([.E66])-2)" office:value-type="string" office:string-value="2.9" calcext:value-type="string">
            <text:p>2.9</text:p>
          </table:table-cell>
          <table:table-cell table:style-name="ce11"/>
          <table:table-cell table:style-name="ce14"/>
          <table:table-cell table:number-columns-repeated="2" table:style-name="ce2" office:value-type="float" office:value="-0.062788" calcext:value-type="float">
            <text:p>-0.062788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dashchf" xlink:type="simple"> DASHCHFDash / Swiss Franc</text:a><text:a xlink:href="https://www.etoro.com/markets/dashchf" xlink:type="simple"> </text:a></text:p>
          </table:table-cell>
          <table:table-cell table:style-name="ce2" table:formula="of:=MID([.A67];2;6)" office:value-type="string" office:string-value="DASHCH" calcext:value-type="string">
            <text:p>DASHCH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 %</text:p>
          </table:table-cell>
          <table:table-cell table:style-name="ce8" table:formula="of:=LEFT([.E67];LEN([.E67])-2)" office:value-type="string" office:string-value="2.9" calcext:value-type="string">
            <text:p>2.9</text:p>
          </table:table-cell>
          <table:table-cell table:style-name="ce11"/>
          <table:table-cell table:style-name="ce14"/>
          <table:table-cell table:number-columns-repeated="2" table:style-name="ce2" office:value-type="float" office:value="-0.062788" calcext:value-type="float">
            <text:p>-0.062788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dashaud" xlink:type="simple"> DASHAUDDash / Australian Dollar</text:a><text:a xlink:href="https://www.etoro.com/markets/dashaud" xlink:type="simple"> </text:a></text:p>
          </table:table-cell>
          <table:table-cell table:style-name="ce2" table:formula="of:=MID([.A68];2;6)" office:value-type="string" office:string-value="DASHAU" calcext:value-type="string">
            <text:p>DASHAU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 %</text:p>
          </table:table-cell>
          <table:table-cell table:style-name="ce8" table:formula="of:=LEFT([.E68];LEN([.E68])-2)" office:value-type="string" office:string-value="2.9" calcext:value-type="string">
            <text:p>2.9</text:p>
          </table:table-cell>
          <table:table-cell table:style-name="ce11"/>
          <table:table-cell table:style-name="ce14"/>
          <table:table-cell table:number-columns-repeated="2" table:style-name="ce2" office:value-type="float" office:value="-0.062788" calcext:value-type="float">
            <text:p>-0.062788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dashnzd" xlink:type="simple"> DASHNZDDash / New Zealand Dollar</text:a><text:a xlink:href="https://www.etoro.com/markets/dashnzd" xlink:type="simple"> </text:a></text:p>
          </table:table-cell>
          <table:table-cell table:style-name="ce2" table:formula="of:=MID([.A69];2;6)" office:value-type="string" office:string-value="DASHNZ" calcext:value-type="string">
            <text:p>DASHNZ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 %</text:p>
          </table:table-cell>
          <table:table-cell table:style-name="ce8" table:formula="of:=LEFT([.E69];LEN([.E69])-2)" office:value-type="string" office:string-value="2.9" calcext:value-type="string">
            <text:p>2.9</text:p>
          </table:table-cell>
          <table:table-cell table:style-name="ce11"/>
          <table:table-cell table:style-name="ce14"/>
          <table:table-cell table:number-columns-repeated="2" table:style-name="ce2" office:value-type="float" office:value="-0.062788" calcext:value-type="float">
            <text:p>-0.062788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ada" xlink:type="simple"> ADACardano</text:a><text:a xlink:href="https://www.etoro.com/markets/ada" xlink:type="simple"> </text:a></text:p>
          </table:table-cell>
          <table:table-cell table:style-name="ce2" table:formula="of:=MID([.A70];2;6)" office:value-type="string" office:string-value="ADACar" calcext:value-type="string">
            <text:p>ADACa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0];LEN([.E70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00033" calcext:value-type="float">
            <text:p>-0.000033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dash" xlink:type="simple"> DASHDash</text:a><text:a xlink:href="https://www.etoro.com/markets/dash" xlink:type="simple"> </text:a></text:p>
          </table:table-cell>
          <table:table-cell table:style-name="ce2" table:formula="of:=MID([.A71];2;6)" office:value-type="string" office:string-value="DASHDa" calcext:value-type="string">
            <text:p>DASHDa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1];LEN([.E71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62788" calcext:value-type="float">
            <text:p>-0.062788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os" xlink:type="simple"> EOSEOS</text:a><text:a xlink:href="https://www.etoro.com/markets/eos" xlink:type="simple"> </text:a></text:p>
          </table:table-cell>
          <table:table-cell table:style-name="ce2" table:formula="of:=MID([.A72];2;6)" office:value-type="string" office:string-value="EOSEOS" calcext:value-type="string">
            <text:p>EOSEOS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2];LEN([.E72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02339" calcext:value-type="float">
            <text:p>-0.002339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osxlm" xlink:type="simple"> EOSXLMEOS / Stellar</text:a><text:a xlink:href="https://www.etoro.com/markets/eosxlm" xlink:type="simple"> </text:a></text:p>
          </table:table-cell>
          <table:table-cell table:style-name="ce2" table:formula="of:=MID([.A73];2;6)" office:value-type="string" office:string-value="EOSXLM" calcext:value-type="string">
            <text:p>EOSXLM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3];LEN([.E73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02339" calcext:value-type="float">
            <text:p>-0.002339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btceos" xlink:type="simple"> BTCEOSBitcoin / EOS</text:a><text:a xlink:href="https://www.etoro.com/markets/btceos" xlink:type="simple"> </text:a></text:p>
          </table:table-cell>
          <table:table-cell table:style-name="ce2" table:formula="of:=MID([.A74];2;6)" office:value-type="string" office:string-value="BTCEOS" calcext:value-type="string">
            <text:p>BTCEOS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4];LEN([.E74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4.377224" calcext:value-type="float">
            <text:p>-4.377224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theos" xlink:type="simple"> ETHEOSEthereum / EOS</text:a><text:a xlink:href="https://www.etoro.com/markets/etheos" xlink:type="simple"> </text:a></text:p>
          </table:table-cell>
          <table:table-cell table:style-name="ce2" table:formula="of:=MID([.A75];2;6)" office:value-type="string" office:string-value="ETHEOS" calcext:value-type="string">
            <text:p>ETHEOS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5];LEN([.E75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0.117836" calcext:value-type="float">
            <text:p>-0.1178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osjpy" xlink:type="simple"> EOSJPYEOS / Japanese Yen</text:a><text:a xlink:href="https://www.etoro.com/markets/eosjpy" xlink:type="simple"> </text:a></text:p>
          </table:table-cell>
          <table:table-cell table:style-name="ce2" table:formula="of:=MID([.A76];2;6)" office:value-type="string" office:string-value="EOSJPY" calcext:value-type="string">
            <text:p>EOS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6];LEN([.E76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02339" calcext:value-type="float">
            <text:p>-0.002339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eosgbp" xlink:type="simple"> EOSGBPEOS / Pound</text:a><text:a xlink:href="https://www.etoro.com/markets/eosgbp" xlink:type="simple"> </text:a></text:p>
          </table:table-cell>
          <table:table-cell table:style-name="ce2" table:formula="of:=MID([.A77];2;6)" office:value-type="string" office:string-value="EOSGBP" calcext:value-type="string">
            <text:p>EOSGB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7];LEN([.E77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02339" calcext:value-type="float">
            <text:p>-0.002339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miota" xlink:type="simple"> MIOTAIOTA</text:a><text:a xlink:href="https://www.etoro.com/markets/miota" xlink:type="simple"> </text:a></text:p>
          </table:table-cell>
          <table:table-cell table:style-name="ce2" table:formula="of:=MID([.A78];2;6)" office:value-type="string" office:string-value="MIOTAI" calcext:value-type="string">
            <text:p>MIOTAI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2.90 %</text:p>
          </table:table-cell>
          <table:table-cell table:style-name="ce8" table:formula="of:=LEFT([.E78];LEN([.E78])-2)" office:value-type="string" office:string-value="2.90" calcext:value-type="string">
            <text:p>2.90</text:p>
          </table:table-cell>
          <table:table-cell table:style-name="ce11"/>
          <table:table-cell table:style-name="ce14"/>
          <table:table-cell table:number-columns-repeated="2" table:style-name="ce2" office:value-type="float" office:value="-0.000155" calcext:value-type="float">
            <text:p>-0.000155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zecchf" xlink:type="simple"> ZECCHFZcash / Swiss Franc</text:a><text:a xlink:href="https://www.etoro.com/markets/zecchf" xlink:type="simple"> </text:a></text:p>
          </table:table-cell>
          <table:table-cell table:style-name="ce2" table:formula="of:=MID([.A79];2;6)" office:value-type="string" office:string-value="ZECCHF" calcext:value-type="string">
            <text:p>ZECCHF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79];LEN([.E79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zecnzd" xlink:type="simple"> ZECNZDZcash / New Zealand Dollar</text:a><text:a xlink:href="https://www.etoro.com/markets/zecnzd" xlink:type="simple"> </text:a></text:p>
          </table:table-cell>
          <table:table-cell table:style-name="ce2" table:formula="of:=MID([.A80];2;6)" office:value-type="string" office:string-value="ZECNZD" calcext:value-type="string">
            <text:p>ZECNZD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0];LEN([.E80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zecxlm" xlink:type="simple"> ZECXLMZcash / Stellar</text:a><text:a xlink:href="https://www.etoro.com/markets/zecxlm" xlink:type="simple"> </text:a></text:p>
          </table:table-cell>
          <table:table-cell table:style-name="ce2" table:formula="of:=MID([.A81];2;6)" office:value-type="string" office:string-value="ZECXLM" calcext:value-type="string">
            <text:p>ZECXLM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1];LEN([.E81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zecxrp" xlink:type="simple"> ZECXRPZcash / Ripple</text:a><text:a xlink:href="https://www.etoro.com/markets/zecxrp" xlink:type="simple"> </text:a></text:p>
          </table:table-cell>
          <table:table-cell table:style-name="ce2" table:formula="of:=MID([.A82];2;6)" office:value-type="string" office:string-value="ZECXRP" calcext:value-type="string">
            <text:p>ZECXR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2];LEN([.E82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zeceur" xlink:type="simple"> ZECEURZcash / Euro</text:a><text:a xlink:href="https://www.etoro.com/markets/zeceur" xlink:type="simple"> </text:a></text:p>
          </table:table-cell>
          <table:table-cell table:style-name="ce2" table:formula="of:=MID([.A83];2;6)" office:value-type="string" office:string-value="ZECEUR" calcext:value-type="string">
            <text:p>ZECEUR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3];LEN([.E83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zecjpy" xlink:type="simple"> ZECJPYZcash / Japanese Yen</text:a><text:a xlink:href="https://www.etoro.com/markets/zecjpy" xlink:type="simple"> </text:a></text:p>
          </table:table-cell>
          <table:table-cell table:style-name="ce2" table:formula="of:=MID([.A84];2;6)" office:value-type="string" office:string-value="ZECJPY" calcext:value-type="string">
            <text:p>ZECJPY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4];LEN([.E84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zecgbp" xlink:type="simple"> ZECGBPZcash / Pound</text:a><text:a xlink:href="https://www.etoro.com/markets/zecgbp" xlink:type="simple"> </text:a></text:p>
          </table:table-cell>
          <table:table-cell table:style-name="ce2" table:formula="of:=MID([.A85];2;6)" office:value-type="string" office:string-value="ZECGBP" calcext:value-type="string">
            <text:p>ZECGBP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5];LEN([.E85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zecdash" xlink:type="simple"> ZECDASHZcash / Dash</text:a><text:a xlink:href="https://www.etoro.com/markets/zecdash" xlink:type="simple"> </text:a></text:p>
          </table:table-cell>
          <table:table-cell table:style-name="ce2" table:formula="of:=MID([.A86];2;6)" office:value-type="string" office:string-value="ZECDAS" calcext:value-type="string">
            <text:p>ZECDAS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6];LEN([.E86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zecbch" xlink:type="simple"> ZECBCHZcash / Bitcoin Cash</text:a><text:a xlink:href="https://www.etoro.com/markets/zecbch" xlink:type="simple"> </text:a></text:p>
          </table:table-cell>
          <table:table-cell table:style-name="ce2" table:formula="of:=MID([.A87];2;6)" office:value-type="string" office:string-value="ZECBCH" calcext:value-type="string">
            <text:p>ZECBCH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7];LEN([.E87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zecltc" xlink:type="simple"> ZECLTCZcash / Litecoin</text:a><text:a xlink:href="https://www.etoro.com/markets/zecltc" xlink:type="simple"> </text:a></text:p>
          </table:table-cell>
          <table:table-cell table:style-name="ce2" table:formula="of:=MID([.A88];2;6)" office:value-type="string" office:string-value="ZECLTC" calcext:value-type="string">
            <text:p>ZECLTC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8];LEN([.E88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zeceth" xlink:type="simple"> ZECETHZcash / Ethereum</text:a><text:a xlink:href="https://www.etoro.com/markets/zeceth" xlink:type="simple"> </text:a></text:p>
          </table:table-cell>
          <table:table-cell table:style-name="ce2" table:formula="of:=MID([.A89];2;6)" office:value-type="string" office:string-value="ZECETH" calcext:value-type="string">
            <text:p>ZECETH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89];LEN([.E89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zec" xlink:type="simple"> ZECZCASH</text:a><text:a xlink:href="https://www.etoro.com/markets/zec" xlink:type="simple"> </text:a></text:p>
          </table:table-cell>
          <table:table-cell table:style-name="ce2" table:formula="of:=MID([.A90];2;6)" office:value-type="string" office:string-value="ZECZCA" calcext:value-type="string">
            <text:p>ZECZCA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45 %</text:p>
          </table:table-cell>
          <table:table-cell table:style-name="ce8" table:formula="of:=LEFT([.E90];LEN([.E90])-2)" office:value-type="string" office:string-value="3.45" calcext:value-type="string">
            <text:p>3.45</text:p>
          </table:table-cell>
          <table:table-cell table:style-name="ce11"/>
          <table:table-cell table:style-name="ce14"/>
          <table:table-cell table:number-columns-repeated="2" table:style-name="ce2" office:value-type="float" office:value="-0.041136" calcext:value-type="float">
            <text:p>-0.041136</text:p>
          </table:table-cell>
        </table:table-row>
        <table:table-row table:style-name="ro1">
          <table:table-cell table:style-name="ce2" office:value-type="string" calcext:value-type="string">
            <text:p><text:a xlink:href="https://www.etoro.com/markets/trx" xlink:type="simple"> TRXTRON</text:a><text:a xlink:href="https://www.etoro.com/markets/trx" xlink:type="simple"> </text:a></text:p>
          </table:table-cell>
          <table:table-cell table:style-name="ce2" table:formula="of:=MID([.A91];2;6)" office:value-type="string" office:string-value="TRXTRO" calcext:value-type="string">
            <text:p>TRXTRO</text:p>
          </table:table-cell>
          <table:table-cell table:style-name="ce2" office:value-type="string" calcext:value-type="string">
            <text:p>24/7</text:p>
          </table:table-cell>
          <table:table-cell table:style-name="ce3"/>
          <table:table-cell table:style-name="ce6" office:value-type="string" calcext:value-type="string">
            <text:p>3.5 %</text:p>
          </table:table-cell>
          <table:table-cell table:style-name="ce8" table:formula="of:=LEFT([.E91];LEN([.E91])-2)" office:value-type="string" office:string-value="3.5" calcext:value-type="string">
            <text:p>3.5</text:p>
          </table:table-cell>
          <table:table-cell table:style-name="ce11"/>
          <table:table-cell table:style-name="ce14"/>
          <table:table-cell table:number-columns-repeated="2" table:style-name="ce2" office:value-type="float" office:value="-0.000013" calcext:value-type="float">
            <text:p>-0.000013</text:p>
          </table:table-cell>
        </table:table-row>
        <table:table-row table:style-name="ro1" table:number-rows-repeated="10484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column table:style-name="co9" table:default-cell-style-name="ce17"/>
        <table:table-column table:style-name="co10" table:default-cell-style-name="Default"/>
        <table:table-row table:style-name="ro1">
          <table:table-cell table:style-name="ce16" office:value-type="string" calcext:value-type="string">
            <text:p>json</text:p>
          </table:table-cell>
          <table:table-cell office:value-type="string" calcext:value-type="string">
            <text:p>EPICs</text:p>
          </table:table-cell>
          <table:table-cell table:style-name="ce18" office:value-type="string" calcext:value-type="string">
            <text:p>EPIC</text:p>
          </table:table-cell>
        </table:table-row>
        <table:table-row table:style-name="ro1">
          <table:table-cell table:style-name="ce16" office:value-type="string" calcext:value-type="string">
            <text:p>{</text:p>
          </table:table-cell>
          <table:table-cell table:style-name="Default" table:formula="of:=IF(LEN([.A2])-LEN(SUBSTITUTE([.A2];&quot;epic&quot;;&quot;&quot;))&gt;0;[.A2];&quot;&quot;)">
            <text:p/>
          </table:table-cell>
          <table:table-cell table:style-name="ce18"/>
        </table:table-row>
        <table:table-row table:style-name="ro3">
          <table:table-cell table:style-name="ce16" office:value-type="string" calcext:value-type="string">
            <text:p><text:s text:c="4"/>"markets": [{</text:p>
          </table:table-cell>
          <table:table-cell table:style-name="Default" table:formula="of:=IF(LEN([.A3])-LEN(SUBSTITUTE([.A3];&quot;epic&quot;;&quot;&quot;))&gt;0;[.A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GBPUSD.CFD.IP",</text:p>
          </table:table-cell>
          <table:table-cell table:formula="of:=IF(LEN([.A4])-LEN(SUBSTITUTE([.A4];&quot;epic&quot;;&quot;&quot;))&gt;0;[.A4];&quot;&quot;)" office:value-type="string" office:string-value="        &quot;epic&quot;: &quot;CS.D.GBPUSD.CFD.IP&quot;," calcext:value-type="string">
            <text:p><text:s text:c="8"/>"epic": "CS.D.GBPUSD.CFD.IP",</text:p>
          </table:table-cell>
          <table:table-cell table:formula="of:=MID([.B4];17;20)" office:value-type="string" office:string-value="&quot;CS.D.GBPUSD.CFD.IP&quot;" calcext:value-type="string">
            <text:p>"CS.D.GBPUSD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GBP/USD",</text:p>
          </table:table-cell>
          <table:table-cell table:style-name="Default" table:formula="of:=IF(LEN([.A5])-LEN(SUBSTITUTE([.A5];&quot;epic&quot;;&quot;&quot;))&gt;0;[.A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6])-LEN(SUBSTITUTE([.A6];&quot;epic&quot;;&quot;&quot;))&gt;0;[.A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7])-LEN(SUBSTITUTE([.A7];&quot;epic&quot;;&quot;&quot;))&gt;0;[.A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25974,</text:p>
          </table:table-cell>
          <table:table-cell table:style-name="Default" table:formula="of:=IF(LEN([.A8])-LEN(SUBSTITUTE([.A8];&quot;epic&quot;;&quot;&quot;))&gt;0;[.A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25414,</text:p>
          </table:table-cell>
          <table:table-cell table:style-name="Default" table:formula="of:=IF(LEN([.A9])-LEN(SUBSTITUTE([.A9];&quot;epic&quot;;&quot;&quot;))&gt;0;[.A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1,</text:p>
          </table:table-cell>
          <table:table-cell table:style-name="Default" table:formula="of:=IF(LEN([.A10])-LEN(SUBSTITUTE([.A10];&quot;epic&quot;;&quot;&quot;))&gt;0;[.A1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1.8E-4,</text:p>
          </table:table-cell>
          <table:table-cell table:style-name="Default" table:formula="of:=IF(LEN([.A11])-LEN(SUBSTITUTE([.A11];&quot;epic&quot;;&quot;&quot;))&gt;0;[.A1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12])-LEN(SUBSTITUTE([.A12];&quot;epic&quot;;&quot;&quot;))&gt;0;[.A1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13])-LEN(SUBSTITUTE([.A13];&quot;epic&quot;;&quot;&quot;))&gt;0;[.A1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25702,</text:p>
          </table:table-cell>
          <table:table-cell table:style-name="Default" table:formula="of:=IF(LEN([.A14])-LEN(SUBSTITUTE([.A14];&quot;epic&quot;;&quot;&quot;))&gt;0;[.A1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2579,</text:p>
          </table:table-cell>
          <table:table-cell table:style-name="Default" table:formula="of:=IF(LEN([.A15])-LEN(SUBSTITUTE([.A15];&quot;epic&quot;;&quot;&quot;))&gt;0;[.A1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16])-LEN(SUBSTITUTE([.A16];&quot;epic&quot;;&quot;&quot;))&gt;0;[.A1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17])-LEN(SUBSTITUTE([.A17];&quot;epic&quot;;&quot;&quot;))&gt;0;[.A1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18])-LEN(SUBSTITUTE([.A18];&quot;epic&quot;;&quot;&quot;))&gt;0;[.A1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19])-LEN(SUBSTITUTE([.A19];&quot;epic&quot;;&quot;&quot;))&gt;0;[.A19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20])-LEN(SUBSTITUTE([.A20];&quot;epic&quot;;&quot;&quot;))&gt;0;[.A2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USDJPY.CFD.IP",</text:p>
          </table:table-cell>
          <table:table-cell table:formula="of:=IF(LEN([.A21])-LEN(SUBSTITUTE([.A21];&quot;epic&quot;;&quot;&quot;))&gt;0;[.A21];&quot;&quot;)" office:value-type="string" office:string-value="        &quot;epic&quot;: &quot;CS.D.USDJPY.CFD.IP&quot;," calcext:value-type="string">
            <text:p><text:s text:c="8"/>"epic": "CS.D.USDJPY.CFD.IP",</text:p>
          </table:table-cell>
          <table:table-cell table:formula="of:=MID([.B21];17;20)" office:value-type="string" office:string-value="&quot;CS.D.USDJPY.CFD.IP&quot;" calcext:value-type="string">
            <text:p>"CS.D.USDJPY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USD/JPY",</text:p>
          </table:table-cell>
          <table:table-cell table:style-name="Default" table:formula="of:=IF(LEN([.A22])-LEN(SUBSTITUTE([.A22];&quot;epic&quot;;&quot;&quot;))&gt;0;[.A2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23])-LEN(SUBSTITUTE([.A23];&quot;epic&quot;;&quot;&quot;))&gt;0;[.A2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24])-LEN(SUBSTITUTE([.A24];&quot;epic&quot;;&quot;&quot;))&gt;0;[.A2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08.002,</text:p>
          </table:table-cell>
          <table:table-cell table:style-name="Default" table:formula="of:=IF(LEN([.A25])-LEN(SUBSTITUTE([.A25];&quot;epic&quot;;&quot;&quot;))&gt;0;[.A2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07.836,</text:p>
          </table:table-cell>
          <table:table-cell table:style-name="Default" table:formula="of:=IF(LEN([.A26])-LEN(SUBSTITUTE([.A26];&quot;epic&quot;;&quot;&quot;))&gt;0;[.A2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2,</text:p>
          </table:table-cell>
          <table:table-cell table:style-name="Default" table:formula="of:=IF(LEN([.A27])-LEN(SUBSTITUTE([.A27];&quot;epic&quot;;&quot;&quot;))&gt;0;[.A2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026,</text:p>
          </table:table-cell>
          <table:table-cell table:style-name="Default" table:formula="of:=IF(LEN([.A28])-LEN(SUBSTITUTE([.A28];&quot;epic&quot;;&quot;&quot;))&gt;0;[.A2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29])-LEN(SUBSTITUTE([.A29];&quot;epic&quot;;&quot;&quot;))&gt;0;[.A2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30])-LEN(SUBSTITUTE([.A30];&quot;epic&quot;;&quot;&quot;))&gt;0;[.A3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07.849,</text:p>
          </table:table-cell>
          <table:table-cell table:style-name="Default" table:formula="of:=IF(LEN([.A31])-LEN(SUBSTITUTE([.A31];&quot;epic&quot;;&quot;&quot;))&gt;0;[.A3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07.893,</text:p>
          </table:table-cell>
          <table:table-cell table:style-name="Default" table:formula="of:=IF(LEN([.A32])-LEN(SUBSTITUTE([.A32];&quot;epic&quot;;&quot;&quot;))&gt;0;[.A3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33])-LEN(SUBSTITUTE([.A33];&quot;epic&quot;;&quot;&quot;))&gt;0;[.A3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34])-LEN(SUBSTITUTE([.A34];&quot;epic&quot;;&quot;&quot;))&gt;0;[.A3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35])-LEN(SUBSTITUTE([.A35];&quot;epic&quot;;&quot;&quot;))&gt;0;[.A3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36])-LEN(SUBSTITUTE([.A36];&quot;epic&quot;;&quot;&quot;))&gt;0;[.A36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37])-LEN(SUBSTITUTE([.A37];&quot;epic&quot;;&quot;&quot;))&gt;0;[.A3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CHF.CFD.IP",</text:p>
          </table:table-cell>
          <table:table-cell table:formula="of:=IF(LEN([.A38])-LEN(SUBSTITUTE([.A38];&quot;epic&quot;;&quot;&quot;))&gt;0;[.A38];&quot;&quot;)" office:value-type="string" office:string-value="        &quot;epic&quot;: &quot;CS.D.EURCHF.CFD.IP&quot;," calcext:value-type="string">
            <text:p><text:s text:c="8"/>"epic": "CS.D.EURCHF.CFD.IP",</text:p>
          </table:table-cell>
          <table:table-cell table:formula="of:=MID([.B38];17;20)" office:value-type="string" office:string-value="&quot;CS.D.EURCHF.CFD.IP&quot;" calcext:value-type="string">
            <text:p>"CS.D.EURCHF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CHF",</text:p>
          </table:table-cell>
          <table:table-cell table:style-name="Default" table:formula="of:=IF(LEN([.A39])-LEN(SUBSTITUTE([.A39];&quot;epic&quot;;&quot;&quot;))&gt;0;[.A3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40])-LEN(SUBSTITUTE([.A40];&quot;epic&quot;;&quot;&quot;))&gt;0;[.A4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41])-LEN(SUBSTITUTE([.A41];&quot;epic&quot;;&quot;&quot;))&gt;0;[.A4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11073,</text:p>
          </table:table-cell>
          <table:table-cell table:style-name="Default" table:formula="of:=IF(LEN([.A42])-LEN(SUBSTITUTE([.A42];&quot;epic&quot;;&quot;&quot;))&gt;0;[.A4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10742,</text:p>
          </table:table-cell>
          <table:table-cell table:style-name="Default" table:formula="of:=IF(LEN([.A43])-LEN(SUBSTITUTE([.A43];&quot;epic&quot;;&quot;&quot;))&gt;0;[.A4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5,</text:p>
          </table:table-cell>
          <table:table-cell table:style-name="Default" table:formula="of:=IF(LEN([.A44])-LEN(SUBSTITUTE([.A44];&quot;epic&quot;;&quot;&quot;))&gt;0;[.A4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5.9E-4,</text:p>
          </table:table-cell>
          <table:table-cell table:style-name="Default" table:formula="of:=IF(LEN([.A45])-LEN(SUBSTITUTE([.A45];&quot;epic&quot;;&quot;&quot;))&gt;0;[.A4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46])-LEN(SUBSTITUTE([.A46];&quot;epic&quot;;&quot;&quot;))&gt;0;[.A4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47])-LEN(SUBSTITUTE([.A47];&quot;epic&quot;;&quot;&quot;))&gt;0;[.A4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10947,</text:p>
          </table:table-cell>
          <table:table-cell table:style-name="Default" table:formula="of:=IF(LEN([.A48])-LEN(SUBSTITUTE([.A48];&quot;epic&quot;;&quot;&quot;))&gt;0;[.A4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1102,</text:p>
          </table:table-cell>
          <table:table-cell table:style-name="Default" table:formula="of:=IF(LEN([.A49])-LEN(SUBSTITUTE([.A49];&quot;epic&quot;;&quot;&quot;))&gt;0;[.A4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50])-LEN(SUBSTITUTE([.A50];&quot;epic&quot;;&quot;&quot;))&gt;0;[.A5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51])-LEN(SUBSTITUTE([.A51];&quot;epic&quot;;&quot;&quot;))&gt;0;[.A5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52])-LEN(SUBSTITUTE([.A52];&quot;epic&quot;;&quot;&quot;))&gt;0;[.A5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53])-LEN(SUBSTITUTE([.A53];&quot;epic&quot;;&quot;&quot;))&gt;0;[.A53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54])-LEN(SUBSTITUTE([.A54];&quot;epic&quot;;&quot;&quot;))&gt;0;[.A5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GBP.CFD.IP",</text:p>
          </table:table-cell>
          <table:table-cell table:formula="of:=IF(LEN([.A55])-LEN(SUBSTITUTE([.A55];&quot;epic&quot;;&quot;&quot;))&gt;0;[.A55];&quot;&quot;)" office:value-type="string" office:string-value="        &quot;epic&quot;: &quot;CS.D.EURGBP.CFD.IP&quot;," calcext:value-type="string">
            <text:p><text:s text:c="8"/>"epic": "CS.D.EURGBP.CFD.IP",</text:p>
          </table:table-cell>
          <table:table-cell table:formula="of:=MID([.B55];17;20)" office:value-type="string" office:string-value="&quot;CS.D.EURGBP.CFD.IP&quot;" calcext:value-type="string">
            <text:p>"CS.D.EURGBP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GBP",</text:p>
          </table:table-cell>
          <table:table-cell table:style-name="Default" table:formula="of:=IF(LEN([.A56])-LEN(SUBSTITUTE([.A56];&quot;epic&quot;;&quot;&quot;))&gt;0;[.A5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57])-LEN(SUBSTITUTE([.A57];&quot;epic&quot;;&quot;&quot;))&gt;0;[.A5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58])-LEN(SUBSTITUTE([.A58];&quot;epic&quot;;&quot;&quot;))&gt;0;[.A5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0.89818,</text:p>
          </table:table-cell>
          <table:table-cell table:style-name="Default" table:formula="of:=IF(LEN([.A59])-LEN(SUBSTITUTE([.A59];&quot;epic&quot;;&quot;&quot;))&gt;0;[.A5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0.89534,</text:p>
          </table:table-cell>
          <table:table-cell table:style-name="Default" table:formula="of:=IF(LEN([.A60])-LEN(SUBSTITUTE([.A60];&quot;epic&quot;;&quot;&quot;))&gt;0;[.A6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3,</text:p>
          </table:table-cell>
          <table:table-cell table:style-name="Default" table:formula="of:=IF(LEN([.A61])-LEN(SUBSTITUTE([.A61];&quot;epic&quot;;&quot;&quot;))&gt;0;[.A6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2.7E-4,</text:p>
          </table:table-cell>
          <table:table-cell table:style-name="Default" table:formula="of:=IF(LEN([.A62])-LEN(SUBSTITUTE([.A62];&quot;epic&quot;;&quot;&quot;))&gt;0;[.A6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63])-LEN(SUBSTITUTE([.A63];&quot;epic&quot;;&quot;&quot;))&gt;0;[.A6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64])-LEN(SUBSTITUTE([.A64];&quot;epic&quot;;&quot;&quot;))&gt;0;[.A6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0.89615,</text:p>
          </table:table-cell>
          <table:table-cell table:style-name="Default" table:formula="of:=IF(LEN([.A65])-LEN(SUBSTITUTE([.A65];&quot;epic&quot;;&quot;&quot;))&gt;0;[.A6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0.89662,</text:p>
          </table:table-cell>
          <table:table-cell table:style-name="Default" table:formula="of:=IF(LEN([.A66])-LEN(SUBSTITUTE([.A66];&quot;epic&quot;;&quot;&quot;))&gt;0;[.A6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67])-LEN(SUBSTITUTE([.A67];&quot;epic&quot;;&quot;&quot;))&gt;0;[.A6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68])-LEN(SUBSTITUTE([.A68];&quot;epic&quot;;&quot;&quot;))&gt;0;[.A6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69])-LEN(SUBSTITUTE([.A69];&quot;epic&quot;;&quot;&quot;))&gt;0;[.A6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70])-LEN(SUBSTITUTE([.A70];&quot;epic&quot;;&quot;&quot;))&gt;0;[.A70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71])-LEN(SUBSTITUTE([.A71];&quot;epic&quot;;&quot;&quot;))&gt;0;[.A7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JPY.CFD.IP",</text:p>
          </table:table-cell>
          <table:table-cell table:formula="of:=IF(LEN([.A72])-LEN(SUBSTITUTE([.A72];&quot;epic&quot;;&quot;&quot;))&gt;0;[.A72];&quot;&quot;)" office:value-type="string" office:string-value="        &quot;epic&quot;: &quot;CS.D.EURJPY.CFD.IP&quot;," calcext:value-type="string">
            <text:p><text:s text:c="8"/>"epic": "CS.D.EURJPY.CFD.IP",</text:p>
          </table:table-cell>
          <table:table-cell table:formula="of:=MID([.B72];17;20)" office:value-type="string" office:string-value="&quot;CS.D.EURJPY.CFD.IP&quot;" calcext:value-type="string">
            <text:p>"CS.D.EURJPY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JPY",</text:p>
          </table:table-cell>
          <table:table-cell table:style-name="Default" table:formula="of:=IF(LEN([.A73])-LEN(SUBSTITUTE([.A73];&quot;epic&quot;;&quot;&quot;))&gt;0;[.A7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74])-LEN(SUBSTITUTE([.A74];&quot;epic&quot;;&quot;&quot;))&gt;0;[.A7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75])-LEN(SUBSTITUTE([.A75];&quot;epic&quot;;&quot;&quot;))&gt;0;[.A7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21.731,</text:p>
          </table:table-cell>
          <table:table-cell table:style-name="Default" table:formula="of:=IF(LEN([.A76])-LEN(SUBSTITUTE([.A76];&quot;epic&quot;;&quot;&quot;))&gt;0;[.A7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21.524,</text:p>
          </table:table-cell>
          <table:table-cell table:style-name="Default" table:formula="of:=IF(LEN([.A77])-LEN(SUBSTITUTE([.A77];&quot;epic&quot;;&quot;&quot;))&gt;0;[.A7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4,</text:p>
          </table:table-cell>
          <table:table-cell table:style-name="Default" table:formula="of:=IF(LEN([.A78])-LEN(SUBSTITUTE([.A78];&quot;epic&quot;;&quot;&quot;))&gt;0;[.A7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044,</text:p>
          </table:table-cell>
          <table:table-cell table:style-name="Default" table:formula="of:=IF(LEN([.A79])-LEN(SUBSTITUTE([.A79];&quot;epic&quot;;&quot;&quot;))&gt;0;[.A7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80])-LEN(SUBSTITUTE([.A80];&quot;epic&quot;;&quot;&quot;))&gt;0;[.A8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81])-LEN(SUBSTITUTE([.A81];&quot;epic&quot;;&quot;&quot;))&gt;0;[.A8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21.562,</text:p>
          </table:table-cell>
          <table:table-cell table:style-name="Default" table:formula="of:=IF(LEN([.A82])-LEN(SUBSTITUTE([.A82];&quot;epic&quot;;&quot;&quot;))&gt;0;[.A8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21.599,</text:p>
          </table:table-cell>
          <table:table-cell table:style-name="Default" table:formula="of:=IF(LEN([.A83])-LEN(SUBSTITUTE([.A83];&quot;epic&quot;;&quot;&quot;))&gt;0;[.A8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84])-LEN(SUBSTITUTE([.A84];&quot;epic&quot;;&quot;&quot;))&gt;0;[.A8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85])-LEN(SUBSTITUTE([.A85];&quot;epic&quot;;&quot;&quot;))&gt;0;[.A8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86])-LEN(SUBSTITUTE([.A86];&quot;epic&quot;;&quot;&quot;))&gt;0;[.A8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87])-LEN(SUBSTITUTE([.A87];&quot;epic&quot;;&quot;&quot;))&gt;0;[.A87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88])-LEN(SUBSTITUTE([.A88];&quot;epic&quot;;&quot;&quot;))&gt;0;[.A8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USD.CFD.IP",</text:p>
          </table:table-cell>
          <table:table-cell table:formula="of:=IF(LEN([.A89])-LEN(SUBSTITUTE([.A89];&quot;epic&quot;;&quot;&quot;))&gt;0;[.A89];&quot;&quot;)" office:value-type="string" office:string-value="        &quot;epic&quot;: &quot;CS.D.EURUSD.CFD.IP&quot;," calcext:value-type="string">
            <text:p><text:s text:c="8"/>"epic": "CS.D.EURUSD.CFD.IP",</text:p>
          </table:table-cell>
          <table:table-cell table:formula="of:=MID([.B89];17;20)" office:value-type="string" office:string-value="&quot;CS.D.EURUSD.CFD.IP&quot;" calcext:value-type="string">
            <text:p>"CS.D.EURUSD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USD",</text:p>
          </table:table-cell>
          <table:table-cell table:style-name="Default" table:formula="of:=IF(LEN([.A90])-LEN(SUBSTITUTE([.A90];&quot;epic&quot;;&quot;&quot;))&gt;0;[.A9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91])-LEN(SUBSTITUTE([.A91];&quot;epic&quot;;&quot;&quot;))&gt;0;[.A9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92])-LEN(SUBSTITUTE([.A92];&quot;epic&quot;;&quot;&quot;))&gt;0;[.A9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1278,</text:p>
          </table:table-cell>
          <table:table-cell table:style-name="Default" table:formula="of:=IF(LEN([.A93])-LEN(SUBSTITUTE([.A93];&quot;epic&quot;;&quot;&quot;))&gt;0;[.A9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12621,</text:p>
          </table:table-cell>
          <table:table-cell table:style-name="Default" table:formula="of:=IF(LEN([.A94])-LEN(SUBSTITUTE([.A94];&quot;epic&quot;;&quot;&quot;))&gt;0;[.A9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1,</text:p>
          </table:table-cell>
          <table:table-cell table:style-name="Default" table:formula="of:=IF(LEN([.A95])-LEN(SUBSTITUTE([.A95];&quot;epic&quot;;&quot;&quot;))&gt;0;[.A9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8.0E-5,</text:p>
          </table:table-cell>
          <table:table-cell table:style-name="Default" table:formula="of:=IF(LEN([.A96])-LEN(SUBSTITUTE([.A96];&quot;epic&quot;;&quot;&quot;))&gt;0;[.A9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7",</text:p>
          </table:table-cell>
          <table:table-cell table:style-name="Default" table:formula="of:=IF(LEN([.A97])-LEN(SUBSTITUTE([.A97];&quot;epic&quot;;&quot;&quot;))&gt;0;[.A9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7",</text:p>
          </table:table-cell>
          <table:table-cell table:style-name="Default" table:formula="of:=IF(LEN([.A98])-LEN(SUBSTITUTE([.A98];&quot;epic&quot;;&quot;&quot;))&gt;0;[.A9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12689,</text:p>
          </table:table-cell>
          <table:table-cell table:style-name="Default" table:formula="of:=IF(LEN([.A99])-LEN(SUBSTITUTE([.A99];&quot;epic&quot;;&quot;&quot;))&gt;0;[.A9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12711,</text:p>
          </table:table-cell>
          <table:table-cell table:style-name="Default" table:formula="of:=IF(LEN([.A100])-LEN(SUBSTITUTE([.A100];&quot;epic&quot;;&quot;&quot;))&gt;0;[.A10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101])-LEN(SUBSTITUTE([.A101];&quot;epic&quot;;&quot;&quot;))&gt;0;[.A10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102])-LEN(SUBSTITUTE([.A102];&quot;epic&quot;;&quot;&quot;))&gt;0;[.A10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103])-LEN(SUBSTITUTE([.A103];&quot;epic&quot;;&quot;&quot;))&gt;0;[.A10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104])-LEN(SUBSTITUTE([.A104];&quot;epic&quot;;&quot;&quot;))&gt;0;[.A104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105])-LEN(SUBSTITUTE([.A105];&quot;epic&quot;;&quot;&quot;))&gt;0;[.A10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USD.MINI.IP",</text:p>
          </table:table-cell>
          <table:table-cell table:formula="of:=IF(LEN([.A106])-LEN(SUBSTITUTE([.A106];&quot;epic&quot;;&quot;&quot;))&gt;0;[.A106];&quot;&quot;)" office:value-type="string" office:string-value="        &quot;epic&quot;: &quot;CS.D.EURUSD.MINI.IP&quot;," calcext:value-type="string">
            <text:p><text:s text:c="8"/>"epic": "CS.D.EURUSD.MINI.IP",</text:p>
          </table:table-cell>
          <table:table-cell table:formula="of:=MID([.B106];17;20)" office:value-type="string" office:string-value="&quot;CS.D.EURUSD.MINI.IP" calcext:value-type="string">
            <text:p>"CS.D.EURUSD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USD Mini",</text:p>
          </table:table-cell>
          <table:table-cell table:style-name="Default" table:formula="of:=IF(LEN([.A107])-LEN(SUBSTITUTE([.A107];&quot;epic&quot;;&quot;&quot;))&gt;0;[.A10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108])-LEN(SUBSTITUTE([.A108];&quot;epic&quot;;&quot;&quot;))&gt;0;[.A10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109])-LEN(SUBSTITUTE([.A109];&quot;epic&quot;;&quot;&quot;))&gt;0;[.A10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1278,</text:p>
          </table:table-cell>
          <table:table-cell table:style-name="Default" table:formula="of:=IF(LEN([.A110])-LEN(SUBSTITUTE([.A110];&quot;epic&quot;;&quot;&quot;))&gt;0;[.A11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12621,</text:p>
          </table:table-cell>
          <table:table-cell table:style-name="Default" table:formula="of:=IF(LEN([.A111])-LEN(SUBSTITUTE([.A111];&quot;epic&quot;;&quot;&quot;))&gt;0;[.A11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1,</text:p>
          </table:table-cell>
          <table:table-cell table:style-name="Default" table:formula="of:=IF(LEN([.A112])-LEN(SUBSTITUTE([.A112];&quot;epic&quot;;&quot;&quot;))&gt;0;[.A11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8.0E-5,</text:p>
          </table:table-cell>
          <table:table-cell table:style-name="Default" table:formula="of:=IF(LEN([.A113])-LEN(SUBSTITUTE([.A113];&quot;epic&quot;;&quot;&quot;))&gt;0;[.A11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7",</text:p>
          </table:table-cell>
          <table:table-cell table:style-name="Default" table:formula="of:=IF(LEN([.A114])-LEN(SUBSTITUTE([.A114];&quot;epic&quot;;&quot;&quot;))&gt;0;[.A11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7",</text:p>
          </table:table-cell>
          <table:table-cell table:style-name="Default" table:formula="of:=IF(LEN([.A115])-LEN(SUBSTITUTE([.A115];&quot;epic&quot;;&quot;&quot;))&gt;0;[.A11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12689,</text:p>
          </table:table-cell>
          <table:table-cell table:style-name="Default" table:formula="of:=IF(LEN([.A116])-LEN(SUBSTITUTE([.A116];&quot;epic&quot;;&quot;&quot;))&gt;0;[.A11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12711,</text:p>
          </table:table-cell>
          <table:table-cell table:style-name="Default" table:formula="of:=IF(LEN([.A117])-LEN(SUBSTITUTE([.A117];&quot;epic&quot;;&quot;&quot;))&gt;0;[.A11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118])-LEN(SUBSTITUTE([.A118];&quot;epic&quot;;&quot;&quot;))&gt;0;[.A11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119])-LEN(SUBSTITUTE([.A119];&quot;epic&quot;;&quot;&quot;))&gt;0;[.A11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120])-LEN(SUBSTITUTE([.A120];&quot;epic&quot;;&quot;&quot;))&gt;0;[.A12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121])-LEN(SUBSTITUTE([.A121];&quot;epic&quot;;&quot;&quot;))&gt;0;[.A121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122])-LEN(SUBSTITUTE([.A122];&quot;epic&quot;;&quot;&quot;))&gt;0;[.A12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GBPJPY.CFD.IP",</text:p>
          </table:table-cell>
          <table:table-cell table:formula="of:=IF(LEN([.A123])-LEN(SUBSTITUTE([.A123];&quot;epic&quot;;&quot;&quot;))&gt;0;[.A123];&quot;&quot;)" office:value-type="string" office:string-value="        &quot;epic&quot;: &quot;CS.D.GBPJPY.CFD.IP&quot;," calcext:value-type="string">
            <text:p><text:s text:c="8"/>"epic": "CS.D.GBPJPY.CFD.IP",</text:p>
          </table:table-cell>
          <table:table-cell table:formula="of:=MID([.B123];17;20)" office:value-type="string" office:string-value="&quot;CS.D.GBPJPY.CFD.IP&quot;" calcext:value-type="string">
            <text:p>"CS.D.GBPJPY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GBP/JPY",</text:p>
          </table:table-cell>
          <table:table-cell table:style-name="Default" table:formula="of:=IF(LEN([.A124])-LEN(SUBSTITUTE([.A124];&quot;epic&quot;;&quot;&quot;))&gt;0;[.A12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125])-LEN(SUBSTITUTE([.A125];&quot;epic&quot;;&quot;&quot;))&gt;0;[.A12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126])-LEN(SUBSTITUTE([.A126];&quot;epic&quot;;&quot;&quot;))&gt;0;[.A12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35.847,</text:p>
          </table:table-cell>
          <table:table-cell table:style-name="Default" table:formula="of:=IF(LEN([.A127])-LEN(SUBSTITUTE([.A127];&quot;epic&quot;;&quot;&quot;))&gt;0;[.A12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35.333,</text:p>
          </table:table-cell>
          <table:table-cell table:style-name="Default" table:formula="of:=IF(LEN([.A128])-LEN(SUBSTITUTE([.A128];&quot;epic&quot;;&quot;&quot;))&gt;0;[.A12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8,</text:p>
          </table:table-cell>
          <table:table-cell table:style-name="Default" table:formula="of:=IF(LEN([.A129])-LEN(SUBSTITUTE([.A129];&quot;epic&quot;;&quot;&quot;))&gt;0;[.A12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104,</text:p>
          </table:table-cell>
          <table:table-cell table:style-name="Default" table:formula="of:=IF(LEN([.A130])-LEN(SUBSTITUTE([.A130];&quot;epic&quot;;&quot;&quot;))&gt;0;[.A13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131])-LEN(SUBSTITUTE([.A131];&quot;epic&quot;;&quot;&quot;))&gt;0;[.A13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132])-LEN(SUBSTITUTE([.A132];&quot;epic&quot;;&quot;&quot;))&gt;0;[.A13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35.574,</text:p>
          </table:table-cell>
          <table:table-cell table:style-name="Default" table:formula="of:=IF(LEN([.A133])-LEN(SUBSTITUTE([.A133];&quot;epic&quot;;&quot;&quot;))&gt;0;[.A13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35.657,</text:p>
          </table:table-cell>
          <table:table-cell table:style-name="Default" table:formula="of:=IF(LEN([.A134])-LEN(SUBSTITUTE([.A134];&quot;epic&quot;;&quot;&quot;))&gt;0;[.A13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135])-LEN(SUBSTITUTE([.A135];&quot;epic&quot;;&quot;&quot;))&gt;0;[.A13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136])-LEN(SUBSTITUTE([.A136];&quot;epic&quot;;&quot;&quot;))&gt;0;[.A13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137])-LEN(SUBSTITUTE([.A137];&quot;epic&quot;;&quot;&quot;))&gt;0;[.A13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138])-LEN(SUBSTITUTE([.A138];&quot;epic&quot;;&quot;&quot;))&gt;0;[.A138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139])-LEN(SUBSTITUTE([.A139];&quot;epic&quot;;&quot;&quot;))&gt;0;[.A13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USDCHF.CFD.IP",</text:p>
          </table:table-cell>
          <table:table-cell table:formula="of:=IF(LEN([.A140])-LEN(SUBSTITUTE([.A140];&quot;epic&quot;;&quot;&quot;))&gt;0;[.A140];&quot;&quot;)" office:value-type="string" office:string-value="        &quot;epic&quot;: &quot;CS.D.USDCHF.CFD.IP&quot;," calcext:value-type="string">
            <text:p><text:s text:c="8"/>"epic": "CS.D.USDCHF.CFD.IP",</text:p>
          </table:table-cell>
          <table:table-cell table:formula="of:=MID([.B140];17;20)" office:value-type="string" office:string-value="&quot;CS.D.USDCHF.CFD.IP&quot;" calcext:value-type="string">
            <text:p>"CS.D.USDCHF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USD/CHF",</text:p>
          </table:table-cell>
          <table:table-cell table:style-name="Default" table:formula="of:=IF(LEN([.A141])-LEN(SUBSTITUTE([.A141];&quot;epic&quot;;&quot;&quot;))&gt;0;[.A14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142])-LEN(SUBSTITUTE([.A142];&quot;epic&quot;;&quot;&quot;))&gt;0;[.A14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143])-LEN(SUBSTITUTE([.A143];&quot;epic&quot;;&quot;&quot;))&gt;0;[.A14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0.98586,</text:p>
          </table:table-cell>
          <table:table-cell table:style-name="Default" table:formula="of:=IF(LEN([.A144])-LEN(SUBSTITUTE([.A144];&quot;epic&quot;;&quot;&quot;))&gt;0;[.A14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0.98321,</text:p>
          </table:table-cell>
          <table:table-cell table:style-name="Default" table:formula="of:=IF(LEN([.A145])-LEN(SUBSTITUTE([.A145];&quot;epic&quot;;&quot;&quot;))&gt;0;[.A14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9,</text:p>
          </table:table-cell>
          <table:table-cell table:style-name="Default" table:formula="of:=IF(LEN([.A146])-LEN(SUBSTITUTE([.A146];&quot;epic&quot;;&quot;&quot;))&gt;0;[.A14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8.6E-4,</text:p>
          </table:table-cell>
          <table:table-cell table:style-name="Default" table:formula="of:=IF(LEN([.A147])-LEN(SUBSTITUTE([.A147];&quot;epic&quot;;&quot;&quot;))&gt;0;[.A14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148])-LEN(SUBSTITUTE([.A148];&quot;epic&quot;;&quot;&quot;))&gt;0;[.A14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149])-LEN(SUBSTITUTE([.A149];&quot;epic&quot;;&quot;&quot;))&gt;0;[.A14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0.98459,</text:p>
          </table:table-cell>
          <table:table-cell table:style-name="Default" table:formula="of:=IF(LEN([.A150])-LEN(SUBSTITUTE([.A150];&quot;epic&quot;;&quot;&quot;))&gt;0;[.A15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0.98544,</text:p>
          </table:table-cell>
          <table:table-cell table:style-name="Default" table:formula="of:=IF(LEN([.A151])-LEN(SUBSTITUTE([.A151];&quot;epic&quot;;&quot;&quot;))&gt;0;[.A15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152])-LEN(SUBSTITUTE([.A152];&quot;epic&quot;;&quot;&quot;))&gt;0;[.A15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153])-LEN(SUBSTITUTE([.A153];&quot;epic&quot;;&quot;&quot;))&gt;0;[.A15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154])-LEN(SUBSTITUTE([.A154];&quot;epic&quot;;&quot;&quot;))&gt;0;[.A15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155])-LEN(SUBSTITUTE([.A155];&quot;epic&quot;;&quot;&quot;))&gt;0;[.A155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156])-LEN(SUBSTITUTE([.A156];&quot;epic&quot;;&quot;&quot;))&gt;0;[.A15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AUDJPY.CFD.IP",</text:p>
          </table:table-cell>
          <table:table-cell table:formula="of:=IF(LEN([.A157])-LEN(SUBSTITUTE([.A157];&quot;epic&quot;;&quot;&quot;))&gt;0;[.A157];&quot;&quot;)" office:value-type="string" office:string-value="        &quot;epic&quot;: &quot;CS.D.AUDJPY.CFD.IP&quot;," calcext:value-type="string">
            <text:p><text:s text:c="8"/>"epic": "CS.D.AUDJPY.CFD.IP",</text:p>
          </table:table-cell>
          <table:table-cell table:formula="of:=MID([.B157];17;20)" office:value-type="string" office:string-value="&quot;CS.D.AUDJPY.CFD.IP&quot;" calcext:value-type="string">
            <text:p>"CS.D.AUDJPY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AUD/JPY",</text:p>
          </table:table-cell>
          <table:table-cell table:style-name="Default" table:formula="of:=IF(LEN([.A158])-LEN(SUBSTITUTE([.A158];&quot;epic&quot;;&quot;&quot;))&gt;0;[.A15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159])-LEN(SUBSTITUTE([.A159];&quot;epic&quot;;&quot;&quot;))&gt;0;[.A15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160])-LEN(SUBSTITUTE([.A160];&quot;epic&quot;;&quot;&quot;))&gt;0;[.A16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75.932,</text:p>
          </table:table-cell>
          <table:table-cell table:style-name="Default" table:formula="of:=IF(LEN([.A161])-LEN(SUBSTITUTE([.A161];&quot;epic&quot;;&quot;&quot;))&gt;0;[.A16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75.62,</text:p>
          </table:table-cell>
          <table:table-cell table:style-name="Default" table:formula="of:=IF(LEN([.A162])-LEN(SUBSTITUTE([.A162];&quot;epic&quot;;&quot;&quot;))&gt;0;[.A16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9,</text:p>
          </table:table-cell>
          <table:table-cell table:style-name="Default" table:formula="of:=IF(LEN([.A163])-LEN(SUBSTITUTE([.A163];&quot;epic&quot;;&quot;&quot;))&gt;0;[.A16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067,</text:p>
          </table:table-cell>
          <table:table-cell table:style-name="Default" table:formula="of:=IF(LEN([.A164])-LEN(SUBSTITUTE([.A164];&quot;epic&quot;;&quot;&quot;))&gt;0;[.A16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7",</text:p>
          </table:table-cell>
          <table:table-cell table:style-name="Default" table:formula="of:=IF(LEN([.A165])-LEN(SUBSTITUTE([.A165];&quot;epic&quot;;&quot;&quot;))&gt;0;[.A16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7",</text:p>
          </table:table-cell>
          <table:table-cell table:style-name="Default" table:formula="of:=IF(LEN([.A166])-LEN(SUBSTITUTE([.A166];&quot;epic&quot;;&quot;&quot;))&gt;0;[.A16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75.67,</text:p>
          </table:table-cell>
          <table:table-cell table:style-name="Default" table:formula="of:=IF(LEN([.A167])-LEN(SUBSTITUTE([.A167];&quot;epic&quot;;&quot;&quot;))&gt;0;[.A16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75.717,</text:p>
          </table:table-cell>
          <table:table-cell table:style-name="Default" table:formula="of:=IF(LEN([.A168])-LEN(SUBSTITUTE([.A168];&quot;epic&quot;;&quot;&quot;))&gt;0;[.A16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169])-LEN(SUBSTITUTE([.A169];&quot;epic&quot;;&quot;&quot;))&gt;0;[.A16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170])-LEN(SUBSTITUTE([.A170];&quot;epic&quot;;&quot;&quot;))&gt;0;[.A17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171])-LEN(SUBSTITUTE([.A171];&quot;epic&quot;;&quot;&quot;))&gt;0;[.A17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172])-LEN(SUBSTITUTE([.A172];&quot;epic&quot;;&quot;&quot;))&gt;0;[.A172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173])-LEN(SUBSTITUTE([.A173];&quot;epic&quot;;&quot;&quot;))&gt;0;[.A17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AUDUSD.CFD.IP",</text:p>
          </table:table-cell>
          <table:table-cell table:formula="of:=IF(LEN([.A174])-LEN(SUBSTITUTE([.A174];&quot;epic&quot;;&quot;&quot;))&gt;0;[.A174];&quot;&quot;)" office:value-type="string" office:string-value="        &quot;epic&quot;: &quot;CS.D.AUDUSD.CFD.IP&quot;," calcext:value-type="string">
            <text:p><text:s text:c="8"/>"epic": "CS.D.AUDUSD.CFD.IP",</text:p>
          </table:table-cell>
          <table:table-cell table:formula="of:=MID([.B174];17;20)" office:value-type="string" office:string-value="&quot;CS.D.AUDUSD.CFD.IP&quot;" calcext:value-type="string">
            <text:p>"CS.D.AUDUSD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AUD/USD",</text:p>
          </table:table-cell>
          <table:table-cell table:style-name="Default" table:formula="of:=IF(LEN([.A175])-LEN(SUBSTITUTE([.A175];&quot;epic&quot;;&quot;&quot;))&gt;0;[.A17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176])-LEN(SUBSTITUTE([.A176];&quot;epic&quot;;&quot;&quot;))&gt;0;[.A17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177])-LEN(SUBSTITUTE([.A177];&quot;epic&quot;;&quot;&quot;))&gt;0;[.A17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0.70302,</text:p>
          </table:table-cell>
          <table:table-cell table:style-name="Default" table:formula="of:=IF(LEN([.A178])-LEN(SUBSTITUTE([.A178];&quot;epic&quot;;&quot;&quot;))&gt;0;[.A17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0.70113,</text:p>
          </table:table-cell>
          <table:table-cell table:style-name="Default" table:formula="of:=IF(LEN([.A179])-LEN(SUBSTITUTE([.A179];&quot;epic&quot;;&quot;&quot;))&gt;0;[.A17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6,</text:p>
          </table:table-cell>
          <table:table-cell table:style-name="Default" table:formula="of:=IF(LEN([.A180])-LEN(SUBSTITUTE([.A180];&quot;epic&quot;;&quot;&quot;))&gt;0;[.A18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4.2E-4,</text:p>
          </table:table-cell>
          <table:table-cell table:style-name="Default" table:formula="of:=IF(LEN([.A181])-LEN(SUBSTITUTE([.A181];&quot;epic&quot;;&quot;&quot;))&gt;0;[.A18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182])-LEN(SUBSTITUTE([.A182];&quot;epic&quot;;&quot;&quot;))&gt;0;[.A18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183])-LEN(SUBSTITUTE([.A183];&quot;epic&quot;;&quot;&quot;))&gt;0;[.A18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0.70157,</text:p>
          </table:table-cell>
          <table:table-cell table:style-name="Default" table:formula="of:=IF(LEN([.A184])-LEN(SUBSTITUTE([.A184];&quot;epic&quot;;&quot;&quot;))&gt;0;[.A18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0.70189,</text:p>
          </table:table-cell>
          <table:table-cell table:style-name="Default" table:formula="of:=IF(LEN([.A185])-LEN(SUBSTITUTE([.A185];&quot;epic&quot;;&quot;&quot;))&gt;0;[.A18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186])-LEN(SUBSTITUTE([.A186];&quot;epic&quot;;&quot;&quot;))&gt;0;[.A18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187])-LEN(SUBSTITUTE([.A187];&quot;epic&quot;;&quot;&quot;))&gt;0;[.A18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188])-LEN(SUBSTITUTE([.A188];&quot;epic&quot;;&quot;&quot;))&gt;0;[.A18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189])-LEN(SUBSTITUTE([.A189];&quot;epic&quot;;&quot;&quot;))&gt;0;[.A189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190])-LEN(SUBSTITUTE([.A190];&quot;epic&quot;;&quot;&quot;))&gt;0;[.A19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CHFJPY.CFD.IP",</text:p>
          </table:table-cell>
          <table:table-cell table:formula="of:=IF(LEN([.A191])-LEN(SUBSTITUTE([.A191];&quot;epic&quot;;&quot;&quot;))&gt;0;[.A191];&quot;&quot;)" office:value-type="string" office:string-value="        &quot;epic&quot;: &quot;CS.D.CHFJPY.CFD.IP&quot;," calcext:value-type="string">
            <text:p><text:s text:c="8"/>"epic": "CS.D.CHFJPY.CFD.IP",</text:p>
          </table:table-cell>
          <table:table-cell table:formula="of:=MID([.B191];17;20)" office:value-type="string" office:string-value="&quot;CS.D.CHFJPY.CFD.IP&quot;" calcext:value-type="string">
            <text:p>"CS.D.CHFJPY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CHF/JPY",</text:p>
          </table:table-cell>
          <table:table-cell table:style-name="Default" table:formula="of:=IF(LEN([.A192])-LEN(SUBSTITUTE([.A192];&quot;epic&quot;;&quot;&quot;))&gt;0;[.A19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193])-LEN(SUBSTITUTE([.A193];&quot;epic&quot;;&quot;&quot;))&gt;0;[.A19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194])-LEN(SUBSTITUTE([.A194];&quot;epic&quot;;&quot;&quot;))&gt;0;[.A19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09.807,</text:p>
          </table:table-cell>
          <table:table-cell table:style-name="Default" table:formula="of:=IF(LEN([.A195])-LEN(SUBSTITUTE([.A195];&quot;epic&quot;;&quot;&quot;))&gt;0;[.A19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09.407,</text:p>
          </table:table-cell>
          <table:table-cell table:style-name="Default" table:formula="of:=IF(LEN([.A196])-LEN(SUBSTITUTE([.A196];&quot;epic&quot;;&quot;&quot;))&gt;0;[.A19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14,</text:p>
          </table:table-cell>
          <table:table-cell table:style-name="Default" table:formula="of:=IF(LEN([.A197])-LEN(SUBSTITUTE([.A197];&quot;epic&quot;;&quot;&quot;))&gt;0;[.A19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158,</text:p>
          </table:table-cell>
          <table:table-cell table:style-name="Default" table:formula="of:=IF(LEN([.A198])-LEN(SUBSTITUTE([.A198];&quot;epic&quot;;&quot;&quot;))&gt;0;[.A19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7",</text:p>
          </table:table-cell>
          <table:table-cell table:style-name="Default" table:formula="of:=IF(LEN([.A199])-LEN(SUBSTITUTE([.A199];&quot;epic&quot;;&quot;&quot;))&gt;0;[.A19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7",</text:p>
          </table:table-cell>
          <table:table-cell table:style-name="Default" table:formula="of:=IF(LEN([.A200])-LEN(SUBSTITUTE([.A200];&quot;epic&quot;;&quot;&quot;))&gt;0;[.A20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09.427,</text:p>
          </table:table-cell>
          <table:table-cell table:style-name="Default" table:formula="of:=IF(LEN([.A201])-LEN(SUBSTITUTE([.A201];&quot;epic&quot;;&quot;&quot;))&gt;0;[.A20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09.572,</text:p>
          </table:table-cell>
          <table:table-cell table:style-name="Default" table:formula="of:=IF(LEN([.A202])-LEN(SUBSTITUTE([.A202];&quot;epic&quot;;&quot;&quot;))&gt;0;[.A20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203])-LEN(SUBSTITUTE([.A203];&quot;epic&quot;;&quot;&quot;))&gt;0;[.A20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204])-LEN(SUBSTITUTE([.A204];&quot;epic&quot;;&quot;&quot;))&gt;0;[.A20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205])-LEN(SUBSTITUTE([.A205];&quot;epic&quot;;&quot;&quot;))&gt;0;[.A20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206])-LEN(SUBSTITUTE([.A206];&quot;epic&quot;;&quot;&quot;))&gt;0;[.A206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207])-LEN(SUBSTITUTE([.A207];&quot;epic&quot;;&quot;&quot;))&gt;0;[.A20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SGD.CFD.IP",</text:p>
          </table:table-cell>
          <table:table-cell table:formula="of:=IF(LEN([.A208])-LEN(SUBSTITUTE([.A208];&quot;epic&quot;;&quot;&quot;))&gt;0;[.A208];&quot;&quot;)" office:value-type="string" office:string-value="        &quot;epic&quot;: &quot;CS.D.EURSGD.CFD.IP&quot;," calcext:value-type="string">
            <text:p><text:s text:c="8"/>"epic": "CS.D.EURSGD.CFD.IP",</text:p>
          </table:table-cell>
          <table:table-cell table:formula="of:=MID([.B208];17;20)" office:value-type="string" office:string-value="&quot;CS.D.EURSGD.CFD.IP&quot;" calcext:value-type="string">
            <text:p>"CS.D.EURSGD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SGD",</text:p>
          </table:table-cell>
          <table:table-cell table:style-name="Default" table:formula="of:=IF(LEN([.A209])-LEN(SUBSTITUTE([.A209];&quot;epic&quot;;&quot;&quot;))&gt;0;[.A20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210])-LEN(SUBSTITUTE([.A210];&quot;epic&quot;;&quot;&quot;))&gt;0;[.A21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211])-LEN(SUBSTITUTE([.A211];&quot;epic&quot;;&quot;&quot;))&gt;0;[.A21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53351,</text:p>
          </table:table-cell>
          <table:table-cell table:style-name="Default" table:formula="of:=IF(LEN([.A212])-LEN(SUBSTITUTE([.A212];&quot;epic&quot;;&quot;&quot;))&gt;0;[.A21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52753,</text:p>
          </table:table-cell>
          <table:table-cell table:style-name="Default" table:formula="of:=IF(LEN([.A213])-LEN(SUBSTITUTE([.A213];&quot;epic&quot;;&quot;&quot;))&gt;0;[.A21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6,</text:p>
          </table:table-cell>
          <table:table-cell table:style-name="Default" table:formula="of:=IF(LEN([.A214])-LEN(SUBSTITUTE([.A214];&quot;epic&quot;;&quot;&quot;))&gt;0;[.A21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8.8E-4,</text:p>
          </table:table-cell>
          <table:table-cell table:style-name="Default" table:formula="of:=IF(LEN([.A215])-LEN(SUBSTITUTE([.A215];&quot;epic&quot;;&quot;&quot;))&gt;0;[.A21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216])-LEN(SUBSTITUTE([.A216];&quot;epic&quot;;&quot;&quot;))&gt;0;[.A21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217])-LEN(SUBSTITUTE([.A217];&quot;epic&quot;;&quot;&quot;))&gt;0;[.A21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53011,</text:p>
          </table:table-cell>
          <table:table-cell table:style-name="Default" table:formula="of:=IF(LEN([.A218])-LEN(SUBSTITUTE([.A218];&quot;epic&quot;;&quot;&quot;))&gt;0;[.A21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53193,</text:p>
          </table:table-cell>
          <table:table-cell table:style-name="Default" table:formula="of:=IF(LEN([.A219])-LEN(SUBSTITUTE([.A219];&quot;epic&quot;;&quot;&quot;))&gt;0;[.A21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220])-LEN(SUBSTITUTE([.A220];&quot;epic&quot;;&quot;&quot;))&gt;0;[.A22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221])-LEN(SUBSTITUTE([.A221];&quot;epic&quot;;&quot;&quot;))&gt;0;[.A22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222])-LEN(SUBSTITUTE([.A222];&quot;epic&quot;;&quot;&quot;))&gt;0;[.A22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223])-LEN(SUBSTITUTE([.A223];&quot;epic&quot;;&quot;&quot;))&gt;0;[.A223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224])-LEN(SUBSTITUTE([.A224];&quot;epic&quot;;&quot;&quot;))&gt;0;[.A22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USDCAD.CFD.IP",</text:p>
          </table:table-cell>
          <table:table-cell table:formula="of:=IF(LEN([.A225])-LEN(SUBSTITUTE([.A225];&quot;epic&quot;;&quot;&quot;))&gt;0;[.A225];&quot;&quot;)" office:value-type="string" office:string-value="        &quot;epic&quot;: &quot;CS.D.USDCAD.CFD.IP&quot;," calcext:value-type="string">
            <text:p><text:s text:c="8"/>"epic": "CS.D.USDCAD.CFD.IP",</text:p>
          </table:table-cell>
          <table:table-cell table:formula="of:=MID([.B225];17;20)" office:value-type="string" office:string-value="&quot;CS.D.USDCAD.CFD.IP&quot;" calcext:value-type="string">
            <text:p>"CS.D.USDCAD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USD/CAD",</text:p>
          </table:table-cell>
          <table:table-cell table:style-name="Default" table:formula="of:=IF(LEN([.A226])-LEN(SUBSTITUTE([.A226];&quot;epic&quot;;&quot;&quot;))&gt;0;[.A22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227])-LEN(SUBSTITUTE([.A227];&quot;epic&quot;;&quot;&quot;))&gt;0;[.A22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228])-LEN(SUBSTITUTE([.A228];&quot;epic&quot;;&quot;&quot;))&gt;0;[.A22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30467,</text:p>
          </table:table-cell>
          <table:table-cell table:style-name="Default" table:formula="of:=IF(LEN([.A229])-LEN(SUBSTITUTE([.A229];&quot;epic&quot;;&quot;&quot;))&gt;0;[.A22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30215,</text:p>
          </table:table-cell>
          <table:table-cell table:style-name="Default" table:formula="of:=IF(LEN([.A230])-LEN(SUBSTITUTE([.A230];&quot;epic&quot;;&quot;&quot;))&gt;0;[.A23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1,</text:p>
          </table:table-cell>
          <table:table-cell table:style-name="Default" table:formula="of:=IF(LEN([.A231])-LEN(SUBSTITUTE([.A231];&quot;epic&quot;;&quot;&quot;))&gt;0;[.A23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1.9E-4,</text:p>
          </table:table-cell>
          <table:table-cell table:style-name="Default" table:formula="of:=IF(LEN([.A232])-LEN(SUBSTITUTE([.A232];&quot;epic&quot;;&quot;&quot;))&gt;0;[.A23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4",</text:p>
          </table:table-cell>
          <table:table-cell table:style-name="Default" table:formula="of:=IF(LEN([.A233])-LEN(SUBSTITUTE([.A233];&quot;epic&quot;;&quot;&quot;))&gt;0;[.A23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4",</text:p>
          </table:table-cell>
          <table:table-cell table:style-name="Default" table:formula="of:=IF(LEN([.A234])-LEN(SUBSTITUTE([.A234];&quot;epic&quot;;&quot;&quot;))&gt;0;[.A23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30278,</text:p>
          </table:table-cell>
          <table:table-cell table:style-name="Default" table:formula="of:=IF(LEN([.A235])-LEN(SUBSTITUTE([.A235];&quot;epic&quot;;&quot;&quot;))&gt;0;[.A23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30323,</text:p>
          </table:table-cell>
          <table:table-cell table:style-name="Default" table:formula="of:=IF(LEN([.A236])-LEN(SUBSTITUTE([.A236];&quot;epic&quot;;&quot;&quot;))&gt;0;[.A23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237])-LEN(SUBSTITUTE([.A237];&quot;epic&quot;;&quot;&quot;))&gt;0;[.A23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238])-LEN(SUBSTITUTE([.A238];&quot;epic&quot;;&quot;&quot;))&gt;0;[.A23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239])-LEN(SUBSTITUTE([.A239];&quot;epic&quot;;&quot;&quot;))&gt;0;[.A23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240])-LEN(SUBSTITUTE([.A240];&quot;epic&quot;;&quot;&quot;))&gt;0;[.A240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241])-LEN(SUBSTITUTE([.A241];&quot;epic&quot;;&quot;&quot;))&gt;0;[.A24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AUD.CFD.IP",</text:p>
          </table:table-cell>
          <table:table-cell table:formula="of:=IF(LEN([.A242])-LEN(SUBSTITUTE([.A242];&quot;epic&quot;;&quot;&quot;))&gt;0;[.A242];&quot;&quot;)" office:value-type="string" office:string-value="        &quot;epic&quot;: &quot;CS.D.EURAUD.CFD.IP&quot;," calcext:value-type="string">
            <text:p><text:s text:c="8"/>"epic": "CS.D.EURAUD.CFD.IP",</text:p>
          </table:table-cell>
          <table:table-cell table:formula="of:=MID([.B242];17;20)" office:value-type="string" office:string-value="&quot;CS.D.EURAUD.CFD.IP&quot;" calcext:value-type="string">
            <text:p>"CS.D.EURAUD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AUD",</text:p>
          </table:table-cell>
          <table:table-cell table:style-name="Default" table:formula="of:=IF(LEN([.A243])-LEN(SUBSTITUTE([.A243];&quot;epic&quot;;&quot;&quot;))&gt;0;[.A24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244])-LEN(SUBSTITUTE([.A244];&quot;epic&quot;;&quot;&quot;))&gt;0;[.A24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245])-LEN(SUBSTITUTE([.A245];&quot;epic&quot;;&quot;&quot;))&gt;0;[.A24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60809,</text:p>
          </table:table-cell>
          <table:table-cell table:style-name="Default" table:formula="of:=IF(LEN([.A246])-LEN(SUBSTITUTE([.A246];&quot;epic&quot;;&quot;&quot;))&gt;0;[.A24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60303,</text:p>
          </table:table-cell>
          <table:table-cell table:style-name="Default" table:formula="of:=IF(LEN([.A247])-LEN(SUBSTITUTE([.A247];&quot;epic&quot;;&quot;&quot;))&gt;0;[.A24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7,</text:p>
          </table:table-cell>
          <table:table-cell table:style-name="Default" table:formula="of:=IF(LEN([.A248])-LEN(SUBSTITUTE([.A248];&quot;epic&quot;;&quot;&quot;))&gt;0;[.A24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0.00105,</text:p>
          </table:table-cell>
          <table:table-cell table:style-name="Default" table:formula="of:=IF(LEN([.A249])-LEN(SUBSTITUTE([.A249];&quot;epic&quot;;&quot;&quot;))&gt;0;[.A24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250])-LEN(SUBSTITUTE([.A250];&quot;epic&quot;;&quot;&quot;))&gt;0;[.A25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251])-LEN(SUBSTITUTE([.A251];&quot;epic&quot;;&quot;&quot;))&gt;0;[.A25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60572,</text:p>
          </table:table-cell>
          <table:table-cell table:style-name="Default" table:formula="of:=IF(LEN([.A252])-LEN(SUBSTITUTE([.A252];&quot;epic&quot;;&quot;&quot;))&gt;0;[.A25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60663,</text:p>
          </table:table-cell>
          <table:table-cell table:style-name="Default" table:formula="of:=IF(LEN([.A253])-LEN(SUBSTITUTE([.A253];&quot;epic&quot;;&quot;&quot;))&gt;0;[.A25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254])-LEN(SUBSTITUTE([.A254];&quot;epic&quot;;&quot;&quot;))&gt;0;[.A25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255])-LEN(SUBSTITUTE([.A255];&quot;epic&quot;;&quot;&quot;))&gt;0;[.A25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256])-LEN(SUBSTITUTE([.A256];&quot;epic&quot;;&quot;&quot;))&gt;0;[.A25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257])-LEN(SUBSTITUTE([.A257];&quot;epic&quot;;&quot;&quot;))&gt;0;[.A257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258])-LEN(SUBSTITUTE([.A258];&quot;epic&quot;;&quot;&quot;))&gt;0;[.A25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GBPAUD.CFD.IP",</text:p>
          </table:table-cell>
          <table:table-cell table:formula="of:=IF(LEN([.A259])-LEN(SUBSTITUTE([.A259];&quot;epic&quot;;&quot;&quot;))&gt;0;[.A259];&quot;&quot;)" office:value-type="string" office:string-value="        &quot;epic&quot;: &quot;CS.D.GBPAUD.CFD.IP&quot;," calcext:value-type="string">
            <text:p><text:s text:c="8"/>"epic": "CS.D.GBPAUD.CFD.IP",</text:p>
          </table:table-cell>
          <table:table-cell table:formula="of:=MID([.B259];17;20)" office:value-type="string" office:string-value="&quot;CS.D.GBPAUD.CFD.IP&quot;" calcext:value-type="string">
            <text:p>"CS.D.GBPAUD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GBP/AUD",</text:p>
          </table:table-cell>
          <table:table-cell table:style-name="Default" table:formula="of:=IF(LEN([.A260])-LEN(SUBSTITUTE([.A260];&quot;epic&quot;;&quot;&quot;))&gt;0;[.A26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261])-LEN(SUBSTITUTE([.A261];&quot;epic&quot;;&quot;&quot;))&gt;0;[.A26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262])-LEN(SUBSTITUTE([.A262];&quot;epic&quot;;&quot;&quot;))&gt;0;[.A26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79427,</text:p>
          </table:table-cell>
          <table:table-cell table:style-name="Default" table:formula="of:=IF(LEN([.A263])-LEN(SUBSTITUTE([.A263];&quot;epic&quot;;&quot;&quot;))&gt;0;[.A26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78722,</text:p>
          </table:table-cell>
          <table:table-cell table:style-name="Default" table:formula="of:=IF(LEN([.A264])-LEN(SUBSTITUTE([.A264];&quot;epic&quot;;&quot;&quot;))&gt;0;[.A26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4,</text:p>
          </table:table-cell>
          <table:table-cell table:style-name="Default" table:formula="of:=IF(LEN([.A265])-LEN(SUBSTITUTE([.A265];&quot;epic&quot;;&quot;&quot;))&gt;0;[.A26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7.5E-4,</text:p>
          </table:table-cell>
          <table:table-cell table:style-name="Default" table:formula="of:=IF(LEN([.A266])-LEN(SUBSTITUTE([.A266];&quot;epic&quot;;&quot;&quot;))&gt;0;[.A26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267])-LEN(SUBSTITUTE([.A267];&quot;epic&quot;;&quot;&quot;))&gt;0;[.A26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268])-LEN(SUBSTITUTE([.A268];&quot;epic&quot;;&quot;&quot;))&gt;0;[.A26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79111,</text:p>
          </table:table-cell>
          <table:table-cell table:style-name="Default" table:formula="of:=IF(LEN([.A269])-LEN(SUBSTITUTE([.A269];&quot;epic&quot;;&quot;&quot;))&gt;0;[.A26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7925,</text:p>
          </table:table-cell>
          <table:table-cell table:style-name="Default" table:formula="of:=IF(LEN([.A270])-LEN(SUBSTITUTE([.A270];&quot;epic&quot;;&quot;&quot;))&gt;0;[.A27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271])-LEN(SUBSTITUTE([.A271];&quot;epic&quot;;&quot;&quot;))&gt;0;[.A27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272])-LEN(SUBSTITUTE([.A272];&quot;epic&quot;;&quot;&quot;))&gt;0;[.A27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273])-LEN(SUBSTITUTE([.A273];&quot;epic&quot;;&quot;&quot;))&gt;0;[.A27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274])-LEN(SUBSTITUTE([.A274];&quot;epic&quot;;&quot;&quot;))&gt;0;[.A274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275])-LEN(SUBSTITUTE([.A275];&quot;epic&quot;;&quot;&quot;))&gt;0;[.A27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GBPCHF.CFD.IP",</text:p>
          </table:table-cell>
          <table:table-cell table:formula="of:=IF(LEN([.A276])-LEN(SUBSTITUTE([.A276];&quot;epic&quot;;&quot;&quot;))&gt;0;[.A276];&quot;&quot;)" office:value-type="string" office:string-value="        &quot;epic&quot;: &quot;CS.D.GBPCHF.CFD.IP&quot;," calcext:value-type="string">
            <text:p><text:s text:c="8"/>"epic": "CS.D.GBPCHF.CFD.IP",</text:p>
          </table:table-cell>
          <table:table-cell table:formula="of:=MID([.B276];17;20)" office:value-type="string" office:string-value="&quot;CS.D.GBPCHF.CFD.IP&quot;" calcext:value-type="string">
            <text:p>"CS.D.GBPCHF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GBP/CHF",</text:p>
          </table:table-cell>
          <table:table-cell table:style-name="Default" table:formula="of:=IF(LEN([.A277])-LEN(SUBSTITUTE([.A277];&quot;epic&quot;;&quot;&quot;))&gt;0;[.A27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278])-LEN(SUBSTITUTE([.A278];&quot;epic&quot;;&quot;&quot;))&gt;0;[.A27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279])-LEN(SUBSTITUTE([.A279];&quot;epic&quot;;&quot;&quot;))&gt;0;[.A27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23976,</text:p>
          </table:table-cell>
          <table:table-cell table:style-name="Default" table:formula="of:=IF(LEN([.A280])-LEN(SUBSTITUTE([.A280];&quot;epic&quot;;&quot;&quot;))&gt;0;[.A28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23483,</text:p>
          </table:table-cell>
          <table:table-cell table:style-name="Default" table:formula="of:=IF(LEN([.A281])-LEN(SUBSTITUTE([.A281];&quot;epic&quot;;&quot;&quot;))&gt;0;[.A28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4,</text:p>
          </table:table-cell>
          <table:table-cell table:style-name="Default" table:formula="of:=IF(LEN([.A282])-LEN(SUBSTITUTE([.A282];&quot;epic&quot;;&quot;&quot;))&gt;0;[.A28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4.5E-4,</text:p>
          </table:table-cell>
          <table:table-cell table:style-name="Default" table:formula="of:=IF(LEN([.A283])-LEN(SUBSTITUTE([.A283];&quot;epic&quot;;&quot;&quot;))&gt;0;[.A28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284])-LEN(SUBSTITUTE([.A284];&quot;epic&quot;;&quot;&quot;))&gt;0;[.A28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285])-LEN(SUBSTITUTE([.A285];&quot;epic&quot;;&quot;&quot;))&gt;0;[.A28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23727,</text:p>
          </table:table-cell>
          <table:table-cell table:style-name="Default" table:formula="of:=IF(LEN([.A286])-LEN(SUBSTITUTE([.A286];&quot;epic&quot;;&quot;&quot;))&gt;0;[.A28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23927,</text:p>
          </table:table-cell>
          <table:table-cell table:style-name="Default" table:formula="of:=IF(LEN([.A287])-LEN(SUBSTITUTE([.A287];&quot;epic&quot;;&quot;&quot;))&gt;0;[.A28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288])-LEN(SUBSTITUTE([.A288];&quot;epic&quot;;&quot;&quot;))&gt;0;[.A28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289])-LEN(SUBSTITUTE([.A289];&quot;epic&quot;;&quot;&quot;))&gt;0;[.A28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290])-LEN(SUBSTITUTE([.A290];&quot;epic&quot;;&quot;&quot;))&gt;0;[.A29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291])-LEN(SUBSTITUTE([.A291];&quot;epic&quot;;&quot;&quot;))&gt;0;[.A291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292])-LEN(SUBSTITUTE([.A292];&quot;epic&quot;;&quot;&quot;))&gt;0;[.A29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USDSGD.CFD.IP",</text:p>
          </table:table-cell>
          <table:table-cell table:formula="of:=IF(LEN([.A293])-LEN(SUBSTITUTE([.A293];&quot;epic&quot;;&quot;&quot;))&gt;0;[.A293];&quot;&quot;)" office:value-type="string" office:string-value="        &quot;epic&quot;: &quot;CS.D.USDSGD.CFD.IP&quot;," calcext:value-type="string">
            <text:p><text:s text:c="8"/>"epic": "CS.D.USDSGD.CFD.IP",</text:p>
          </table:table-cell>
          <table:table-cell table:formula="of:=MID([.B293];17;20)" office:value-type="string" office:string-value="&quot;CS.D.USDSGD.CFD.IP&quot;" calcext:value-type="string">
            <text:p>"CS.D.USDSGD.CFD.IP"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USD/SGD",</text:p>
          </table:table-cell>
          <table:table-cell table:style-name="Default" table:formula="of:=IF(LEN([.A294])-LEN(SUBSTITUTE([.A294];&quot;epic&quot;;&quot;&quot;))&gt;0;[.A29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295])-LEN(SUBSTITUTE([.A295];&quot;epic&quot;;&quot;&quot;))&gt;0;[.A29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296])-LEN(SUBSTITUTE([.A296];&quot;epic&quot;;&quot;&quot;))&gt;0;[.A29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35959,</text:p>
          </table:table-cell>
          <table:table-cell table:style-name="Default" table:formula="of:=IF(LEN([.A297])-LEN(SUBSTITUTE([.A297];&quot;epic&quot;;&quot;&quot;))&gt;0;[.A29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35624,</text:p>
          </table:table-cell>
          <table:table-cell table:style-name="Default" table:formula="of:=IF(LEN([.A298])-LEN(SUBSTITUTE([.A298];&quot;epic&quot;;&quot;&quot;))&gt;0;[.A29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6,</text:p>
          </table:table-cell>
          <table:table-cell table:style-name="Default" table:formula="of:=IF(LEN([.A299])-LEN(SUBSTITUTE([.A299];&quot;epic&quot;;&quot;&quot;))&gt;0;[.A29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8.3E-4,</text:p>
          </table:table-cell>
          <table:table-cell table:style-name="Default" table:formula="of:=IF(LEN([.A300])-LEN(SUBSTITUTE([.A300];&quot;epic&quot;;&quot;&quot;))&gt;0;[.A30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2",</text:p>
          </table:table-cell>
          <table:table-cell table:style-name="Default" table:formula="of:=IF(LEN([.A301])-LEN(SUBSTITUTE([.A301];&quot;epic&quot;;&quot;&quot;))&gt;0;[.A30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2",</text:p>
          </table:table-cell>
          <table:table-cell table:style-name="Default" table:formula="of:=IF(LEN([.A302])-LEN(SUBSTITUTE([.A302];&quot;epic&quot;;&quot;&quot;))&gt;0;[.A30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35806,</text:p>
          </table:table-cell>
          <table:table-cell table:style-name="Default" table:formula="of:=IF(LEN([.A303])-LEN(SUBSTITUTE([.A303];&quot;epic&quot;;&quot;&quot;))&gt;0;[.A30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35901,</text:p>
          </table:table-cell>
          <table:table-cell table:style-name="Default" table:formula="of:=IF(LEN([.A304])-LEN(SUBSTITUTE([.A304];&quot;epic&quot;;&quot;&quot;))&gt;0;[.A30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305])-LEN(SUBSTITUTE([.A305];&quot;epic&quot;;&quot;&quot;))&gt;0;[.A30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306])-LEN(SUBSTITUTE([.A306];&quot;epic&quot;;&quot;&quot;))&gt;0;[.A30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307])-LEN(SUBSTITUTE([.A307];&quot;epic&quot;;&quot;&quot;))&gt;0;[.A30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308])-LEN(SUBSTITUTE([.A308];&quot;epic&quot;;&quot;&quot;))&gt;0;[.A308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309])-LEN(SUBSTITUTE([.A309];&quot;epic&quot;;&quot;&quot;))&gt;0;[.A30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GBP.MINI.IP",</text:p>
          </table:table-cell>
          <table:table-cell table:formula="of:=IF(LEN([.A310])-LEN(SUBSTITUTE([.A310];&quot;epic&quot;;&quot;&quot;))&gt;0;[.A310];&quot;&quot;)" office:value-type="string" office:string-value="        &quot;epic&quot;: &quot;CS.D.EURGBP.MINI.IP&quot;," calcext:value-type="string">
            <text:p><text:s text:c="8"/>"epic": "CS.D.EURGBP.MINI.IP",</text:p>
          </table:table-cell>
          <table:table-cell table:formula="of:=MID([.B310];17;20)" office:value-type="string" office:string-value="&quot;CS.D.EURGBP.MINI.IP" calcext:value-type="string">
            <text:p>"CS.D.EURGBP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GBP Mini",</text:p>
          </table:table-cell>
          <table:table-cell table:style-name="Default" table:formula="of:=IF(LEN([.A311])-LEN(SUBSTITUTE([.A311];&quot;epic&quot;;&quot;&quot;))&gt;0;[.A31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312])-LEN(SUBSTITUTE([.A312];&quot;epic&quot;;&quot;&quot;))&gt;0;[.A31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313])-LEN(SUBSTITUTE([.A313];&quot;epic&quot;;&quot;&quot;))&gt;0;[.A31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0.89818,</text:p>
          </table:table-cell>
          <table:table-cell table:style-name="Default" table:formula="of:=IF(LEN([.A314])-LEN(SUBSTITUTE([.A314];&quot;epic&quot;;&quot;&quot;))&gt;0;[.A31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0.89534,</text:p>
          </table:table-cell>
          <table:table-cell table:style-name="Default" table:formula="of:=IF(LEN([.A315])-LEN(SUBSTITUTE([.A315];&quot;epic&quot;;&quot;&quot;))&gt;0;[.A31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3,</text:p>
          </table:table-cell>
          <table:table-cell table:style-name="Default" table:formula="of:=IF(LEN([.A316])-LEN(SUBSTITUTE([.A316];&quot;epic&quot;;&quot;&quot;))&gt;0;[.A31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2.7E-4,</text:p>
          </table:table-cell>
          <table:table-cell table:style-name="Default" table:formula="of:=IF(LEN([.A317])-LEN(SUBSTITUTE([.A317];&quot;epic&quot;;&quot;&quot;))&gt;0;[.A31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318])-LEN(SUBSTITUTE([.A318];&quot;epic&quot;;&quot;&quot;))&gt;0;[.A31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319])-LEN(SUBSTITUTE([.A319];&quot;epic&quot;;&quot;&quot;))&gt;0;[.A31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0.89615,</text:p>
          </table:table-cell>
          <table:table-cell table:style-name="Default" table:formula="of:=IF(LEN([.A320])-LEN(SUBSTITUTE([.A320];&quot;epic&quot;;&quot;&quot;))&gt;0;[.A32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0.89662,</text:p>
          </table:table-cell>
          <table:table-cell table:style-name="Default" table:formula="of:=IF(LEN([.A321])-LEN(SUBSTITUTE([.A321];&quot;epic&quot;;&quot;&quot;))&gt;0;[.A32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322])-LEN(SUBSTITUTE([.A322];&quot;epic&quot;;&quot;&quot;))&gt;0;[.A32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323])-LEN(SUBSTITUTE([.A323];&quot;epic&quot;;&quot;&quot;))&gt;0;[.A32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324])-LEN(SUBSTITUTE([.A324];&quot;epic&quot;;&quot;&quot;))&gt;0;[.A32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325])-LEN(SUBSTITUTE([.A325];&quot;epic&quot;;&quot;&quot;))&gt;0;[.A325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326])-LEN(SUBSTITUTE([.A326];&quot;epic&quot;;&quot;&quot;))&gt;0;[.A32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USDJPY.MINI.IP",</text:p>
          </table:table-cell>
          <table:table-cell table:formula="of:=IF(LEN([.A327])-LEN(SUBSTITUTE([.A327];&quot;epic&quot;;&quot;&quot;))&gt;0;[.A327];&quot;&quot;)" office:value-type="string" office:string-value="        &quot;epic&quot;: &quot;CS.D.USDJPY.MINI.IP&quot;," calcext:value-type="string">
            <text:p><text:s text:c="8"/>"epic": "CS.D.USDJPY.MINI.IP",</text:p>
          </table:table-cell>
          <table:table-cell table:formula="of:=MID([.B327];17;20)" office:value-type="string" office:string-value="&quot;CS.D.USDJPY.MINI.IP" calcext:value-type="string">
            <text:p>"CS.D.USDJPY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USD/JPY Mini",</text:p>
          </table:table-cell>
          <table:table-cell table:style-name="Default" table:formula="of:=IF(LEN([.A328])-LEN(SUBSTITUTE([.A328];&quot;epic&quot;;&quot;&quot;))&gt;0;[.A32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329])-LEN(SUBSTITUTE([.A329];&quot;epic&quot;;&quot;&quot;))&gt;0;[.A32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330])-LEN(SUBSTITUTE([.A330];&quot;epic&quot;;&quot;&quot;))&gt;0;[.A33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08.002,</text:p>
          </table:table-cell>
          <table:table-cell table:style-name="Default" table:formula="of:=IF(LEN([.A331])-LEN(SUBSTITUTE([.A331];&quot;epic&quot;;&quot;&quot;))&gt;0;[.A33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07.836,</text:p>
          </table:table-cell>
          <table:table-cell table:style-name="Default" table:formula="of:=IF(LEN([.A332])-LEN(SUBSTITUTE([.A332];&quot;epic&quot;;&quot;&quot;))&gt;0;[.A33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2,</text:p>
          </table:table-cell>
          <table:table-cell table:style-name="Default" table:formula="of:=IF(LEN([.A333])-LEN(SUBSTITUTE([.A333];&quot;epic&quot;;&quot;&quot;))&gt;0;[.A33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026,</text:p>
          </table:table-cell>
          <table:table-cell table:style-name="Default" table:formula="of:=IF(LEN([.A334])-LEN(SUBSTITUTE([.A334];&quot;epic&quot;;&quot;&quot;))&gt;0;[.A33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335])-LEN(SUBSTITUTE([.A335];&quot;epic&quot;;&quot;&quot;))&gt;0;[.A33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336])-LEN(SUBSTITUTE([.A336];&quot;epic&quot;;&quot;&quot;))&gt;0;[.A33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07.849,</text:p>
          </table:table-cell>
          <table:table-cell table:style-name="Default" table:formula="of:=IF(LEN([.A337])-LEN(SUBSTITUTE([.A337];&quot;epic&quot;;&quot;&quot;))&gt;0;[.A33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07.893,</text:p>
          </table:table-cell>
          <table:table-cell table:style-name="Default" table:formula="of:=IF(LEN([.A338])-LEN(SUBSTITUTE([.A338];&quot;epic&quot;;&quot;&quot;))&gt;0;[.A33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339])-LEN(SUBSTITUTE([.A339];&quot;epic&quot;;&quot;&quot;))&gt;0;[.A33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340])-LEN(SUBSTITUTE([.A340];&quot;epic&quot;;&quot;&quot;))&gt;0;[.A34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341])-LEN(SUBSTITUTE([.A341];&quot;epic&quot;;&quot;&quot;))&gt;0;[.A34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342])-LEN(SUBSTITUTE([.A342];&quot;epic&quot;;&quot;&quot;))&gt;0;[.A342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343])-LEN(SUBSTITUTE([.A343];&quot;epic&quot;;&quot;&quot;))&gt;0;[.A34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CHF.MINI.IP",</text:p>
          </table:table-cell>
          <table:table-cell table:formula="of:=IF(LEN([.A344])-LEN(SUBSTITUTE([.A344];&quot;epic&quot;;&quot;&quot;))&gt;0;[.A344];&quot;&quot;)" office:value-type="string" office:string-value="        &quot;epic&quot;: &quot;CS.D.EURCHF.MINI.IP&quot;," calcext:value-type="string">
            <text:p><text:s text:c="8"/>"epic": "CS.D.EURCHF.MINI.IP",</text:p>
          </table:table-cell>
          <table:table-cell table:formula="of:=MID([.B344];17;20)" office:value-type="string" office:string-value="&quot;CS.D.EURCHF.MINI.IP" calcext:value-type="string">
            <text:p>"CS.D.EURCHF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CHF Mini",</text:p>
          </table:table-cell>
          <table:table-cell table:style-name="Default" table:formula="of:=IF(LEN([.A345])-LEN(SUBSTITUTE([.A345];&quot;epic&quot;;&quot;&quot;))&gt;0;[.A34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346])-LEN(SUBSTITUTE([.A346];&quot;epic&quot;;&quot;&quot;))&gt;0;[.A34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347])-LEN(SUBSTITUTE([.A347];&quot;epic&quot;;&quot;&quot;))&gt;0;[.A34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11073,</text:p>
          </table:table-cell>
          <table:table-cell table:style-name="Default" table:formula="of:=IF(LEN([.A348])-LEN(SUBSTITUTE([.A348];&quot;epic&quot;;&quot;&quot;))&gt;0;[.A34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10742,</text:p>
          </table:table-cell>
          <table:table-cell table:style-name="Default" table:formula="of:=IF(LEN([.A349])-LEN(SUBSTITUTE([.A349];&quot;epic&quot;;&quot;&quot;))&gt;0;[.A34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5,</text:p>
          </table:table-cell>
          <table:table-cell table:style-name="Default" table:formula="of:=IF(LEN([.A350])-LEN(SUBSTITUTE([.A350];&quot;epic&quot;;&quot;&quot;))&gt;0;[.A35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5.9E-4,</text:p>
          </table:table-cell>
          <table:table-cell table:style-name="Default" table:formula="of:=IF(LEN([.A351])-LEN(SUBSTITUTE([.A351];&quot;epic&quot;;&quot;&quot;))&gt;0;[.A35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352])-LEN(SUBSTITUTE([.A352];&quot;epic&quot;;&quot;&quot;))&gt;0;[.A35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353])-LEN(SUBSTITUTE([.A353];&quot;epic&quot;;&quot;&quot;))&gt;0;[.A35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10947,</text:p>
          </table:table-cell>
          <table:table-cell table:style-name="Default" table:formula="of:=IF(LEN([.A354])-LEN(SUBSTITUTE([.A354];&quot;epic&quot;;&quot;&quot;))&gt;0;[.A35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1102,</text:p>
          </table:table-cell>
          <table:table-cell table:style-name="Default" table:formula="of:=IF(LEN([.A355])-LEN(SUBSTITUTE([.A355];&quot;epic&quot;;&quot;&quot;))&gt;0;[.A35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356])-LEN(SUBSTITUTE([.A356];&quot;epic&quot;;&quot;&quot;))&gt;0;[.A35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357])-LEN(SUBSTITUTE([.A357];&quot;epic&quot;;&quot;&quot;))&gt;0;[.A35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358])-LEN(SUBSTITUTE([.A358];&quot;epic&quot;;&quot;&quot;))&gt;0;[.A35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359])-LEN(SUBSTITUTE([.A359];&quot;epic&quot;;&quot;&quot;))&gt;0;[.A359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360])-LEN(SUBSTITUTE([.A360];&quot;epic&quot;;&quot;&quot;))&gt;0;[.A36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GBPUSD.MINI.IP",</text:p>
          </table:table-cell>
          <table:table-cell table:formula="of:=IF(LEN([.A361])-LEN(SUBSTITUTE([.A361];&quot;epic&quot;;&quot;&quot;))&gt;0;[.A361];&quot;&quot;)" office:value-type="string" office:string-value="        &quot;epic&quot;: &quot;CS.D.GBPUSD.MINI.IP&quot;," calcext:value-type="string">
            <text:p><text:s text:c="8"/>"epic": "CS.D.GBPUSD.MINI.IP",</text:p>
          </table:table-cell>
          <table:table-cell table:formula="of:=MID([.B361];17;20)" office:value-type="string" office:string-value="&quot;CS.D.GBPUSD.MINI.IP" calcext:value-type="string">
            <text:p>"CS.D.GBPUSD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GBP/USD Mini",</text:p>
          </table:table-cell>
          <table:table-cell table:style-name="Default" table:formula="of:=IF(LEN([.A362])-LEN(SUBSTITUTE([.A362];&quot;epic&quot;;&quot;&quot;))&gt;0;[.A36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363])-LEN(SUBSTITUTE([.A363];&quot;epic&quot;;&quot;&quot;))&gt;0;[.A36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364])-LEN(SUBSTITUTE([.A364];&quot;epic&quot;;&quot;&quot;))&gt;0;[.A36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25974,</text:p>
          </table:table-cell>
          <table:table-cell table:style-name="Default" table:formula="of:=IF(LEN([.A365])-LEN(SUBSTITUTE([.A365];&quot;epic&quot;;&quot;&quot;))&gt;0;[.A36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25414,</text:p>
          </table:table-cell>
          <table:table-cell table:style-name="Default" table:formula="of:=IF(LEN([.A366])-LEN(SUBSTITUTE([.A366];&quot;epic&quot;;&quot;&quot;))&gt;0;[.A36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1,</text:p>
          </table:table-cell>
          <table:table-cell table:style-name="Default" table:formula="of:=IF(LEN([.A367])-LEN(SUBSTITUTE([.A367];&quot;epic&quot;;&quot;&quot;))&gt;0;[.A36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1.8E-4,</text:p>
          </table:table-cell>
          <table:table-cell table:style-name="Default" table:formula="of:=IF(LEN([.A368])-LEN(SUBSTITUTE([.A368];&quot;epic&quot;;&quot;&quot;))&gt;0;[.A36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369])-LEN(SUBSTITUTE([.A369];&quot;epic&quot;;&quot;&quot;))&gt;0;[.A36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370])-LEN(SUBSTITUTE([.A370];&quot;epic&quot;;&quot;&quot;))&gt;0;[.A37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25702,</text:p>
          </table:table-cell>
          <table:table-cell table:style-name="Default" table:formula="of:=IF(LEN([.A371])-LEN(SUBSTITUTE([.A371];&quot;epic&quot;;&quot;&quot;))&gt;0;[.A37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2579,</text:p>
          </table:table-cell>
          <table:table-cell table:style-name="Default" table:formula="of:=IF(LEN([.A372])-LEN(SUBSTITUTE([.A372];&quot;epic&quot;;&quot;&quot;))&gt;0;[.A37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373])-LEN(SUBSTITUTE([.A373];&quot;epic&quot;;&quot;&quot;))&gt;0;[.A37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374])-LEN(SUBSTITUTE([.A374];&quot;epic&quot;;&quot;&quot;))&gt;0;[.A37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375])-LEN(SUBSTITUTE([.A375];&quot;epic&quot;;&quot;&quot;))&gt;0;[.A37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376])-LEN(SUBSTITUTE([.A376];&quot;epic&quot;;&quot;&quot;))&gt;0;[.A376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377])-LEN(SUBSTITUTE([.A377];&quot;epic&quot;;&quot;&quot;))&gt;0;[.A37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AUDUSD.MINI.IP",</text:p>
          </table:table-cell>
          <table:table-cell table:formula="of:=IF(LEN([.A378])-LEN(SUBSTITUTE([.A378];&quot;epic&quot;;&quot;&quot;))&gt;0;[.A378];&quot;&quot;)" office:value-type="string" office:string-value="        &quot;epic&quot;: &quot;CS.D.AUDUSD.MINI.IP&quot;," calcext:value-type="string">
            <text:p><text:s text:c="8"/>"epic": "CS.D.AUDUSD.MINI.IP",</text:p>
          </table:table-cell>
          <table:table-cell table:formula="of:=MID([.B378];17;20)" office:value-type="string" office:string-value="&quot;CS.D.AUDUSD.MINI.IP" calcext:value-type="string">
            <text:p>"CS.D.AUDUSD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AUD/USD Mini",</text:p>
          </table:table-cell>
          <table:table-cell table:style-name="Default" table:formula="of:=IF(LEN([.A379])-LEN(SUBSTITUTE([.A379];&quot;epic&quot;;&quot;&quot;))&gt;0;[.A37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380])-LEN(SUBSTITUTE([.A380];&quot;epic&quot;;&quot;&quot;))&gt;0;[.A38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381])-LEN(SUBSTITUTE([.A381];&quot;epic&quot;;&quot;&quot;))&gt;0;[.A38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0.70302,</text:p>
          </table:table-cell>
          <table:table-cell table:style-name="Default" table:formula="of:=IF(LEN([.A382])-LEN(SUBSTITUTE([.A382];&quot;epic&quot;;&quot;&quot;))&gt;0;[.A38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0.70113,</text:p>
          </table:table-cell>
          <table:table-cell table:style-name="Default" table:formula="of:=IF(LEN([.A383])-LEN(SUBSTITUTE([.A383];&quot;epic&quot;;&quot;&quot;))&gt;0;[.A38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6,</text:p>
          </table:table-cell>
          <table:table-cell table:style-name="Default" table:formula="of:=IF(LEN([.A384])-LEN(SUBSTITUTE([.A384];&quot;epic&quot;;&quot;&quot;))&gt;0;[.A38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4.2E-4,</text:p>
          </table:table-cell>
          <table:table-cell table:style-name="Default" table:formula="of:=IF(LEN([.A385])-LEN(SUBSTITUTE([.A385];&quot;epic&quot;;&quot;&quot;))&gt;0;[.A38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386])-LEN(SUBSTITUTE([.A386];&quot;epic&quot;;&quot;&quot;))&gt;0;[.A38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387])-LEN(SUBSTITUTE([.A387];&quot;epic&quot;;&quot;&quot;))&gt;0;[.A38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0.70157,</text:p>
          </table:table-cell>
          <table:table-cell table:style-name="Default" table:formula="of:=IF(LEN([.A388])-LEN(SUBSTITUTE([.A388];&quot;epic&quot;;&quot;&quot;))&gt;0;[.A38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0.70189,</text:p>
          </table:table-cell>
          <table:table-cell table:style-name="Default" table:formula="of:=IF(LEN([.A389])-LEN(SUBSTITUTE([.A389];&quot;epic&quot;;&quot;&quot;))&gt;0;[.A38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390])-LEN(SUBSTITUTE([.A390];&quot;epic&quot;;&quot;&quot;))&gt;0;[.A39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391])-LEN(SUBSTITUTE([.A391];&quot;epic&quot;;&quot;&quot;))&gt;0;[.A39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392])-LEN(SUBSTITUTE([.A392];&quot;epic&quot;;&quot;&quot;))&gt;0;[.A39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393])-LEN(SUBSTITUTE([.A393];&quot;epic&quot;;&quot;&quot;))&gt;0;[.A393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394])-LEN(SUBSTITUTE([.A394];&quot;epic&quot;;&quot;&quot;))&gt;0;[.A39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CHFJPY.MINI.IP",</text:p>
          </table:table-cell>
          <table:table-cell table:formula="of:=IF(LEN([.A395])-LEN(SUBSTITUTE([.A395];&quot;epic&quot;;&quot;&quot;))&gt;0;[.A395];&quot;&quot;)" office:value-type="string" office:string-value="        &quot;epic&quot;: &quot;CS.D.CHFJPY.MINI.IP&quot;," calcext:value-type="string">
            <text:p><text:s text:c="8"/>"epic": "CS.D.CHFJPY.MINI.IP",</text:p>
          </table:table-cell>
          <table:table-cell table:formula="of:=MID([.B395];17;20)" office:value-type="string" office:string-value="&quot;CS.D.CHFJPY.MINI.IP" calcext:value-type="string">
            <text:p>"CS.D.CHFJPY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CHF/JPY Mini",</text:p>
          </table:table-cell>
          <table:table-cell table:style-name="Default" table:formula="of:=IF(LEN([.A396])-LEN(SUBSTITUTE([.A396];&quot;epic&quot;;&quot;&quot;))&gt;0;[.A39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397])-LEN(SUBSTITUTE([.A397];&quot;epic&quot;;&quot;&quot;))&gt;0;[.A39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398])-LEN(SUBSTITUTE([.A398];&quot;epic&quot;;&quot;&quot;))&gt;0;[.A39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09.807,</text:p>
          </table:table-cell>
          <table:table-cell table:style-name="Default" table:formula="of:=IF(LEN([.A399])-LEN(SUBSTITUTE([.A399];&quot;epic&quot;;&quot;&quot;))&gt;0;[.A39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09.407,</text:p>
          </table:table-cell>
          <table:table-cell table:style-name="Default" table:formula="of:=IF(LEN([.A400])-LEN(SUBSTITUTE([.A400];&quot;epic&quot;;&quot;&quot;))&gt;0;[.A40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14,</text:p>
          </table:table-cell>
          <table:table-cell table:style-name="Default" table:formula="of:=IF(LEN([.A401])-LEN(SUBSTITUTE([.A401];&quot;epic&quot;;&quot;&quot;))&gt;0;[.A40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159,</text:p>
          </table:table-cell>
          <table:table-cell table:style-name="Default" table:formula="of:=IF(LEN([.A402])-LEN(SUBSTITUTE([.A402];&quot;epic&quot;;&quot;&quot;))&gt;0;[.A40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4",</text:p>
          </table:table-cell>
          <table:table-cell table:style-name="Default" table:formula="of:=IF(LEN([.A403])-LEN(SUBSTITUTE([.A403];&quot;epic&quot;;&quot;&quot;))&gt;0;[.A40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4",</text:p>
          </table:table-cell>
          <table:table-cell table:style-name="Default" table:formula="of:=IF(LEN([.A404])-LEN(SUBSTITUTE([.A404];&quot;epic&quot;;&quot;&quot;))&gt;0;[.A40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09.426,</text:p>
          </table:table-cell>
          <table:table-cell table:style-name="Default" table:formula="of:=IF(LEN([.A405])-LEN(SUBSTITUTE([.A405];&quot;epic&quot;;&quot;&quot;))&gt;0;[.A40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09.571,</text:p>
          </table:table-cell>
          <table:table-cell table:style-name="Default" table:formula="of:=IF(LEN([.A406])-LEN(SUBSTITUTE([.A406];&quot;epic&quot;;&quot;&quot;))&gt;0;[.A40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407])-LEN(SUBSTITUTE([.A407];&quot;epic&quot;;&quot;&quot;))&gt;0;[.A40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408])-LEN(SUBSTITUTE([.A408];&quot;epic&quot;;&quot;&quot;))&gt;0;[.A40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409])-LEN(SUBSTITUTE([.A409];&quot;epic&quot;;&quot;&quot;))&gt;0;[.A40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410])-LEN(SUBSTITUTE([.A410];&quot;epic&quot;;&quot;&quot;))&gt;0;[.A410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411])-LEN(SUBSTITUTE([.A411];&quot;epic&quot;;&quot;&quot;))&gt;0;[.A41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JPY.MINI.IP",</text:p>
          </table:table-cell>
          <table:table-cell table:formula="of:=IF(LEN([.A412])-LEN(SUBSTITUTE([.A412];&quot;epic&quot;;&quot;&quot;))&gt;0;[.A412];&quot;&quot;)" office:value-type="string" office:string-value="        &quot;epic&quot;: &quot;CS.D.EURJPY.MINI.IP&quot;," calcext:value-type="string">
            <text:p><text:s text:c="8"/>"epic": "CS.D.EURJPY.MINI.IP",</text:p>
          </table:table-cell>
          <table:table-cell table:formula="of:=MID([.B412];17;20)" office:value-type="string" office:string-value="&quot;CS.D.EURJPY.MINI.IP" calcext:value-type="string">
            <text:p>"CS.D.EURJPY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JPY Mini",</text:p>
          </table:table-cell>
          <table:table-cell table:style-name="Default" table:formula="of:=IF(LEN([.A413])-LEN(SUBSTITUTE([.A413];&quot;epic&quot;;&quot;&quot;))&gt;0;[.A41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414])-LEN(SUBSTITUTE([.A414];&quot;epic&quot;;&quot;&quot;))&gt;0;[.A41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415])-LEN(SUBSTITUTE([.A415];&quot;epic&quot;;&quot;&quot;))&gt;0;[.A41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21.731,</text:p>
          </table:table-cell>
          <table:table-cell table:style-name="Default" table:formula="of:=IF(LEN([.A416])-LEN(SUBSTITUTE([.A416];&quot;epic&quot;;&quot;&quot;))&gt;0;[.A41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21.524,</text:p>
          </table:table-cell>
          <table:table-cell table:style-name="Default" table:formula="of:=IF(LEN([.A417])-LEN(SUBSTITUTE([.A417];&quot;epic&quot;;&quot;&quot;))&gt;0;[.A41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4,</text:p>
          </table:table-cell>
          <table:table-cell table:style-name="Default" table:formula="of:=IF(LEN([.A418])-LEN(SUBSTITUTE([.A418];&quot;epic&quot;;&quot;&quot;))&gt;0;[.A41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044,</text:p>
          </table:table-cell>
          <table:table-cell table:style-name="Default" table:formula="of:=IF(LEN([.A419])-LEN(SUBSTITUTE([.A419];&quot;epic&quot;;&quot;&quot;))&gt;0;[.A41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420])-LEN(SUBSTITUTE([.A420];&quot;epic&quot;;&quot;&quot;))&gt;0;[.A42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421])-LEN(SUBSTITUTE([.A421];&quot;epic&quot;;&quot;&quot;))&gt;0;[.A42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21.562,</text:p>
          </table:table-cell>
          <table:table-cell table:style-name="Default" table:formula="of:=IF(LEN([.A422])-LEN(SUBSTITUTE([.A422];&quot;epic&quot;;&quot;&quot;))&gt;0;[.A42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21.599,</text:p>
          </table:table-cell>
          <table:table-cell table:style-name="Default" table:formula="of:=IF(LEN([.A423])-LEN(SUBSTITUTE([.A423];&quot;epic&quot;;&quot;&quot;))&gt;0;[.A42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424])-LEN(SUBSTITUTE([.A424];&quot;epic&quot;;&quot;&quot;))&gt;0;[.A42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425])-LEN(SUBSTITUTE([.A425];&quot;epic&quot;;&quot;&quot;))&gt;0;[.A42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426])-LEN(SUBSTITUTE([.A426];&quot;epic&quot;;&quot;&quot;))&gt;0;[.A42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427])-LEN(SUBSTITUTE([.A427];&quot;epic&quot;;&quot;&quot;))&gt;0;[.A427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428])-LEN(SUBSTITUTE([.A428];&quot;epic&quot;;&quot;&quot;))&gt;0;[.A42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AUD.MINI.IP",</text:p>
          </table:table-cell>
          <table:table-cell table:formula="of:=IF(LEN([.A429])-LEN(SUBSTITUTE([.A429];&quot;epic&quot;;&quot;&quot;))&gt;0;[.A429];&quot;&quot;)" office:value-type="string" office:string-value="        &quot;epic&quot;: &quot;CS.D.EURAUD.MINI.IP&quot;," calcext:value-type="string">
            <text:p><text:s text:c="8"/>"epic": "CS.D.EURAUD.MINI.IP",</text:p>
          </table:table-cell>
          <table:table-cell table:formula="of:=MID([.B429];17;20)" office:value-type="string" office:string-value="&quot;CS.D.EURAUD.MINI.IP" calcext:value-type="string">
            <text:p>"CS.D.EURAUD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AUD Mini",</text:p>
          </table:table-cell>
          <table:table-cell table:style-name="Default" table:formula="of:=IF(LEN([.A430])-LEN(SUBSTITUTE([.A430];&quot;epic&quot;;&quot;&quot;))&gt;0;[.A43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431])-LEN(SUBSTITUTE([.A431];&quot;epic&quot;;&quot;&quot;))&gt;0;[.A43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432])-LEN(SUBSTITUTE([.A432];&quot;epic&quot;;&quot;&quot;))&gt;0;[.A43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60809,</text:p>
          </table:table-cell>
          <table:table-cell table:style-name="Default" table:formula="of:=IF(LEN([.A433])-LEN(SUBSTITUTE([.A433];&quot;epic&quot;;&quot;&quot;))&gt;0;[.A43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60303,</text:p>
          </table:table-cell>
          <table:table-cell table:style-name="Default" table:formula="of:=IF(LEN([.A434])-LEN(SUBSTITUTE([.A434];&quot;epic&quot;;&quot;&quot;))&gt;0;[.A43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7,</text:p>
          </table:table-cell>
          <table:table-cell table:style-name="Default" table:formula="of:=IF(LEN([.A435])-LEN(SUBSTITUTE([.A435];&quot;epic&quot;;&quot;&quot;))&gt;0;[.A43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0.00105,</text:p>
          </table:table-cell>
          <table:table-cell table:style-name="Default" table:formula="of:=IF(LEN([.A436])-LEN(SUBSTITUTE([.A436];&quot;epic&quot;;&quot;&quot;))&gt;0;[.A43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437])-LEN(SUBSTITUTE([.A437];&quot;epic&quot;;&quot;&quot;))&gt;0;[.A43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438])-LEN(SUBSTITUTE([.A438];&quot;epic&quot;;&quot;&quot;))&gt;0;[.A43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60572,</text:p>
          </table:table-cell>
          <table:table-cell table:style-name="Default" table:formula="of:=IF(LEN([.A439])-LEN(SUBSTITUTE([.A439];&quot;epic&quot;;&quot;&quot;))&gt;0;[.A43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60663,</text:p>
          </table:table-cell>
          <table:table-cell table:style-name="Default" table:formula="of:=IF(LEN([.A440])-LEN(SUBSTITUTE([.A440];&quot;epic&quot;;&quot;&quot;))&gt;0;[.A44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441])-LEN(SUBSTITUTE([.A441];&quot;epic&quot;;&quot;&quot;))&gt;0;[.A44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442])-LEN(SUBSTITUTE([.A442];&quot;epic&quot;;&quot;&quot;))&gt;0;[.A44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443])-LEN(SUBSTITUTE([.A443];&quot;epic&quot;;&quot;&quot;))&gt;0;[.A44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444])-LEN(SUBSTITUTE([.A444];&quot;epic&quot;;&quot;&quot;))&gt;0;[.A444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445])-LEN(SUBSTITUTE([.A445];&quot;epic&quot;;&quot;&quot;))&gt;0;[.A44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EURSGD.MINI.IP",</text:p>
          </table:table-cell>
          <table:table-cell table:formula="of:=IF(LEN([.A446])-LEN(SUBSTITUTE([.A446];&quot;epic&quot;;&quot;&quot;))&gt;0;[.A446];&quot;&quot;)" office:value-type="string" office:string-value="        &quot;epic&quot;: &quot;CS.D.EURSGD.MINI.IP&quot;," calcext:value-type="string">
            <text:p><text:s text:c="8"/>"epic": "CS.D.EURSGD.MINI.IP",</text:p>
          </table:table-cell>
          <table:table-cell table:formula="of:=MID([.B446];17;20)" office:value-type="string" office:string-value="&quot;CS.D.EURSGD.MINI.IP" calcext:value-type="string">
            <text:p>"CS.D.EURSGD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EUR/SGD Mini",</text:p>
          </table:table-cell>
          <table:table-cell table:style-name="Default" table:formula="of:=IF(LEN([.A447])-LEN(SUBSTITUTE([.A447];&quot;epic&quot;;&quot;&quot;))&gt;0;[.A44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448])-LEN(SUBSTITUTE([.A448];&quot;epic&quot;;&quot;&quot;))&gt;0;[.A44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449])-LEN(SUBSTITUTE([.A449];&quot;epic&quot;;&quot;&quot;))&gt;0;[.A44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53351,</text:p>
          </table:table-cell>
          <table:table-cell table:style-name="Default" table:formula="of:=IF(LEN([.A450])-LEN(SUBSTITUTE([.A450];&quot;epic&quot;;&quot;&quot;))&gt;0;[.A45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52753,</text:p>
          </table:table-cell>
          <table:table-cell table:style-name="Default" table:formula="of:=IF(LEN([.A451])-LEN(SUBSTITUTE([.A451];&quot;epic&quot;;&quot;&quot;))&gt;0;[.A45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6,</text:p>
          </table:table-cell>
          <table:table-cell table:style-name="Default" table:formula="of:=IF(LEN([.A452])-LEN(SUBSTITUTE([.A452];&quot;epic&quot;;&quot;&quot;))&gt;0;[.A45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8.8E-4,</text:p>
          </table:table-cell>
          <table:table-cell table:style-name="Default" table:formula="of:=IF(LEN([.A453])-LEN(SUBSTITUTE([.A453];&quot;epic&quot;;&quot;&quot;))&gt;0;[.A45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454])-LEN(SUBSTITUTE([.A454];&quot;epic&quot;;&quot;&quot;))&gt;0;[.A45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455])-LEN(SUBSTITUTE([.A455];&quot;epic&quot;;&quot;&quot;))&gt;0;[.A45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53011,</text:p>
          </table:table-cell>
          <table:table-cell table:style-name="Default" table:formula="of:=IF(LEN([.A456])-LEN(SUBSTITUTE([.A456];&quot;epic&quot;;&quot;&quot;))&gt;0;[.A45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53193,</text:p>
          </table:table-cell>
          <table:table-cell table:style-name="Default" table:formula="of:=IF(LEN([.A457])-LEN(SUBSTITUTE([.A457];&quot;epic&quot;;&quot;&quot;))&gt;0;[.A45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458])-LEN(SUBSTITUTE([.A458];&quot;epic&quot;;&quot;&quot;))&gt;0;[.A45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459])-LEN(SUBSTITUTE([.A459];&quot;epic&quot;;&quot;&quot;))&gt;0;[.A45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460])-LEN(SUBSTITUTE([.A460];&quot;epic&quot;;&quot;&quot;))&gt;0;[.A46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461])-LEN(SUBSTITUTE([.A461];&quot;epic&quot;;&quot;&quot;))&gt;0;[.A461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462])-LEN(SUBSTITUTE([.A462];&quot;epic&quot;;&quot;&quot;))&gt;0;[.A46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AUDJPY.MINI.IP",</text:p>
          </table:table-cell>
          <table:table-cell table:formula="of:=IF(LEN([.A463])-LEN(SUBSTITUTE([.A463];&quot;epic&quot;;&quot;&quot;))&gt;0;[.A463];&quot;&quot;)" office:value-type="string" office:string-value="        &quot;epic&quot;: &quot;CS.D.AUDJPY.MINI.IP&quot;," calcext:value-type="string">
            <text:p><text:s text:c="8"/>"epic": "CS.D.AUDJPY.MINI.IP",</text:p>
          </table:table-cell>
          <table:table-cell table:formula="of:=MID([.B463];17;20)" office:value-type="string" office:string-value="&quot;CS.D.AUDJPY.MINI.IP" calcext:value-type="string">
            <text:p>"CS.D.AUDJPY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AUD/JPY Mini",</text:p>
          </table:table-cell>
          <table:table-cell table:style-name="Default" table:formula="of:=IF(LEN([.A464])-LEN(SUBSTITUTE([.A464];&quot;epic&quot;;&quot;&quot;))&gt;0;[.A46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465])-LEN(SUBSTITUTE([.A465];&quot;epic&quot;;&quot;&quot;))&gt;0;[.A46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466])-LEN(SUBSTITUTE([.A466];&quot;epic&quot;;&quot;&quot;))&gt;0;[.A46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75.932,</text:p>
          </table:table-cell>
          <table:table-cell table:style-name="Default" table:formula="of:=IF(LEN([.A467])-LEN(SUBSTITUTE([.A467];&quot;epic&quot;;&quot;&quot;))&gt;0;[.A46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75.62,</text:p>
          </table:table-cell>
          <table:table-cell table:style-name="Default" table:formula="of:=IF(LEN([.A468])-LEN(SUBSTITUTE([.A468];&quot;epic&quot;;&quot;&quot;))&gt;0;[.A46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9,</text:p>
          </table:table-cell>
          <table:table-cell table:style-name="Default" table:formula="of:=IF(LEN([.A469])-LEN(SUBSTITUTE([.A469];&quot;epic&quot;;&quot;&quot;))&gt;0;[.A46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-0.067,</text:p>
          </table:table-cell>
          <table:table-cell table:style-name="Default" table:formula="of:=IF(LEN([.A470])-LEN(SUBSTITUTE([.A470];&quot;epic&quot;;&quot;&quot;))&gt;0;[.A47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7",</text:p>
          </table:table-cell>
          <table:table-cell table:style-name="Default" table:formula="of:=IF(LEN([.A471])-LEN(SUBSTITUTE([.A471];&quot;epic&quot;;&quot;&quot;))&gt;0;[.A47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7",</text:p>
          </table:table-cell>
          <table:table-cell table:style-name="Default" table:formula="of:=IF(LEN([.A472])-LEN(SUBSTITUTE([.A472];&quot;epic&quot;;&quot;&quot;))&gt;0;[.A47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75.67,</text:p>
          </table:table-cell>
          <table:table-cell table:style-name="Default" table:formula="of:=IF(LEN([.A473])-LEN(SUBSTITUTE([.A473];&quot;epic&quot;;&quot;&quot;))&gt;0;[.A47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75.717,</text:p>
          </table:table-cell>
          <table:table-cell table:style-name="Default" table:formula="of:=IF(LEN([.A474])-LEN(SUBSTITUTE([.A474];&quot;epic&quot;;&quot;&quot;))&gt;0;[.A47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475])-LEN(SUBSTITUTE([.A475];&quot;epic&quot;;&quot;&quot;))&gt;0;[.A47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476])-LEN(SUBSTITUTE([.A476];&quot;epic&quot;;&quot;&quot;))&gt;0;[.A47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477])-LEN(SUBSTITUTE([.A477];&quot;epic&quot;;&quot;&quot;))&gt;0;[.A47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478])-LEN(SUBSTITUTE([.A478];&quot;epic&quot;;&quot;&quot;))&gt;0;[.A478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479])-LEN(SUBSTITUTE([.A479];&quot;epic&quot;;&quot;&quot;))&gt;0;[.A47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GBPJPY.MINI.IP",</text:p>
          </table:table-cell>
          <table:table-cell table:formula="of:=IF(LEN([.A480])-LEN(SUBSTITUTE([.A480];&quot;epic&quot;;&quot;&quot;))&gt;0;[.A480];&quot;&quot;)" office:value-type="string" office:string-value="        &quot;epic&quot;: &quot;CS.D.GBPJPY.MINI.IP&quot;," calcext:value-type="string">
            <text:p><text:s text:c="8"/>"epic": "CS.D.GBPJPY.MINI.IP",</text:p>
          </table:table-cell>
          <table:table-cell table:formula="of:=MID([.B480];17;20)" office:value-type="string" office:string-value="&quot;CS.D.GBPJPY.MINI.IP" calcext:value-type="string">
            <text:p>"CS.D.GBPJPY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GBP/JPY Mini",</text:p>
          </table:table-cell>
          <table:table-cell table:style-name="Default" table:formula="of:=IF(LEN([.A481])-LEN(SUBSTITUTE([.A481];&quot;epic&quot;;&quot;&quot;))&gt;0;[.A48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482])-LEN(SUBSTITUTE([.A482];&quot;epic&quot;;&quot;&quot;))&gt;0;[.A48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483])-LEN(SUBSTITUTE([.A483];&quot;epic&quot;;&quot;&quot;))&gt;0;[.A48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35.847,</text:p>
          </table:table-cell>
          <table:table-cell table:style-name="Default" table:formula="of:=IF(LEN([.A484])-LEN(SUBSTITUTE([.A484];&quot;epic&quot;;&quot;&quot;))&gt;0;[.A48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35.333,</text:p>
          </table:table-cell>
          <table:table-cell table:style-name="Default" table:formula="of:=IF(LEN([.A485])-LEN(SUBSTITUTE([.A485];&quot;epic&quot;;&quot;&quot;))&gt;0;[.A48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-0.07,</text:p>
          </table:table-cell>
          <table:table-cell table:style-name="Default" table:formula="of:=IF(LEN([.A486])-LEN(SUBSTITUTE([.A486];&quot;epic&quot;;&quot;&quot;))&gt;0;[.A48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netChange": -0.1,</text:p>
          </table:table-cell>
          <table:table-cell table:style-name="Default" table:formula="of:=IF(LEN([.A487])-LEN(SUBSTITUTE([.A487];&quot;epic&quot;;&quot;&quot;))&gt;0;[.A48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7",</text:p>
          </table:table-cell>
          <table:table-cell table:style-name="Default" table:formula="of:=IF(LEN([.A488])-LEN(SUBSTITUTE([.A488];&quot;epic&quot;;&quot;&quot;))&gt;0;[.A48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7",</text:p>
          </table:table-cell>
          <table:table-cell table:style-name="Default" table:formula="of:=IF(LEN([.A489])-LEN(SUBSTITUTE([.A489];&quot;epic&quot;;&quot;&quot;))&gt;0;[.A48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35.575,</text:p>
          </table:table-cell>
          <table:table-cell table:style-name="Default" table:formula="of:=IF(LEN([.A490])-LEN(SUBSTITUTE([.A490];&quot;epic&quot;;&quot;&quot;))&gt;0;[.A49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35.664,</text:p>
          </table:table-cell>
          <table:table-cell table:style-name="Default" table:formula="of:=IF(LEN([.A491])-LEN(SUBSTITUTE([.A491];&quot;epic&quot;;&quot;&quot;))&gt;0;[.A49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492])-LEN(SUBSTITUTE([.A492];&quot;epic&quot;;&quot;&quot;))&gt;0;[.A49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493])-LEN(SUBSTITUTE([.A493];&quot;epic&quot;;&quot;&quot;))&gt;0;[.A49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494])-LEN(SUBSTITUTE([.A494];&quot;epic&quot;;&quot;&quot;))&gt;0;[.A49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</text:p>
          </table:table-cell>
          <table:table-cell table:style-name="Default" table:formula="of:=IF(LEN([.A495])-LEN(SUBSTITUTE([.A495];&quot;epic&quot;;&quot;&quot;))&gt;0;[.A495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496])-LEN(SUBSTITUTE([.A496];&quot;epic&quot;;&quot;&quot;))&gt;0;[.A49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USDCAD.MINI.IP",</text:p>
          </table:table-cell>
          <table:table-cell table:formula="of:=IF(LEN([.A497])-LEN(SUBSTITUTE([.A497];&quot;epic&quot;;&quot;&quot;))&gt;0;[.A497];&quot;&quot;)" office:value-type="string" office:string-value="        &quot;epic&quot;: &quot;CS.D.USDCAD.MINI.IP&quot;," calcext:value-type="string">
            <text:p><text:s text:c="8"/>"epic": "CS.D.USDCAD.MINI.IP",</text:p>
          </table:table-cell>
          <table:table-cell table:formula="of:=MID([.B497];17;20)" office:value-type="string" office:string-value="&quot;CS.D.USDCAD.MINI.IP" calcext:value-type="string">
            <text:p>"CS.D.USDCAD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USD/CAD Mini",</text:p>
          </table:table-cell>
          <table:table-cell table:style-name="Default" table:formula="of:=IF(LEN([.A498])-LEN(SUBSTITUTE([.A498];&quot;epic&quot;;&quot;&quot;))&gt;0;[.A49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499])-LEN(SUBSTITUTE([.A499];&quot;epic&quot;;&quot;&quot;))&gt;0;[.A49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500])-LEN(SUBSTITUTE([.A500];&quot;epic&quot;;&quot;&quot;))&gt;0;[.A50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30467,</text:p>
          </table:table-cell>
          <table:table-cell table:style-name="Default" table:formula="of:=IF(LEN([.A501])-LEN(SUBSTITUTE([.A501];&quot;epic&quot;;&quot;&quot;))&gt;0;[.A50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30215,</text:p>
          </table:table-cell>
          <table:table-cell table:style-name="Default" table:formula="of:=IF(LEN([.A502])-LEN(SUBSTITUTE([.A502];&quot;epic&quot;;&quot;&quot;))&gt;0;[.A50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1,</text:p>
          </table:table-cell>
          <table:table-cell table:style-name="Default" table:formula="of:=IF(LEN([.A503])-LEN(SUBSTITUTE([.A503];&quot;epic&quot;;&quot;&quot;))&gt;0;[.A50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1.9E-4,</text:p>
          </table:table-cell>
          <table:table-cell table:style-name="Default" table:formula="of:=IF(LEN([.A504])-LEN(SUBSTITUTE([.A504];&quot;epic&quot;;&quot;&quot;))&gt;0;[.A50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4",</text:p>
          </table:table-cell>
          <table:table-cell table:style-name="Default" table:formula="of:=IF(LEN([.A505])-LEN(SUBSTITUTE([.A505];&quot;epic&quot;;&quot;&quot;))&gt;0;[.A50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4",</text:p>
          </table:table-cell>
          <table:table-cell table:style-name="Default" table:formula="of:=IF(LEN([.A506])-LEN(SUBSTITUTE([.A506];&quot;epic&quot;;&quot;&quot;))&gt;0;[.A50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30278,</text:p>
          </table:table-cell>
          <table:table-cell table:style-name="Default" table:formula="of:=IF(LEN([.A507])-LEN(SUBSTITUTE([.A507];&quot;epic&quot;;&quot;&quot;))&gt;0;[.A50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30323,</text:p>
          </table:table-cell>
          <table:table-cell table:style-name="Default" table:formula="of:=IF(LEN([.A508])-LEN(SUBSTITUTE([.A508];&quot;epic&quot;;&quot;&quot;))&gt;0;[.A50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509])-LEN(SUBSTITUTE([.A509];&quot;epic&quot;;&quot;&quot;))&gt;0;[.A50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510])-LEN(SUBSTITUTE([.A510];&quot;epic&quot;;&quot;&quot;))&gt;0;[.A51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511])-LEN(SUBSTITUTE([.A511];&quot;epic&quot;;&quot;&quot;))&gt;0;[.A511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512])-LEN(SUBSTITUTE([.A512];&quot;epic&quot;;&quot;&quot;))&gt;0;[.A512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513])-LEN(SUBSTITUTE([.A513];&quot;epic&quot;;&quot;&quot;))&gt;0;[.A51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USDCHF.MINI.IP",</text:p>
          </table:table-cell>
          <table:table-cell table:formula="of:=IF(LEN([.A514])-LEN(SUBSTITUTE([.A514];&quot;epic&quot;;&quot;&quot;))&gt;0;[.A514];&quot;&quot;)" office:value-type="string" office:string-value="        &quot;epic&quot;: &quot;CS.D.USDCHF.MINI.IP&quot;," calcext:value-type="string">
            <text:p><text:s text:c="8"/>"epic": "CS.D.USDCHF.MINI.IP",</text:p>
          </table:table-cell>
          <table:table-cell table:formula="of:=MID([.B514];17;20)" office:value-type="string" office:string-value="&quot;CS.D.USDCHF.MINI.IP" calcext:value-type="string">
            <text:p>"CS.D.USDCHF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USD/CHF Mini",</text:p>
          </table:table-cell>
          <table:table-cell table:style-name="Default" table:formula="of:=IF(LEN([.A515])-LEN(SUBSTITUTE([.A515];&quot;epic&quot;;&quot;&quot;))&gt;0;[.A51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516])-LEN(SUBSTITUTE([.A516];&quot;epic&quot;;&quot;&quot;))&gt;0;[.A516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517])-LEN(SUBSTITUTE([.A517];&quot;epic&quot;;&quot;&quot;))&gt;0;[.A51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0.98586,</text:p>
          </table:table-cell>
          <table:table-cell table:style-name="Default" table:formula="of:=IF(LEN([.A518])-LEN(SUBSTITUTE([.A518];&quot;epic&quot;;&quot;&quot;))&gt;0;[.A51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0.98321,</text:p>
          </table:table-cell>
          <table:table-cell table:style-name="Default" table:formula="of:=IF(LEN([.A519])-LEN(SUBSTITUTE([.A519];&quot;epic&quot;;&quot;&quot;))&gt;0;[.A519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9,</text:p>
          </table:table-cell>
          <table:table-cell table:style-name="Default" table:formula="of:=IF(LEN([.A520])-LEN(SUBSTITUTE([.A520];&quot;epic&quot;;&quot;&quot;))&gt;0;[.A520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8.6E-4,</text:p>
          </table:table-cell>
          <table:table-cell table:style-name="Default" table:formula="of:=IF(LEN([.A521])-LEN(SUBSTITUTE([.A521];&quot;epic&quot;;&quot;&quot;))&gt;0;[.A52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522])-LEN(SUBSTITUTE([.A522];&quot;epic&quot;;&quot;&quot;))&gt;0;[.A52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523])-LEN(SUBSTITUTE([.A523];&quot;epic&quot;;&quot;&quot;))&gt;0;[.A52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0.98459,</text:p>
          </table:table-cell>
          <table:table-cell table:style-name="Default" table:formula="of:=IF(LEN([.A524])-LEN(SUBSTITUTE([.A524];&quot;epic&quot;;&quot;&quot;))&gt;0;[.A52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0.98544,</text:p>
          </table:table-cell>
          <table:table-cell table:style-name="Default" table:formula="of:=IF(LEN([.A525])-LEN(SUBSTITUTE([.A525];&quot;epic&quot;;&quot;&quot;))&gt;0;[.A52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526])-LEN(SUBSTITUTE([.A526];&quot;epic&quot;;&quot;&quot;))&gt;0;[.A52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527])-LEN(SUBSTITUTE([.A527];&quot;epic&quot;;&quot;&quot;))&gt;0;[.A52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528])-LEN(SUBSTITUTE([.A528];&quot;epic&quot;;&quot;&quot;))&gt;0;[.A528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529])-LEN(SUBSTITUTE([.A529];&quot;epic&quot;;&quot;&quot;))&gt;0;[.A529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530])-LEN(SUBSTITUTE([.A530];&quot;epic&quot;;&quot;&quot;))&gt;0;[.A53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USDSGD.MINI.IP",</text:p>
          </table:table-cell>
          <table:table-cell table:formula="of:=IF(LEN([.A531])-LEN(SUBSTITUTE([.A531];&quot;epic&quot;;&quot;&quot;))&gt;0;[.A531];&quot;&quot;)" office:value-type="string" office:string-value="        &quot;epic&quot;: &quot;CS.D.USDSGD.MINI.IP&quot;," calcext:value-type="string">
            <text:p><text:s text:c="8"/>"epic": "CS.D.USDSGD.MINI.IP",</text:p>
          </table:table-cell>
          <table:table-cell table:formula="of:=MID([.B531];17;20)" office:value-type="string" office:string-value="&quot;CS.D.USDSGD.MINI.IP" calcext:value-type="string">
            <text:p>"CS.D.USDSGD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USD/SGD Mini",</text:p>
          </table:table-cell>
          <table:table-cell table:style-name="Default" table:formula="of:=IF(LEN([.A532])-LEN(SUBSTITUTE([.A532];&quot;epic&quot;;&quot;&quot;))&gt;0;[.A532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533])-LEN(SUBSTITUTE([.A533];&quot;epic&quot;;&quot;&quot;))&gt;0;[.A533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534])-LEN(SUBSTITUTE([.A534];&quot;epic&quot;;&quot;&quot;))&gt;0;[.A534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35959,</text:p>
          </table:table-cell>
          <table:table-cell table:style-name="Default" table:formula="of:=IF(LEN([.A535])-LEN(SUBSTITUTE([.A535];&quot;epic&quot;;&quot;&quot;))&gt;0;[.A535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35624,</text:p>
          </table:table-cell>
          <table:table-cell table:style-name="Default" table:formula="of:=IF(LEN([.A536])-LEN(SUBSTITUTE([.A536];&quot;epic&quot;;&quot;&quot;))&gt;0;[.A536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6,</text:p>
          </table:table-cell>
          <table:table-cell table:style-name="Default" table:formula="of:=IF(LEN([.A537])-LEN(SUBSTITUTE([.A537];&quot;epic&quot;;&quot;&quot;))&gt;0;[.A537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8.3E-4,</text:p>
          </table:table-cell>
          <table:table-cell table:style-name="Default" table:formula="of:=IF(LEN([.A538])-LEN(SUBSTITUTE([.A538];&quot;epic&quot;;&quot;&quot;))&gt;0;[.A538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2",</text:p>
          </table:table-cell>
          <table:table-cell table:style-name="Default" table:formula="of:=IF(LEN([.A539])-LEN(SUBSTITUTE([.A539];&quot;epic&quot;;&quot;&quot;))&gt;0;[.A53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2",</text:p>
          </table:table-cell>
          <table:table-cell table:style-name="Default" table:formula="of:=IF(LEN([.A540])-LEN(SUBSTITUTE([.A540];&quot;epic&quot;;&quot;&quot;))&gt;0;[.A54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35806,</text:p>
          </table:table-cell>
          <table:table-cell table:style-name="Default" table:formula="of:=IF(LEN([.A541])-LEN(SUBSTITUTE([.A541];&quot;epic&quot;;&quot;&quot;))&gt;0;[.A54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35901,</text:p>
          </table:table-cell>
          <table:table-cell table:style-name="Default" table:formula="of:=IF(LEN([.A542])-LEN(SUBSTITUTE([.A542];&quot;epic&quot;;&quot;&quot;))&gt;0;[.A54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543])-LEN(SUBSTITUTE([.A543];&quot;epic&quot;;&quot;&quot;))&gt;0;[.A543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544])-LEN(SUBSTITUTE([.A544];&quot;epic&quot;;&quot;&quot;))&gt;0;[.A54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545])-LEN(SUBSTITUTE([.A545];&quot;epic&quot;;&quot;&quot;))&gt;0;[.A545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546])-LEN(SUBSTITUTE([.A546];&quot;epic&quot;;&quot;&quot;))&gt;0;[.A546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547])-LEN(SUBSTITUTE([.A547];&quot;epic&quot;;&quot;&quot;))&gt;0;[.A547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GBPAUD.MINI.IP",</text:p>
          </table:table-cell>
          <table:table-cell table:formula="of:=IF(LEN([.A548])-LEN(SUBSTITUTE([.A548];&quot;epic&quot;;&quot;&quot;))&gt;0;[.A548];&quot;&quot;)" office:value-type="string" office:string-value="        &quot;epic&quot;: &quot;CS.D.GBPAUD.MINI.IP&quot;," calcext:value-type="string">
            <text:p><text:s text:c="8"/>"epic": "CS.D.GBPAUD.MINI.IP",</text:p>
          </table:table-cell>
          <table:table-cell table:formula="of:=MID([.B548];17;20)" office:value-type="string" office:string-value="&quot;CS.D.GBPAUD.MINI.IP" calcext:value-type="string">
            <text:p>"CS.D.GBPAUD.MINI.IP</text:p>
          </table:table-cell>
        </table:table-row>
        <table:table-row table:style-name="ro5">
          <table:table-cell table:style-name="ce16" office:value-type="string" calcext:value-type="string">
            <text:p><text:s text:c="8"/>"instrumentName": "GBP/AUD Mini",</text:p>
          </table:table-cell>
          <table:table-cell table:style-name="Default" table:formula="of:=IF(LEN([.A549])-LEN(SUBSTITUTE([.A549];&quot;epic&quot;;&quot;&quot;))&gt;0;[.A549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550])-LEN(SUBSTITUTE([.A550];&quot;epic&quot;;&quot;&quot;))&gt;0;[.A550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551])-LEN(SUBSTITUTE([.A551];&quot;epic&quot;;&quot;&quot;))&gt;0;[.A551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high": 1.79427,</text:p>
          </table:table-cell>
          <table:table-cell table:style-name="Default" table:formula="of:=IF(LEN([.A552])-LEN(SUBSTITUTE([.A552];&quot;epic&quot;;&quot;&quot;))&gt;0;[.A552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low": 1.78722,</text:p>
          </table:table-cell>
          <table:table-cell table:style-name="Default" table:formula="of:=IF(LEN([.A553])-LEN(SUBSTITUTE([.A553];&quot;epic&quot;;&quot;&quot;))&gt;0;[.A553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percentageChange": 0.04,</text:p>
          </table:table-cell>
          <table:table-cell table:style-name="Default" table:formula="of:=IF(LEN([.A554])-LEN(SUBSTITUTE([.A554];&quot;epic&quot;;&quot;&quot;))&gt;0;[.A554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netChange": 7.5E-4,</text:p>
          </table:table-cell>
          <table:table-cell table:style-name="Default" table:formula="of:=IF(LEN([.A555])-LEN(SUBSTITUTE([.A555];&quot;epic&quot;;&quot;&quot;))&gt;0;[.A555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": "22:34:25",</text:p>
          </table:table-cell>
          <table:table-cell table:style-name="Default" table:formula="of:=IF(LEN([.A556])-LEN(SUBSTITUTE([.A556];&quot;epic&quot;;&quot;&quot;))&gt;0;[.A556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updateTimeUTC": "21:34:25",</text:p>
          </table:table-cell>
          <table:table-cell table:style-name="Default" table:formula="of:=IF(LEN([.A557])-LEN(SUBSTITUTE([.A557];&quot;epic&quot;;&quot;&quot;))&gt;0;[.A557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bid": 1.79111,</text:p>
          </table:table-cell>
          <table:table-cell table:style-name="Default" table:formula="of:=IF(LEN([.A558])-LEN(SUBSTITUTE([.A558];&quot;epic&quot;;&quot;&quot;))&gt;0;[.A558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offer": 1.7925,</text:p>
          </table:table-cell>
          <table:table-cell table:style-name="Default" table:formula="of:=IF(LEN([.A559])-LEN(SUBSTITUTE([.A559];&quot;epic&quot;;&quot;&quot;))&gt;0;[.A559];&quot;&quot;)">
            <text:p/>
          </table:table-cell>
          <table:table-cell/>
        </table:table-row>
        <table:table-row table:style-name="ro6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560])-LEN(SUBSTITUTE([.A560];&quot;epic&quot;;&quot;&quot;))&gt;0;[.A560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561])-LEN(SUBSTITUTE([.A561];&quot;epic&quot;;&quot;&quot;))&gt;0;[.A561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562])-LEN(SUBSTITUTE([.A562];&quot;epic&quot;;&quot;&quot;))&gt;0;[.A562];&quot;&quot;)">
            <text:p/>
          </table:table-cell>
          <table:table-cell/>
        </table:table-row>
        <table:table-row table:style-name="ro7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563])-LEN(SUBSTITUTE([.A563];&quot;epic&quot;;&quot;&quot;))&gt;0;[.A563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, {</text:p>
          </table:table-cell>
          <table:table-cell table:style-name="Default" table:formula="of:=IF(LEN([.A564])-LEN(SUBSTITUTE([.A564];&quot;epic&quot;;&quot;&quot;))&gt;0;[.A564];&quot;&quot;)">
            <text:p/>
          </table:table-cell>
          <table:table-cell/>
        </table:table-row>
        <table:table-row table:style-name="ro5">
          <table:table-cell table:style-name="ce16" office:value-type="string" calcext:value-type="string">
            <text:p><text:s text:c="8"/>"epic": "CS.D.GBPCHF.MINI.IP",</text:p>
          </table:table-cell>
          <table:table-cell table:formula="of:=IF(LEN([.A565])-LEN(SUBSTITUTE([.A565];&quot;epic&quot;;&quot;&quot;))&gt;0;[.A565];&quot;&quot;)" office:value-type="string" office:string-value="        &quot;epic&quot;: &quot;CS.D.GBPCHF.MINI.IP&quot;," calcext:value-type="string">
            <text:p><text:s text:c="8"/>"epic": "CS.D.GBPCHF.MINI.IP",</text:p>
          </table:table-cell>
          <table:table-cell table:formula="of:=MID([.B565];17;20)" office:value-type="string" office:string-value="&quot;CS.D.GBPCHF.MINI.IP" calcext:value-type="string">
            <text:p>"CS.D.GBPCHF.MINI.IP</text:p>
          </table:table-cell>
        </table:table-row>
        <table:table-row table:style-name="ro8">
          <table:table-cell table:style-name="ce16" office:value-type="string" calcext:value-type="string">
            <text:p><text:s text:c="8"/>"instrumentName": "GBP/CHF Mini",</text:p>
          </table:table-cell>
          <table:table-cell table:style-name="Default" table:formula="of:=IF(LEN([.A566])-LEN(SUBSTITUTE([.A566];&quot;epic&quot;;&quot;&quot;))&gt;0;[.A566];&quot;&quot;)">
            <text:p/>
          </table:table-cell>
          <table:table-cell/>
        </table:table-row>
        <table:table-row table:style-name="ro8">
          <table:table-cell table:style-name="ce16" office:value-type="string" calcext:value-type="string">
            <text:p><text:s text:c="8"/>"instrumentType": "CURRENCIES",</text:p>
          </table:table-cell>
          <table:table-cell table:style-name="Default" table:formula="of:=IF(LEN([.A567])-LEN(SUBSTITUTE([.A567];&quot;epic&quot;;&quot;&quot;))&gt;0;[.A567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8"/>"expiry": "-",</text:p>
          </table:table-cell>
          <table:table-cell table:style-name="Default" table:formula="of:=IF(LEN([.A568])-LEN(SUBSTITUTE([.A568];&quot;epic&quot;;&quot;&quot;))&gt;0;[.A568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8"/>"high": 1.23976,</text:p>
          </table:table-cell>
          <table:table-cell table:style-name="Default" table:formula="of:=IF(LEN([.A569])-LEN(SUBSTITUTE([.A569];&quot;epic&quot;;&quot;&quot;))&gt;0;[.A569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8"/>"low": 1.23483,</text:p>
          </table:table-cell>
          <table:table-cell table:style-name="Default" table:formula="of:=IF(LEN([.A570])-LEN(SUBSTITUTE([.A570];&quot;epic&quot;;&quot;&quot;))&gt;0;[.A570];&quot;&quot;)">
            <text:p/>
          </table:table-cell>
          <table:table-cell/>
        </table:table-row>
        <table:table-row table:style-name="ro9">
          <table:table-cell table:style-name="ce16" office:value-type="string" calcext:value-type="string">
            <text:p><text:s text:c="8"/>"percentageChange": 0.04,</text:p>
          </table:table-cell>
          <table:table-cell table:style-name="Default" table:formula="of:=IF(LEN([.A571])-LEN(SUBSTITUTE([.A571];&quot;epic&quot;;&quot;&quot;))&gt;0;[.A571];&quot;&quot;)">
            <text:p/>
          </table:table-cell>
          <table:table-cell/>
        </table:table-row>
        <table:table-row table:style-name="ro9">
          <table:table-cell table:style-name="ce16" office:value-type="string" calcext:value-type="string">
            <text:p><text:s text:c="8"/>"netChange": 4.5E-4,</text:p>
          </table:table-cell>
          <table:table-cell table:style-name="Default" table:formula="of:=IF(LEN([.A572])-LEN(SUBSTITUTE([.A572];&quot;epic&quot;;&quot;&quot;))&gt;0;[.A572];&quot;&quot;)">
            <text:p/>
          </table:table-cell>
          <table:table-cell/>
        </table:table-row>
        <table:table-row table:style-name="ro8">
          <table:table-cell table:style-name="ce16" office:value-type="string" calcext:value-type="string">
            <text:p><text:s text:c="8"/>"updateTime": "22:34:26",</text:p>
          </table:table-cell>
          <table:table-cell table:style-name="Default" table:formula="of:=IF(LEN([.A573])-LEN(SUBSTITUTE([.A573];&quot;epic&quot;;&quot;&quot;))&gt;0;[.A573];&quot;&quot;)">
            <text:p/>
          </table:table-cell>
          <table:table-cell/>
        </table:table-row>
        <table:table-row table:style-name="ro8">
          <table:table-cell table:style-name="ce16" office:value-type="string" calcext:value-type="string">
            <text:p><text:s text:c="8"/>"updateTimeUTC": "21:34:26",</text:p>
          </table:table-cell>
          <table:table-cell table:style-name="Default" table:formula="of:=IF(LEN([.A574])-LEN(SUBSTITUTE([.A574];&quot;epic&quot;;&quot;&quot;))&gt;0;[.A574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8"/>"bid": 1.23727,</text:p>
          </table:table-cell>
          <table:table-cell table:style-name="Default" table:formula="of:=IF(LEN([.A575])-LEN(SUBSTITUTE([.A575];&quot;epic&quot;;&quot;&quot;))&gt;0;[.A575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8"/>"offer": 1.23927,</text:p>
          </table:table-cell>
          <table:table-cell table:style-name="Default" table:formula="of:=IF(LEN([.A576])-LEN(SUBSTITUTE([.A576];&quot;epic&quot;;&quot;&quot;))&gt;0;[.A576];&quot;&quot;)">
            <text:p/>
          </table:table-cell>
          <table:table-cell/>
        </table:table-row>
        <table:table-row table:style-name="ro3">
          <table:table-cell table:style-name="ce16" office:value-type="string" calcext:value-type="string">
            <text:p><text:s text:c="8"/>"delayTime": 0,</text:p>
          </table:table-cell>
          <table:table-cell table:style-name="Default" table:formula="of:=IF(LEN([.A577])-LEN(SUBSTITUTE([.A577];&quot;epic&quot;;&quot;&quot;))&gt;0;[.A577];&quot;&quot;)">
            <text:p/>
          </table:table-cell>
          <table:table-cell/>
        </table:table-row>
        <table:table-row table:style-name="ro8">
          <table:table-cell table:style-name="ce16" office:value-type="string" calcext:value-type="string">
            <text:p><text:s text:c="8"/>"streamingPricesAvailable": true,</text:p>
          </table:table-cell>
          <table:table-cell table:style-name="Default" table:formula="of:=IF(LEN([.A578])-LEN(SUBSTITUTE([.A578];&quot;epic&quot;;&quot;&quot;))&gt;0;[.A578];&quot;&quot;)">
            <text:p/>
          </table:table-cell>
          <table:table-cell/>
        </table:table-row>
        <table:table-row table:style-name="ro8">
          <table:table-cell table:style-name="ce16" office:value-type="string" calcext:value-type="string">
            <text:p><text:s text:c="8"/>"marketStatus": "TRADEABLE",</text:p>
          </table:table-cell>
          <table:table-cell table:style-name="Default" table:formula="of:=IF(LEN([.A579])-LEN(SUBSTITUTE([.A579];&quot;epic&quot;;&quot;&quot;))&gt;0;[.A579];&quot;&quot;)">
            <text:p/>
          </table:table-cell>
          <table:table-cell/>
        </table:table-row>
        <table:table-row table:style-name="ro9">
          <table:table-cell table:style-name="ce16" office:value-type="string" calcext:value-type="string">
            <text:p><text:s text:c="8"/>"scalingFactor": 10000</text:p>
          </table:table-cell>
          <table:table-cell table:style-name="Default" table:formula="of:=IF(LEN([.A580])-LEN(SUBSTITUTE([.A580];&quot;epic&quot;;&quot;&quot;))&gt;0;[.A580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<text:s text:c="4"/>}]</text:p>
          </table:table-cell>
          <table:table-cell table:style-name="Default" table:formula="of:=IF(LEN([.A581])-LEN(SUBSTITUTE([.A581];&quot;epic&quot;;&quot;&quot;))&gt;0;[.A581];&quot;&quot;)">
            <text:p/>
          </table:table-cell>
          <table:table-cell/>
        </table:table-row>
        <table:table-row table:style-name="ro1">
          <table:table-cell table:style-name="ce16" office:value-type="string" calcext:value-type="string">
            <text:p>}</text:p>
          </table:table-cell>
          <table:table-cell table:style-name="Default" table:formula="of:=IF(LEN([.A582])-LEN(SUBSTITUTE([.A582];&quot;epic&quot;;&quot;&quot;))&gt;0;[.A582];&quot;&quot;)">
            <text:p/>
          </table:table-cell>
          <table:table-cell/>
        </table:table-row>
        <table:table-row table:style-name="ro1" table:number-rows-repeated="104799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'eToro Currencies'.A1:'eToro Currencies'.H48" table:display-filter-buttons="true">
          <table:sort>
            <table:sort-by table:field-number="4" table:data-type="automatic"/>
          </table:sort>
        </table:database-range>
        <table:database-range table:name="__Anonymous_Sheet_DB__2" table:target-range-address="'eToro Crypto'.A1:'eToro Crypto'.J91" table:display-filter-buttons="true">
          <table:sort>
            <table:sort-by table:field-number="4" table:data-type="automatic"/>
          </table:sort>
        </table:database-range>
        <table:database-range table:name="__Anonymous_Sheet_DB__3" table:target-range-address="Sheet3.A1:Sheet3.B58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00/00/0000</text:date>, <text:time style:data-style-name="N2" text:time-value="21:22:30.927356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9:17:39.039421419</meta:creation-date>
    <dc:date>2019-07-18T21:56:06.895236943</dc:date>
    <meta:editing-duration>PT1H3M48S</meta:editing-duration>
    <meta:editing-cycles>8</meta:editing-cycles>
    <meta:generator>LibreOffice/5.1.6.2$Linux_X86_64 LibreOffice_project/10m0$Build-2</meta:generator>
    <meta:document-statistic meta:table-count="4" meta:cell-count="2406" meta:object-count="0"/>
  </office:meta>
</office:document-meta>
</file>